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9.8319in" svg:height="4.3398in" svg:x="9.3114in" svg:y="4.5386in">
            <draw:object draw:notify-on-update-of-ranges="Sheet2.F12:Sheet2.F12 Sheet2.F13:Sheet2.F1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0488in" svg:height="4.5386in" svg:x="9.0189in" svg:y="0in">
            <draw:object draw:notify-on-update-of-ranges="Sheet2.I12:Sheet2.I12 Sheet2.I13:Sheet2.I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imulation einer diskreten Beschleunigungsrampe für einen Schrittmotor mit einem Timer, der mit 2MHz läuft,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iner max. Schrittbeschleunigung von 32k Steps/s²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nzzahldivision mit korrektem Rund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arl Zeilhofer, 11.7.2021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_n</text:p>
          </table:table-cell>
          <table:table-cell office:value-type="string" calcext:value-type="string">
            <text:p>F_punk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f_n+1</text:p>
          </table:table-cell>
          <table:table-cell office:value-type="string" calcext:value-type="string">
            <text:p>period_act</text:p>
          </table:table-cell>
          <table:table-cell office:value-type="string" calcext:value-type="string">
            <text:p>f_n+1_ac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f/d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.F13]" office:value-type="float" office:value="320" calcext:value-type="float">
            <text:p>3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]+ROUND([.B14]/[.A14])" office:value-type="float" office:value="420" calcext:value-type="float">
            <text:p>420</text:p>
          </table:table-cell>
          <table:table-cell table:formula="of:=ROUND([.C14]/[.D14])" office:value-type="float" office:value="4762" calcext:value-type="float">
            <text:p>4762</text:p>
          </table:table-cell>
          <table:table-cell table:formula="of:=ROUND([.C14]/[.E14])" office:value-type="float" office:value="420" calcext:value-type="float">
            <text:p>420</text:p>
          </table:table-cell>
          <table:table-cell table:formula="of:=1/[.F14]" office:value-type="float" office:value="0.00238095238095238" calcext:value-type="float">
            <text:p>0.002380952380952</text:p>
          </table:table-cell>
          <table:table-cell table:formula="of:=[.F14]-[.A14]" office:value-type="float" office:value="100" calcext:value-type="float">
            <text:p>100</text:p>
          </table:table-cell>
          <table:table-cell table:formula="of:=[.H14]/[.G14]" office:value-type="float" office:value="42000" calcext:value-type="float">
            <text:p>42000</text:p>
          </table:table-cell>
          <table:table-cell table:formula="of:=[.G14]" office:value-type="float" office:value="0.00238095238095238" calcext:value-type="float">
            <text:p>0.002380952380952</text:p>
          </table:table-cell>
        </table:table-row>
        <table:table-row table:style-name="ro1">
          <table:table-cell table:formula="of:=[.F14]" office:value-type="float" office:value="420" calcext:value-type="float">
            <text:p>4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]+ROUND([.B15]/[.A15])" office:value-type="float" office:value="496" calcext:value-type="float">
            <text:p>496</text:p>
          </table:table-cell>
          <table:table-cell table:formula="of:=ROUND([.C15]/[.D15])" office:value-type="float" office:value="4032" calcext:value-type="float">
            <text:p>4032</text:p>
          </table:table-cell>
          <table:table-cell table:formula="of:=ROUND([.C15]/[.E15])" office:value-type="float" office:value="496" calcext:value-type="float">
            <text:p>496</text:p>
          </table:table-cell>
          <table:table-cell table:formula="of:=1/[.F15]" office:value-type="float" office:value="0.00201612903225806" calcext:value-type="float">
            <text:p>0.002016129032258</text:p>
          </table:table-cell>
          <table:table-cell table:formula="of:=[.F15]-[.A15]" office:value-type="float" office:value="76" calcext:value-type="float">
            <text:p>76</text:p>
          </table:table-cell>
          <table:table-cell table:formula="of:=[.H15]/[.G15]" office:value-type="float" office:value="37696" calcext:value-type="float">
            <text:p>37696</text:p>
          </table:table-cell>
          <table:table-cell table:formula="of:=[.J14]+[.G15]" office:value-type="float" office:value="0.00439708141321045" calcext:value-type="float">
            <text:p>0.00439708141321</text:p>
          </table:table-cell>
        </table:table-row>
        <table:table-row table:style-name="ro1">
          <table:table-cell table:formula="of:=[.F15]" office:value-type="float" office:value="496" calcext:value-type="float">
            <text:p>49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6]+ROUND([.B16]/[.A16])" office:value-type="float" office:value="561" calcext:value-type="float">
            <text:p>561</text:p>
          </table:table-cell>
          <table:table-cell table:formula="of:=ROUND([.C16]/[.D16])" office:value-type="float" office:value="3565" calcext:value-type="float">
            <text:p>3565</text:p>
          </table:table-cell>
          <table:table-cell table:formula="of:=ROUND([.C16]/[.E16])" office:value-type="float" office:value="561" calcext:value-type="float">
            <text:p>561</text:p>
          </table:table-cell>
          <table:table-cell table:formula="of:=1/[.F16]" office:value-type="float" office:value="0.0017825311942959" calcext:value-type="float">
            <text:p>0.001782531194296</text:p>
          </table:table-cell>
          <table:table-cell table:formula="of:=[.F16]-[.A16]" office:value-type="float" office:value="65" calcext:value-type="float">
            <text:p>65</text:p>
          </table:table-cell>
          <table:table-cell table:formula="of:=[.H16]/[.G16]" office:value-type="float" office:value="36465" calcext:value-type="float">
            <text:p>36465</text:p>
          </table:table-cell>
          <table:table-cell table:formula="of:=[.J15]+[.G16]" office:value-type="float" office:value="0.00617961260750635" calcext:value-type="float">
            <text:p>0.006179612607506</text:p>
          </table:table-cell>
        </table:table-row>
        <table:table-row table:style-name="ro1">
          <table:table-cell table:formula="of:=[.F16]" office:value-type="float" office:value="561" calcext:value-type="float">
            <text:p>56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7]+ROUND([.B17]/[.A17])" office:value-type="float" office:value="618" calcext:value-type="float">
            <text:p>618</text:p>
          </table:table-cell>
          <table:table-cell table:formula="of:=ROUND([.C17]/[.D17])" office:value-type="float" office:value="3236" calcext:value-type="float">
            <text:p>3236</text:p>
          </table:table-cell>
          <table:table-cell table:formula="of:=ROUND([.C17]/[.E17])" office:value-type="float" office:value="618" calcext:value-type="float">
            <text:p>618</text:p>
          </table:table-cell>
          <table:table-cell table:formula="of:=1/[.F17]" office:value-type="float" office:value="0.00161812297734628" calcext:value-type="float">
            <text:p>0.001618122977346</text:p>
          </table:table-cell>
          <table:table-cell table:formula="of:=[.F17]-[.A17]" office:value-type="float" office:value="57" calcext:value-type="float">
            <text:p>57</text:p>
          </table:table-cell>
          <table:table-cell table:formula="of:=[.H17]/[.G17]" office:value-type="float" office:value="35226" calcext:value-type="float">
            <text:p>35226</text:p>
          </table:table-cell>
          <table:table-cell table:formula="of:=[.J16]+[.G17]" office:value-type="float" office:value="0.00779773558485262" calcext:value-type="float">
            <text:p>0.007797735584853</text:p>
          </table:table-cell>
        </table:table-row>
        <table:table-row table:style-name="ro1">
          <table:table-cell table:formula="of:=[.F17]" office:value-type="float" office:value="618" calcext:value-type="float">
            <text:p>61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8]+ROUND([.B18]/[.A18])" office:value-type="float" office:value="670" calcext:value-type="float">
            <text:p>670</text:p>
          </table:table-cell>
          <table:table-cell table:formula="of:=ROUND([.C18]/[.D18])" office:value-type="float" office:value="2985" calcext:value-type="float">
            <text:p>2985</text:p>
          </table:table-cell>
          <table:table-cell table:formula="of:=ROUND([.C18]/[.E18])" office:value-type="float" office:value="670" calcext:value-type="float">
            <text:p>670</text:p>
          </table:table-cell>
          <table:table-cell table:formula="of:=1/[.F18]" office:value-type="float" office:value="0.00149253731343284" calcext:value-type="float">
            <text:p>0.001492537313433</text:p>
          </table:table-cell>
          <table:table-cell table:formula="of:=[.F18]-[.A18]" office:value-type="float" office:value="52" calcext:value-type="float">
            <text:p>52</text:p>
          </table:table-cell>
          <table:table-cell table:formula="of:=[.H18]/[.G18]" office:value-type="float" office:value="34840" calcext:value-type="float">
            <text:p>34840</text:p>
          </table:table-cell>
          <table:table-cell table:formula="of:=[.J17]+[.G18]" office:value-type="float" office:value="0.00929027289828546" calcext:value-type="float">
            <text:p>0.009290272898285</text:p>
          </table:table-cell>
        </table:table-row>
        <table:table-row table:style-name="ro1">
          <table:table-cell table:formula="of:=[.F18]" office:value-type="float" office:value="670" calcext:value-type="float">
            <text:p>67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9]+ROUND([.B19]/[.A19])" office:value-type="float" office:value="718" calcext:value-type="float">
            <text:p>718</text:p>
          </table:table-cell>
          <table:table-cell table:formula="of:=ROUND([.C19]/[.D19])" office:value-type="float" office:value="2786" calcext:value-type="float">
            <text:p>2786</text:p>
          </table:table-cell>
          <table:table-cell table:formula="of:=ROUND([.C19]/[.E19])" office:value-type="float" office:value="718" calcext:value-type="float">
            <text:p>718</text:p>
          </table:table-cell>
          <table:table-cell table:formula="of:=1/[.F19]" office:value-type="float" office:value="0.00139275766016713" calcext:value-type="float">
            <text:p>0.001392757660167</text:p>
          </table:table-cell>
          <table:table-cell table:formula="of:=[.F19]-[.A19]" office:value-type="float" office:value="48" calcext:value-type="float">
            <text:p>48</text:p>
          </table:table-cell>
          <table:table-cell table:formula="of:=[.H19]/[.G19]" office:value-type="float" office:value="34464" calcext:value-type="float">
            <text:p>34464</text:p>
          </table:table-cell>
          <table:table-cell table:formula="of:=[.J18]+[.G19]" office:value-type="float" office:value="0.0106830305584526" calcext:value-type="float">
            <text:p>0.010683030558453</text:p>
          </table:table-cell>
        </table:table-row>
        <table:table-row table:style-name="ro1">
          <table:table-cell table:formula="of:=[.F19]" office:value-type="float" office:value="718" calcext:value-type="float">
            <text:p>71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0]+ROUND([.B20]/[.A20])" office:value-type="float" office:value="763" calcext:value-type="float">
            <text:p>763</text:p>
          </table:table-cell>
          <table:table-cell table:formula="of:=ROUND([.C20]/[.D20])" office:value-type="float" office:value="2621" calcext:value-type="float">
            <text:p>2621</text:p>
          </table:table-cell>
          <table:table-cell table:formula="of:=ROUND([.C20]/[.E20])" office:value-type="float" office:value="763" calcext:value-type="float">
            <text:p>763</text:p>
          </table:table-cell>
          <table:table-cell table:formula="of:=1/[.F20]" office:value-type="float" office:value="0.00131061598951507" calcext:value-type="float">
            <text:p>0.001310615989515</text:p>
          </table:table-cell>
          <table:table-cell table:formula="of:=[.F20]-[.A20]" office:value-type="float" office:value="45" calcext:value-type="float">
            <text:p>45</text:p>
          </table:table-cell>
          <table:table-cell table:formula="of:=[.H20]/[.G20]" office:value-type="float" office:value="34335" calcext:value-type="float">
            <text:p>34335</text:p>
          </table:table-cell>
          <table:table-cell table:formula="of:=[.J19]+[.G20]" office:value-type="float" office:value="0.0119936465479677" calcext:value-type="float">
            <text:p>0.011993646547968</text:p>
          </table:table-cell>
        </table:table-row>
        <table:table-row table:style-name="ro1">
          <table:table-cell table:formula="of:=[.F20]" office:value-type="float" office:value="763" calcext:value-type="float">
            <text:p>76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1]+ROUND([.B21]/[.A21])" office:value-type="float" office:value="805" calcext:value-type="float">
            <text:p>805</text:p>
          </table:table-cell>
          <table:table-cell table:formula="of:=ROUND([.C21]/[.D21])" office:value-type="float" office:value="2484" calcext:value-type="float">
            <text:p>2484</text:p>
          </table:table-cell>
          <table:table-cell table:formula="of:=ROUND([.C21]/[.E21])" office:value-type="float" office:value="805" calcext:value-type="float">
            <text:p>805</text:p>
          </table:table-cell>
          <table:table-cell table:formula="of:=1/[.F21]" office:value-type="float" office:value="0.00124223602484472" calcext:value-type="float">
            <text:p>0.001242236024845</text:p>
          </table:table-cell>
          <table:table-cell table:formula="of:=[.F21]-[.A21]" office:value-type="float" office:value="42" calcext:value-type="float">
            <text:p>42</text:p>
          </table:table-cell>
          <table:table-cell table:formula="of:=[.H21]/[.G21]" office:value-type="float" office:value="33810" calcext:value-type="float">
            <text:p>33810</text:p>
          </table:table-cell>
          <table:table-cell table:formula="of:=[.J20]+[.G21]" office:value-type="float" office:value="0.0132358825728124" calcext:value-type="float">
            <text:p>0.013235882572812</text:p>
          </table:table-cell>
        </table:table-row>
        <table:table-row table:style-name="ro1">
          <table:table-cell table:formula="of:=[.F21]" office:value-type="float" office:value="805" calcext:value-type="float">
            <text:p>80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2]+ROUND([.B22]/[.A22])" office:value-type="float" office:value="845" calcext:value-type="float">
            <text:p>845</text:p>
          </table:table-cell>
          <table:table-cell table:formula="of:=ROUND([.C22]/[.D22])" office:value-type="float" office:value="2367" calcext:value-type="float">
            <text:p>2367</text:p>
          </table:table-cell>
          <table:table-cell table:formula="of:=ROUND([.C22]/[.E22])" office:value-type="float" office:value="845" calcext:value-type="float">
            <text:p>845</text:p>
          </table:table-cell>
          <table:table-cell table:formula="of:=1/[.F22]" office:value-type="float" office:value="0.00118343195266272" calcext:value-type="float">
            <text:p>0.001183431952663</text:p>
          </table:table-cell>
          <table:table-cell table:formula="of:=[.F22]-[.A22]" office:value-type="float" office:value="40" calcext:value-type="float">
            <text:p>40</text:p>
          </table:table-cell>
          <table:table-cell table:formula="of:=[.H22]/[.G22]" office:value-type="float" office:value="33800" calcext:value-type="float">
            <text:p>33800</text:p>
          </table:table-cell>
          <table:table-cell table:formula="of:=[.J21]+[.G22]" office:value-type="float" office:value="0.0144193145254751" calcext:value-type="float">
            <text:p>0.014419314525475</text:p>
          </table:table-cell>
        </table:table-row>
        <table:table-row table:style-name="ro1">
          <table:table-cell table:formula="of:=[.F22]" office:value-type="float" office:value="845" calcext:value-type="float">
            <text:p>84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3]+ROUND([.B23]/[.A23])" office:value-type="float" office:value="883" calcext:value-type="float">
            <text:p>883</text:p>
          </table:table-cell>
          <table:table-cell table:formula="of:=ROUND([.C23]/[.D23])" office:value-type="float" office:value="2265" calcext:value-type="float">
            <text:p>2265</text:p>
          </table:table-cell>
          <table:table-cell table:formula="of:=ROUND([.C23]/[.E23])" office:value-type="float" office:value="883" calcext:value-type="float">
            <text:p>883</text:p>
          </table:table-cell>
          <table:table-cell table:formula="of:=1/[.F23]" office:value-type="float" office:value="0.00113250283125708" calcext:value-type="float">
            <text:p>0.001132502831257</text:p>
          </table:table-cell>
          <table:table-cell table:formula="of:=[.F23]-[.A23]" office:value-type="float" office:value="38" calcext:value-type="float">
            <text:p>38</text:p>
          </table:table-cell>
          <table:table-cell table:formula="of:=[.H23]/[.G23]" office:value-type="float" office:value="33554" calcext:value-type="float">
            <text:p>33554</text:p>
          </table:table-cell>
          <table:table-cell table:formula="of:=[.J22]+[.G23]" office:value-type="float" office:value="0.0155518173567322" calcext:value-type="float">
            <text:p>0.015551817356732</text:p>
          </table:table-cell>
        </table:table-row>
        <table:table-row table:style-name="ro1">
          <table:table-cell table:formula="of:=[.F23]" office:value-type="float" office:value="883" calcext:value-type="float">
            <text:p>88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4]+ROUND([.B24]/[.A24])" office:value-type="float" office:value="919" calcext:value-type="float">
            <text:p>919</text:p>
          </table:table-cell>
          <table:table-cell table:formula="of:=ROUND([.C24]/[.D24])" office:value-type="float" office:value="2176" calcext:value-type="float">
            <text:p>2176</text:p>
          </table:table-cell>
          <table:table-cell table:formula="of:=ROUND([.C24]/[.E24])" office:value-type="float" office:value="919" calcext:value-type="float">
            <text:p>919</text:p>
          </table:table-cell>
          <table:table-cell table:formula="of:=1/[.F24]" office:value-type="float" office:value="0.00108813928182807" calcext:value-type="float">
            <text:p>0.001088139281828</text:p>
          </table:table-cell>
          <table:table-cell table:formula="of:=[.F24]-[.A24]" office:value-type="float" office:value="36" calcext:value-type="float">
            <text:p>36</text:p>
          </table:table-cell>
          <table:table-cell table:formula="of:=[.H24]/[.G24]" office:value-type="float" office:value="33084" calcext:value-type="float">
            <text:p>33084</text:p>
          </table:table-cell>
          <table:table-cell table:formula="of:=[.J23]+[.G24]" office:value-type="float" office:value="0.0166399566385603" calcext:value-type="float">
            <text:p>0.01663995663856</text:p>
          </table:table-cell>
        </table:table-row>
        <table:table-row table:style-name="ro1">
          <table:table-cell table:formula="of:=[.F24]" office:value-type="float" office:value="919" calcext:value-type="float">
            <text:p>91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5]+ROUND([.B25]/[.A25])" office:value-type="float" office:value="954" calcext:value-type="float">
            <text:p>954</text:p>
          </table:table-cell>
          <table:table-cell table:formula="of:=ROUND([.C25]/[.D25])" office:value-type="float" office:value="2096" calcext:value-type="float">
            <text:p>2096</text:p>
          </table:table-cell>
          <table:table-cell table:formula="of:=ROUND([.C25]/[.E25])" office:value-type="float" office:value="954" calcext:value-type="float">
            <text:p>954</text:p>
          </table:table-cell>
          <table:table-cell table:formula="of:=1/[.F25]" office:value-type="float" office:value="0.0010482180293501" calcext:value-type="float">
            <text:p>0.00104821802935</text:p>
          </table:table-cell>
          <table:table-cell table:formula="of:=[.F25]-[.A25]" office:value-type="float" office:value="35" calcext:value-type="float">
            <text:p>35</text:p>
          </table:table-cell>
          <table:table-cell table:formula="of:=[.H25]/[.G25]" office:value-type="float" office:value="33390" calcext:value-type="float">
            <text:p>33390</text:p>
          </table:table-cell>
          <table:table-cell table:formula="of:=[.J24]+[.G25]" office:value-type="float" office:value="0.0176881746679104" calcext:value-type="float">
            <text:p>0.01768817466791</text:p>
          </table:table-cell>
        </table:table-row>
        <table:table-row table:style-name="ro1">
          <table:table-cell table:formula="of:=[.F25]" office:value-type="float" office:value="954" calcext:value-type="float">
            <text:p>95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6]+ROUND([.B26]/[.A26])" office:value-type="float" office:value="988" calcext:value-type="float">
            <text:p>988</text:p>
          </table:table-cell>
          <table:table-cell table:formula="of:=ROUND([.C26]/[.D26])" office:value-type="float" office:value="2024" calcext:value-type="float">
            <text:p>2024</text:p>
          </table:table-cell>
          <table:table-cell table:formula="of:=ROUND([.C26]/[.E26])" office:value-type="float" office:value="988" calcext:value-type="float">
            <text:p>988</text:p>
          </table:table-cell>
          <table:table-cell table:formula="of:=1/[.F26]" office:value-type="float" office:value="0.00101214574898785" calcext:value-type="float">
            <text:p>0.001012145748988</text:p>
          </table:table-cell>
          <table:table-cell table:formula="of:=[.F26]-[.A26]" office:value-type="float" office:value="34" calcext:value-type="float">
            <text:p>34</text:p>
          </table:table-cell>
          <table:table-cell table:formula="of:=[.H26]/[.G26]" office:value-type="float" office:value="33592" calcext:value-type="float">
            <text:p>33592</text:p>
          </table:table-cell>
          <table:table-cell table:formula="of:=[.J25]+[.G26]" office:value-type="float" office:value="0.0187003204168982" calcext:value-type="float">
            <text:p>0.018700320416898</text:p>
          </table:table-cell>
        </table:table-row>
        <table:table-row table:style-name="ro1">
          <table:table-cell table:formula="of:=[.F26]" office:value-type="float" office:value="988" calcext:value-type="float">
            <text:p>98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7]+ROUND([.B27]/[.A27])" office:value-type="float" office:value="1020" calcext:value-type="float">
            <text:p>1020</text:p>
          </table:table-cell>
          <table:table-cell table:formula="of:=ROUND([.C27]/[.D27])" office:value-type="float" office:value="1961" calcext:value-type="float">
            <text:p>1961</text:p>
          </table:table-cell>
          <table:table-cell table:formula="of:=ROUND([.C27]/[.E27])" office:value-type="float" office:value="1020" calcext:value-type="float">
            <text:p>1020</text:p>
          </table:table-cell>
          <table:table-cell table:formula="of:=1/[.F27]" office:value-type="float" office:value="0.000980392156862745" calcext:value-type="float">
            <text:p>0.000980392156863</text:p>
          </table:table-cell>
          <table:table-cell table:formula="of:=[.F27]-[.A27]" office:value-type="float" office:value="32" calcext:value-type="float">
            <text:p>32</text:p>
          </table:table-cell>
          <table:table-cell table:formula="of:=[.H27]/[.G27]" office:value-type="float" office:value="32640" calcext:value-type="float">
            <text:p>32640</text:p>
          </table:table-cell>
          <table:table-cell table:formula="of:=[.J26]+[.G27]" office:value-type="float" office:value="0.019680712573761" calcext:value-type="float">
            <text:p>0.019680712573761</text:p>
          </table:table-cell>
        </table:table-row>
        <table:table-row table:style-name="ro1">
          <table:table-cell table:formula="of:=[.F27]" office:value-type="float" office:value="1020" calcext:value-type="float">
            <text:p>10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8]+ROUND([.B28]/[.A28])" office:value-type="float" office:value="1051" calcext:value-type="float">
            <text:p>1051</text:p>
          </table:table-cell>
          <table:table-cell table:formula="of:=ROUND([.C28]/[.D28])" office:value-type="float" office:value="1903" calcext:value-type="float">
            <text:p>1903</text:p>
          </table:table-cell>
          <table:table-cell table:formula="of:=ROUND([.C28]/[.E28])" office:value-type="float" office:value="1051" calcext:value-type="float">
            <text:p>1051</text:p>
          </table:table-cell>
          <table:table-cell table:formula="of:=1/[.F28]" office:value-type="float" office:value="0.000951474785918173" calcext:value-type="float">
            <text:p>0.000951474785918</text:p>
          </table:table-cell>
          <table:table-cell table:formula="of:=[.F28]-[.A28]" office:value-type="float" office:value="31" calcext:value-type="float">
            <text:p>31</text:p>
          </table:table-cell>
          <table:table-cell table:formula="of:=[.H28]/[.G28]" office:value-type="float" office:value="32581" calcext:value-type="float">
            <text:p>32581</text:p>
          </table:table-cell>
          <table:table-cell table:formula="of:=[.J27]+[.G28]" office:value-type="float" office:value="0.0206321873596791" calcext:value-type="float">
            <text:p>0.020632187359679</text:p>
          </table:table-cell>
        </table:table-row>
        <table:table-row table:style-name="ro1">
          <table:table-cell table:formula="of:=[.F28]" office:value-type="float" office:value="1051" calcext:value-type="float">
            <text:p>105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29]+ROUND([.B29]/[.A29])" office:value-type="float" office:value="1081" calcext:value-type="float">
            <text:p>1081</text:p>
          </table:table-cell>
          <table:table-cell table:formula="of:=ROUND([.C29]/[.D29])" office:value-type="float" office:value="1850" calcext:value-type="float">
            <text:p>1850</text:p>
          </table:table-cell>
          <table:table-cell table:formula="of:=ROUND([.C29]/[.E29])" office:value-type="float" office:value="1081" calcext:value-type="float">
            <text:p>1081</text:p>
          </table:table-cell>
          <table:table-cell table:formula="of:=1/[.F29]" office:value-type="float" office:value="0.000925069380203515" calcext:value-type="float">
            <text:p>0.000925069380204</text:p>
          </table:table-cell>
          <table:table-cell table:formula="of:=[.F29]-[.A29]" office:value-type="float" office:value="30" calcext:value-type="float">
            <text:p>30</text:p>
          </table:table-cell>
          <table:table-cell table:formula="of:=[.H29]/[.G29]" office:value-type="float" office:value="32430" calcext:value-type="float">
            <text:p>32430</text:p>
          </table:table-cell>
          <table:table-cell table:formula="of:=[.J28]+[.G29]" office:value-type="float" office:value="0.0215572567398826" calcext:value-type="float">
            <text:p>0.021557256739883</text:p>
          </table:table-cell>
        </table:table-row>
        <table:table-row table:style-name="ro1">
          <table:table-cell table:formula="of:=[.F29]" office:value-type="float" office:value="1081" calcext:value-type="float">
            <text:p>108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0]+ROUND([.B30]/[.A30])" office:value-type="float" office:value="1111" calcext:value-type="float">
            <text:p>1111</text:p>
          </table:table-cell>
          <table:table-cell table:formula="of:=ROUND([.C30]/[.D30])" office:value-type="float" office:value="1800" calcext:value-type="float">
            <text:p>1800</text:p>
          </table:table-cell>
          <table:table-cell table:formula="of:=ROUND([.C30]/[.E30])" office:value-type="float" office:value="1111" calcext:value-type="float">
            <text:p>1111</text:p>
          </table:table-cell>
          <table:table-cell table:formula="of:=1/[.F30]" office:value-type="float" office:value="0.0009000900090009" calcext:value-type="float">
            <text:p>0.000900090009001</text:p>
          </table:table-cell>
          <table:table-cell table:formula="of:=[.F30]-[.A30]" office:value-type="float" office:value="30" calcext:value-type="float">
            <text:p>30</text:p>
          </table:table-cell>
          <table:table-cell table:formula="of:=[.H30]/[.G30]" office:value-type="float" office:value="33330" calcext:value-type="float">
            <text:p>33330</text:p>
          </table:table-cell>
          <table:table-cell table:formula="of:=[.J29]+[.G30]" office:value-type="float" office:value="0.0224573467488835" calcext:value-type="float">
            <text:p>0.022457346748884</text:p>
          </table:table-cell>
        </table:table-row>
        <table:table-row table:style-name="ro1">
          <table:table-cell table:formula="of:=[.F30]" office:value-type="float" office:value="1111" calcext:value-type="float">
            <text:p>111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1]+ROUND([.B31]/[.A31])" office:value-type="float" office:value="1140" calcext:value-type="float">
            <text:p>1140</text:p>
          </table:table-cell>
          <table:table-cell table:formula="of:=ROUND([.C31]/[.D31])" office:value-type="float" office:value="1754" calcext:value-type="float">
            <text:p>1754</text:p>
          </table:table-cell>
          <table:table-cell table:formula="of:=ROUND([.C31]/[.E31])" office:value-type="float" office:value="1140" calcext:value-type="float">
            <text:p>1140</text:p>
          </table:table-cell>
          <table:table-cell table:formula="of:=1/[.F31]" office:value-type="float" office:value="0.00087719298245614" calcext:value-type="float">
            <text:p>0.000877192982456</text:p>
          </table:table-cell>
          <table:table-cell table:formula="of:=[.F31]-[.A31]" office:value-type="float" office:value="29" calcext:value-type="float">
            <text:p>29</text:p>
          </table:table-cell>
          <table:table-cell table:formula="of:=[.H31]/[.G31]" office:value-type="float" office:value="33060" calcext:value-type="float">
            <text:p>33060</text:p>
          </table:table-cell>
          <table:table-cell table:formula="of:=[.J30]+[.G31]" office:value-type="float" office:value="0.0233345397313397" calcext:value-type="float">
            <text:p>0.02333453973134</text:p>
          </table:table-cell>
        </table:table-row>
        <table:table-row table:style-name="ro1">
          <table:table-cell table:formula="of:=[.F31]" office:value-type="float" office:value="1140" calcext:value-type="float">
            <text:p>114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2]+ROUND([.B32]/[.A32])" office:value-type="float" office:value="1168" calcext:value-type="float">
            <text:p>1168</text:p>
          </table:table-cell>
          <table:table-cell table:formula="of:=ROUND([.C32]/[.D32])" office:value-type="float" office:value="1712" calcext:value-type="float">
            <text:p>1712</text:p>
          </table:table-cell>
          <table:table-cell table:formula="of:=ROUND([.C32]/[.E32])" office:value-type="float" office:value="1168" calcext:value-type="float">
            <text:p>1168</text:p>
          </table:table-cell>
          <table:table-cell table:formula="of:=1/[.F32]" office:value-type="float" office:value="0.000856164383561644" calcext:value-type="float">
            <text:p>0.000856164383562</text:p>
          </table:table-cell>
          <table:table-cell table:formula="of:=[.F32]-[.A32]" office:value-type="float" office:value="28" calcext:value-type="float">
            <text:p>28</text:p>
          </table:table-cell>
          <table:table-cell table:formula="of:=[.H32]/[.G32]" office:value-type="float" office:value="32704" calcext:value-type="float">
            <text:p>32704</text:p>
          </table:table-cell>
          <table:table-cell table:formula="of:=[.J31]+[.G32]" office:value-type="float" office:value="0.0241907041149013" calcext:value-type="float">
            <text:p>0.024190704114901</text:p>
          </table:table-cell>
        </table:table-row>
        <table:table-row table:style-name="ro1">
          <table:table-cell table:formula="of:=[.F32]" office:value-type="float" office:value="1168" calcext:value-type="float">
            <text:p>116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3]+ROUND([.B33]/[.A33])" office:value-type="float" office:value="1195" calcext:value-type="float">
            <text:p>1195</text:p>
          </table:table-cell>
          <table:table-cell table:formula="of:=ROUND([.C33]/[.D33])" office:value-type="float" office:value="1674" calcext:value-type="float">
            <text:p>1674</text:p>
          </table:table-cell>
          <table:table-cell table:formula="of:=ROUND([.C33]/[.E33])" office:value-type="float" office:value="1195" calcext:value-type="float">
            <text:p>1195</text:p>
          </table:table-cell>
          <table:table-cell table:formula="of:=1/[.F33]" office:value-type="float" office:value="0.000836820083682008" calcext:value-type="float">
            <text:p>0.000836820083682</text:p>
          </table:table-cell>
          <table:table-cell table:formula="of:=[.F33]-[.A33]" office:value-type="float" office:value="27" calcext:value-type="float">
            <text:p>27</text:p>
          </table:table-cell>
          <table:table-cell table:formula="of:=[.H33]/[.G33]" office:value-type="float" office:value="32265" calcext:value-type="float">
            <text:p>32265</text:p>
          </table:table-cell>
          <table:table-cell table:formula="of:=[.J32]+[.G33]" office:value-type="float" office:value="0.0250275241985833" calcext:value-type="float">
            <text:p>0.025027524198583</text:p>
          </table:table-cell>
        </table:table-row>
        <table:table-row table:style-name="ro1">
          <table:table-cell table:formula="of:=[.F33]" office:value-type="float" office:value="1195" calcext:value-type="float">
            <text:p>119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4]+ROUND([.B34]/[.A34])" office:value-type="float" office:value="1222" calcext:value-type="float">
            <text:p>1222</text:p>
          </table:table-cell>
          <table:table-cell table:formula="of:=ROUND([.C34]/[.D34])" office:value-type="float" office:value="1637" calcext:value-type="float">
            <text:p>1637</text:p>
          </table:table-cell>
          <table:table-cell table:formula="of:=ROUND([.C34]/[.E34])" office:value-type="float" office:value="1222" calcext:value-type="float">
            <text:p>1222</text:p>
          </table:table-cell>
          <table:table-cell table:formula="of:=1/[.F34]" office:value-type="float" office:value="0.000818330605564648" calcext:value-type="float">
            <text:p>0.000818330605565</text:p>
          </table:table-cell>
          <table:table-cell table:formula="of:=[.F34]-[.A34]" office:value-type="float" office:value="27" calcext:value-type="float">
            <text:p>27</text:p>
          </table:table-cell>
          <table:table-cell table:formula="of:=[.H34]/[.G34]" office:value-type="float" office:value="32994" calcext:value-type="float">
            <text:p>32994</text:p>
          </table:table-cell>
          <table:table-cell table:formula="of:=[.J33]+[.G34]" office:value-type="float" office:value="0.025845854804148" calcext:value-type="float">
            <text:p>0.025845854804148</text:p>
          </table:table-cell>
        </table:table-row>
        <table:table-row table:style-name="ro1">
          <table:table-cell table:formula="of:=[.F34]" office:value-type="float" office:value="1222" calcext:value-type="float">
            <text:p>122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5]+ROUND([.B35]/[.A35])" office:value-type="float" office:value="1248" calcext:value-type="float">
            <text:p>1248</text:p>
          </table:table-cell>
          <table:table-cell table:formula="of:=ROUND([.C35]/[.D35])" office:value-type="float" office:value="1603" calcext:value-type="float">
            <text:p>1603</text:p>
          </table:table-cell>
          <table:table-cell table:formula="of:=ROUND([.C35]/[.E35])" office:value-type="float" office:value="1248" calcext:value-type="float">
            <text:p>1248</text:p>
          </table:table-cell>
          <table:table-cell table:formula="of:=1/[.F35]" office:value-type="float" office:value="0.000801282051282051" calcext:value-type="float">
            <text:p>0.000801282051282</text:p>
          </table:table-cell>
          <table:table-cell table:formula="of:=[.F35]-[.A35]" office:value-type="float" office:value="26" calcext:value-type="float">
            <text:p>26</text:p>
          </table:table-cell>
          <table:table-cell table:formula="of:=[.H35]/[.G35]" office:value-type="float" office:value="32448" calcext:value-type="float">
            <text:p>32448</text:p>
          </table:table-cell>
          <table:table-cell table:formula="of:=[.J34]+[.G35]" office:value-type="float" office:value="0.02664713685543" calcext:value-type="float">
            <text:p>0.02664713685543</text:p>
          </table:table-cell>
        </table:table-row>
        <table:table-row table:style-name="ro1">
          <table:table-cell table:formula="of:=[.F35]" office:value-type="float" office:value="1248" calcext:value-type="float">
            <text:p>124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6]+ROUND([.B36]/[.A36])" office:value-type="float" office:value="1274" calcext:value-type="float">
            <text:p>1274</text:p>
          </table:table-cell>
          <table:table-cell table:formula="of:=ROUND([.C36]/[.D36])" office:value-type="float" office:value="1570" calcext:value-type="float">
            <text:p>1570</text:p>
          </table:table-cell>
          <table:table-cell table:formula="of:=ROUND([.C36]/[.E36])" office:value-type="float" office:value="1274" calcext:value-type="float">
            <text:p>1274</text:p>
          </table:table-cell>
          <table:table-cell table:formula="of:=1/[.F36]" office:value-type="float" office:value="0.000784929356357928" calcext:value-type="float">
            <text:p>0.000784929356358</text:p>
          </table:table-cell>
          <table:table-cell table:formula="of:=[.F36]-[.A36]" office:value-type="float" office:value="26" calcext:value-type="float">
            <text:p>26</text:p>
          </table:table-cell>
          <table:table-cell table:formula="of:=[.H36]/[.G36]" office:value-type="float" office:value="33124" calcext:value-type="float">
            <text:p>33124</text:p>
          </table:table-cell>
          <table:table-cell table:formula="of:=[.J35]+[.G36]" office:value-type="float" office:value="0.027432066211788" calcext:value-type="float">
            <text:p>0.027432066211788</text:p>
          </table:table-cell>
        </table:table-row>
        <table:table-row table:style-name="ro1">
          <table:table-cell table:formula="of:=[.F36]" office:value-type="float" office:value="1274" calcext:value-type="float">
            <text:p>127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7]+ROUND([.B37]/[.A37])" office:value-type="float" office:value="1299" calcext:value-type="float">
            <text:p>1299</text:p>
          </table:table-cell>
          <table:table-cell table:formula="of:=ROUND([.C37]/[.D37])" office:value-type="float" office:value="1540" calcext:value-type="float">
            <text:p>1540</text:p>
          </table:table-cell>
          <table:table-cell table:formula="of:=ROUND([.C37]/[.E37])" office:value-type="float" office:value="1299" calcext:value-type="float">
            <text:p>1299</text:p>
          </table:table-cell>
          <table:table-cell table:formula="of:=1/[.F37]" office:value-type="float" office:value="0.000769822940723634" calcext:value-type="float">
            <text:p>0.000769822940724</text:p>
          </table:table-cell>
          <table:table-cell table:formula="of:=[.F37]-[.A37]" office:value-type="float" office:value="25" calcext:value-type="float">
            <text:p>25</text:p>
          </table:table-cell>
          <table:table-cell table:formula="of:=[.H37]/[.G37]" office:value-type="float" office:value="32475" calcext:value-type="float">
            <text:p>32475</text:p>
          </table:table-cell>
          <table:table-cell table:formula="of:=[.J36]+[.G37]" office:value-type="float" office:value="0.0282018891525116" calcext:value-type="float">
            <text:p>0.028201889152512</text:p>
          </table:table-cell>
        </table:table-row>
        <table:table-row table:style-name="ro1">
          <table:table-cell table:formula="of:=[.F37]" office:value-type="float" office:value="1299" calcext:value-type="float">
            <text:p>129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8]+ROUND([.B38]/[.A38])" office:value-type="float" office:value="1324" calcext:value-type="float">
            <text:p>1324</text:p>
          </table:table-cell>
          <table:table-cell table:formula="of:=ROUND([.C38]/[.D38])" office:value-type="float" office:value="1511" calcext:value-type="float">
            <text:p>1511</text:p>
          </table:table-cell>
          <table:table-cell table:formula="of:=ROUND([.C38]/[.E38])" office:value-type="float" office:value="1324" calcext:value-type="float">
            <text:p>1324</text:p>
          </table:table-cell>
          <table:table-cell table:formula="of:=1/[.F38]" office:value-type="float" office:value="0.000755287009063444" calcext:value-type="float">
            <text:p>0.000755287009063</text:p>
          </table:table-cell>
          <table:table-cell table:formula="of:=[.F38]-[.A38]" office:value-type="float" office:value="25" calcext:value-type="float">
            <text:p>25</text:p>
          </table:table-cell>
          <table:table-cell table:formula="of:=[.H38]/[.G38]" office:value-type="float" office:value="33100" calcext:value-type="float">
            <text:p>33100</text:p>
          </table:table-cell>
          <table:table-cell table:formula="of:=[.J37]+[.G38]" office:value-type="float" office:value="0.028957176161575" calcext:value-type="float">
            <text:p>0.028957176161575</text:p>
          </table:table-cell>
        </table:table-row>
        <table:table-row table:style-name="ro1">
          <table:table-cell table:formula="of:=[.F38]" office:value-type="float" office:value="1324" calcext:value-type="float">
            <text:p>132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39]+ROUND([.B39]/[.A39])" office:value-type="float" office:value="1348" calcext:value-type="float">
            <text:p>1348</text:p>
          </table:table-cell>
          <table:table-cell table:formula="of:=ROUND([.C39]/[.D39])" office:value-type="float" office:value="1484" calcext:value-type="float">
            <text:p>1484</text:p>
          </table:table-cell>
          <table:table-cell table:formula="of:=ROUND([.C39]/[.E39])" office:value-type="float" office:value="1348" calcext:value-type="float">
            <text:p>1348</text:p>
          </table:table-cell>
          <table:table-cell table:formula="of:=1/[.F39]" office:value-type="float" office:value="0.000741839762611276" calcext:value-type="float">
            <text:p>0.000741839762611</text:p>
          </table:table-cell>
          <table:table-cell table:formula="of:=[.F39]-[.A39]" office:value-type="float" office:value="24" calcext:value-type="float">
            <text:p>24</text:p>
          </table:table-cell>
          <table:table-cell table:formula="of:=[.H39]/[.G39]" office:value-type="float" office:value="32352" calcext:value-type="float">
            <text:p>32352</text:p>
          </table:table-cell>
          <table:table-cell table:formula="of:=[.J38]+[.G39]" office:value-type="float" office:value="0.0296990159241863" calcext:value-type="float">
            <text:p>0.029699015924186</text:p>
          </table:table-cell>
        </table:table-row>
        <table:table-row table:style-name="ro1">
          <table:table-cell table:formula="of:=[.F39]" office:value-type="float" office:value="1348" calcext:value-type="float">
            <text:p>134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0]+ROUND([.B40]/[.A40])" office:value-type="float" office:value="1372" calcext:value-type="float">
            <text:p>1372</text:p>
          </table:table-cell>
          <table:table-cell table:formula="of:=ROUND([.C40]/[.D40])" office:value-type="float" office:value="1458" calcext:value-type="float">
            <text:p>1458</text:p>
          </table:table-cell>
          <table:table-cell table:formula="of:=ROUND([.C40]/[.E40])" office:value-type="float" office:value="1372" calcext:value-type="float">
            <text:p>1372</text:p>
          </table:table-cell>
          <table:table-cell table:formula="of:=1/[.F40]" office:value-type="float" office:value="0.000728862973760933" calcext:value-type="float">
            <text:p>0.000728862973761</text:p>
          </table:table-cell>
          <table:table-cell table:formula="of:=[.F40]-[.A40]" office:value-type="float" office:value="24" calcext:value-type="float">
            <text:p>24</text:p>
          </table:table-cell>
          <table:table-cell table:formula="of:=[.H40]/[.G40]" office:value-type="float" office:value="32928" calcext:value-type="float">
            <text:p>32928</text:p>
          </table:table-cell>
          <table:table-cell table:formula="of:=[.J39]+[.G40]" office:value-type="float" office:value="0.0304278788979473" calcext:value-type="float">
            <text:p>0.030427878897947</text:p>
          </table:table-cell>
        </table:table-row>
        <table:table-row table:style-name="ro1">
          <table:table-cell table:formula="of:=[.F40]" office:value-type="float" office:value="1372" calcext:value-type="float">
            <text:p>137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1]+ROUND([.B41]/[.A41])" office:value-type="float" office:value="1395" calcext:value-type="float">
            <text:p>1395</text:p>
          </table:table-cell>
          <table:table-cell table:formula="of:=ROUND([.C41]/[.D41])" office:value-type="float" office:value="1434" calcext:value-type="float">
            <text:p>1434</text:p>
          </table:table-cell>
          <table:table-cell table:formula="of:=ROUND([.C41]/[.E41])" office:value-type="float" office:value="1395" calcext:value-type="float">
            <text:p>1395</text:p>
          </table:table-cell>
          <table:table-cell table:formula="of:=1/[.F41]" office:value-type="float" office:value="0.000716845878136201" calcext:value-type="float">
            <text:p>0.000716845878136</text:p>
          </table:table-cell>
          <table:table-cell table:formula="of:=[.F41]-[.A41]" office:value-type="float" office:value="23" calcext:value-type="float">
            <text:p>23</text:p>
          </table:table-cell>
          <table:table-cell table:formula="of:=[.H41]/[.G41]" office:value-type="float" office:value="32085" calcext:value-type="float">
            <text:p>32085</text:p>
          </table:table-cell>
          <table:table-cell table:formula="of:=[.J40]+[.G41]" office:value-type="float" office:value="0.0311447247760835" calcext:value-type="float">
            <text:p>0.031144724776084</text:p>
          </table:table-cell>
        </table:table-row>
        <table:table-row table:style-name="ro1">
          <table:table-cell table:formula="of:=[.F41]" office:value-type="float" office:value="1395" calcext:value-type="float">
            <text:p>139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2]+ROUND([.B42]/[.A42])" office:value-type="float" office:value="1418" calcext:value-type="float">
            <text:p>1418</text:p>
          </table:table-cell>
          <table:table-cell table:formula="of:=ROUND([.C42]/[.D42])" office:value-type="float" office:value="1410" calcext:value-type="float">
            <text:p>1410</text:p>
          </table:table-cell>
          <table:table-cell table:formula="of:=ROUND([.C42]/[.E42])" office:value-type="float" office:value="1418" calcext:value-type="float">
            <text:p>1418</text:p>
          </table:table-cell>
          <table:table-cell table:formula="of:=1/[.F42]" office:value-type="float" office:value="0.000705218617771509" calcext:value-type="float">
            <text:p>0.000705218617772</text:p>
          </table:table-cell>
          <table:table-cell table:formula="of:=[.F42]-[.A42]" office:value-type="float" office:value="23" calcext:value-type="float">
            <text:p>23</text:p>
          </table:table-cell>
          <table:table-cell table:formula="of:=[.H42]/[.G42]" office:value-type="float" office:value="32614" calcext:value-type="float">
            <text:p>32614</text:p>
          </table:table-cell>
          <table:table-cell table:formula="of:=[.J41]+[.G42]" office:value-type="float" office:value="0.031849943393855" calcext:value-type="float">
            <text:p>0.031849943393855</text:p>
          </table:table-cell>
        </table:table-row>
        <table:table-row table:style-name="ro1">
          <table:table-cell table:formula="of:=[.F42]" office:value-type="float" office:value="1418" calcext:value-type="float">
            <text:p>141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3]+ROUND([.B43]/[.A43])" office:value-type="float" office:value="1441" calcext:value-type="float">
            <text:p>1441</text:p>
          </table:table-cell>
          <table:table-cell table:formula="of:=ROUND([.C43]/[.D43])" office:value-type="float" office:value="1388" calcext:value-type="float">
            <text:p>1388</text:p>
          </table:table-cell>
          <table:table-cell table:formula="of:=ROUND([.C43]/[.E43])" office:value-type="float" office:value="1441" calcext:value-type="float">
            <text:p>1441</text:p>
          </table:table-cell>
          <table:table-cell table:formula="of:=1/[.F43]" office:value-type="float" office:value="0.000693962526023595" calcext:value-type="float">
            <text:p>0.000693962526024</text:p>
          </table:table-cell>
          <table:table-cell table:formula="of:=[.F43]-[.A43]" office:value-type="float" office:value="23" calcext:value-type="float">
            <text:p>23</text:p>
          </table:table-cell>
          <table:table-cell table:formula="of:=[.H43]/[.G43]" office:value-type="float" office:value="33143" calcext:value-type="float">
            <text:p>33143</text:p>
          </table:table-cell>
          <table:table-cell table:formula="of:=[.J42]+[.G43]" office:value-type="float" office:value="0.0325439059198786" calcext:value-type="float">
            <text:p>0.032543905919879</text:p>
          </table:table-cell>
        </table:table-row>
        <table:table-row table:style-name="ro1">
          <table:table-cell table:formula="of:=[.F43]" office:value-type="float" office:value="1441" calcext:value-type="float">
            <text:p>144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4]+ROUND([.B44]/[.A44])" office:value-type="float" office:value="1463" calcext:value-type="float">
            <text:p>1463</text:p>
          </table:table-cell>
          <table:table-cell table:formula="of:=ROUND([.C44]/[.D44])" office:value-type="float" office:value="1367" calcext:value-type="float">
            <text:p>1367</text:p>
          </table:table-cell>
          <table:table-cell table:formula="of:=ROUND([.C44]/[.E44])" office:value-type="float" office:value="1463" calcext:value-type="float">
            <text:p>1463</text:p>
          </table:table-cell>
          <table:table-cell table:formula="of:=1/[.F44]" office:value-type="float" office:value="0.000683526999316473" calcext:value-type="float">
            <text:p>0.000683526999316</text:p>
          </table:table-cell>
          <table:table-cell table:formula="of:=[.F44]-[.A44]" office:value-type="float" office:value="22" calcext:value-type="float">
            <text:p>22</text:p>
          </table:table-cell>
          <table:table-cell table:formula="of:=[.H44]/[.G44]" office:value-type="float" office:value="32186" calcext:value-type="float">
            <text:p>32186</text:p>
          </table:table-cell>
          <table:table-cell table:formula="of:=[.J43]+[.G44]" office:value-type="float" office:value="0.033227432919195" calcext:value-type="float">
            <text:p>0.033227432919195</text:p>
          </table:table-cell>
        </table:table-row>
        <table:table-row table:style-name="ro1">
          <table:table-cell table:formula="of:=[.F44]" office:value-type="float" office:value="1463" calcext:value-type="float">
            <text:p>146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5]+ROUND([.B45]/[.A45])" office:value-type="float" office:value="1485" calcext:value-type="float">
            <text:p>1485</text:p>
          </table:table-cell>
          <table:table-cell table:formula="of:=ROUND([.C45]/[.D45])" office:value-type="float" office:value="1347" calcext:value-type="float">
            <text:p>1347</text:p>
          </table:table-cell>
          <table:table-cell table:formula="of:=ROUND([.C45]/[.E45])" office:value-type="float" office:value="1485" calcext:value-type="float">
            <text:p>1485</text:p>
          </table:table-cell>
          <table:table-cell table:formula="of:=1/[.F45]" office:value-type="float" office:value="0.000673400673400673" calcext:value-type="float">
            <text:p>0.000673400673401</text:p>
          </table:table-cell>
          <table:table-cell table:formula="of:=[.F45]-[.A45]" office:value-type="float" office:value="22" calcext:value-type="float">
            <text:p>22</text:p>
          </table:table-cell>
          <table:table-cell table:formula="of:=[.H45]/[.G45]" office:value-type="float" office:value="32670" calcext:value-type="float">
            <text:p>32670</text:p>
          </table:table-cell>
          <table:table-cell table:formula="of:=[.J44]+[.G45]" office:value-type="float" office:value="0.0339008335925957" calcext:value-type="float">
            <text:p>0.033900833592596</text:p>
          </table:table-cell>
        </table:table-row>
        <table:table-row table:style-name="ro1">
          <table:table-cell table:formula="of:=[.F45]" office:value-type="float" office:value="1485" calcext:value-type="float">
            <text:p>148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6]+ROUND([.B46]/[.A46])" office:value-type="float" office:value="1507" calcext:value-type="float">
            <text:p>1507</text:p>
          </table:table-cell>
          <table:table-cell table:formula="of:=ROUND([.C46]/[.D46])" office:value-type="float" office:value="1327" calcext:value-type="float">
            <text:p>1327</text:p>
          </table:table-cell>
          <table:table-cell table:formula="of:=ROUND([.C46]/[.E46])" office:value-type="float" office:value="1507" calcext:value-type="float">
            <text:p>1507</text:p>
          </table:table-cell>
          <table:table-cell table:formula="of:=1/[.F46]" office:value-type="float" office:value="0.0006635700066357" calcext:value-type="float">
            <text:p>0.000663570006636</text:p>
          </table:table-cell>
          <table:table-cell table:formula="of:=[.F46]-[.A46]" office:value-type="float" office:value="22" calcext:value-type="float">
            <text:p>22</text:p>
          </table:table-cell>
          <table:table-cell table:formula="of:=[.H46]/[.G46]" office:value-type="float" office:value="33154" calcext:value-type="float">
            <text:p>33154</text:p>
          </table:table-cell>
          <table:table-cell table:formula="of:=[.J45]+[.G46]" office:value-type="float" office:value="0.0345644035992314" calcext:value-type="float">
            <text:p>0.034564403599231</text:p>
          </table:table-cell>
        </table:table-row>
        <table:table-row table:style-name="ro1">
          <table:table-cell table:formula="of:=[.F46]" office:value-type="float" office:value="1507" calcext:value-type="float">
            <text:p>150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7]+ROUND([.B47]/[.A47])" office:value-type="float" office:value="1528" calcext:value-type="float">
            <text:p>1528</text:p>
          </table:table-cell>
          <table:table-cell table:formula="of:=ROUND([.C47]/[.D47])" office:value-type="float" office:value="1309" calcext:value-type="float">
            <text:p>1309</text:p>
          </table:table-cell>
          <table:table-cell table:formula="of:=ROUND([.C47]/[.E47])" office:value-type="float" office:value="1528" calcext:value-type="float">
            <text:p>1528</text:p>
          </table:table-cell>
          <table:table-cell table:formula="of:=1/[.F47]" office:value-type="float" office:value="0.000654450261780105" calcext:value-type="float">
            <text:p>0.00065445026178</text:p>
          </table:table-cell>
          <table:table-cell table:formula="of:=[.F47]-[.A47]" office:value-type="float" office:value="21" calcext:value-type="float">
            <text:p>21</text:p>
          </table:table-cell>
          <table:table-cell table:formula="of:=[.H47]/[.G47]" office:value-type="float" office:value="32088" calcext:value-type="float">
            <text:p>32088</text:p>
          </table:table-cell>
          <table:table-cell table:formula="of:=[.J46]+[.G47]" office:value-type="float" office:value="0.0352188538610115" calcext:value-type="float">
            <text:p>0.035218853861012</text:p>
          </table:table-cell>
        </table:table-row>
        <table:table-row table:style-name="ro1">
          <table:table-cell table:formula="of:=[.F47]" office:value-type="float" office:value="1528" calcext:value-type="float">
            <text:p>152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8]+ROUND([.B48]/[.A48])" office:value-type="float" office:value="1549" calcext:value-type="float">
            <text:p>1549</text:p>
          </table:table-cell>
          <table:table-cell table:formula="of:=ROUND([.C48]/[.D48])" office:value-type="float" office:value="1291" calcext:value-type="float">
            <text:p>1291</text:p>
          </table:table-cell>
          <table:table-cell table:formula="of:=ROUND([.C48]/[.E48])" office:value-type="float" office:value="1549" calcext:value-type="float">
            <text:p>1549</text:p>
          </table:table-cell>
          <table:table-cell table:formula="of:=1/[.F48]" office:value-type="float" office:value="0.000645577792123951" calcext:value-type="float">
            <text:p>0.000645577792124</text:p>
          </table:table-cell>
          <table:table-cell table:formula="of:=[.F48]-[.A48]" office:value-type="float" office:value="21" calcext:value-type="float">
            <text:p>21</text:p>
          </table:table-cell>
          <table:table-cell table:formula="of:=[.H48]/[.G48]" office:value-type="float" office:value="32529" calcext:value-type="float">
            <text:p>32529</text:p>
          </table:table-cell>
          <table:table-cell table:formula="of:=[.J47]+[.G48]" office:value-type="float" office:value="0.0358644316531355" calcext:value-type="float">
            <text:p>0.035864431653136</text:p>
          </table:table-cell>
        </table:table-row>
        <table:table-row table:style-name="ro1">
          <table:table-cell table:formula="of:=[.F48]" office:value-type="float" office:value="1549" calcext:value-type="float">
            <text:p>154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49]+ROUND([.B49]/[.A49])" office:value-type="float" office:value="1570" calcext:value-type="float">
            <text:p>1570</text:p>
          </table:table-cell>
          <table:table-cell table:formula="of:=ROUND([.C49]/[.D49])" office:value-type="float" office:value="1274" calcext:value-type="float">
            <text:p>1274</text:p>
          </table:table-cell>
          <table:table-cell table:formula="of:=ROUND([.C49]/[.E49])" office:value-type="float" office:value="1570" calcext:value-type="float">
            <text:p>1570</text:p>
          </table:table-cell>
          <table:table-cell table:formula="of:=1/[.F49]" office:value-type="float" office:value="0.000636942675159236" calcext:value-type="float">
            <text:p>0.000636942675159</text:p>
          </table:table-cell>
          <table:table-cell table:formula="of:=[.F49]-[.A49]" office:value-type="float" office:value="21" calcext:value-type="float">
            <text:p>21</text:p>
          </table:table-cell>
          <table:table-cell table:formula="of:=[.H49]/[.G49]" office:value-type="float" office:value="32970" calcext:value-type="float">
            <text:p>32970</text:p>
          </table:table-cell>
          <table:table-cell table:formula="of:=[.J48]+[.G49]" office:value-type="float" office:value="0.0365013743282947" calcext:value-type="float">
            <text:p>0.036501374328295</text:p>
          </table:table-cell>
        </table:table-row>
        <table:table-row table:style-name="ro1">
          <table:table-cell table:formula="of:=[.F49]" office:value-type="float" office:value="1570" calcext:value-type="float">
            <text:p>157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0]+ROUND([.B50]/[.A50])" office:value-type="float" office:value="1590" calcext:value-type="float">
            <text:p>1590</text:p>
          </table:table-cell>
          <table:table-cell table:formula="of:=ROUND([.C50]/[.D50])" office:value-type="float" office:value="1258" calcext:value-type="float">
            <text:p>1258</text:p>
          </table:table-cell>
          <table:table-cell table:formula="of:=ROUND([.C50]/[.E50])" office:value-type="float" office:value="1590" calcext:value-type="float">
            <text:p>1590</text:p>
          </table:table-cell>
          <table:table-cell table:formula="of:=1/[.F50]" office:value-type="float" office:value="0.000628930817610063" calcext:value-type="float">
            <text:p>0.00062893081761</text:p>
          </table:table-cell>
          <table:table-cell table:formula="of:=[.F50]-[.A50]" office:value-type="float" office:value="20" calcext:value-type="float">
            <text:p>20</text:p>
          </table:table-cell>
          <table:table-cell table:formula="of:=[.H50]/[.G50]" office:value-type="float" office:value="31800" calcext:value-type="float">
            <text:p>31800</text:p>
          </table:table-cell>
          <table:table-cell table:formula="of:=[.J49]+[.G50]" office:value-type="float" office:value="0.0371303051459048" calcext:value-type="float">
            <text:p>0.037130305145905</text:p>
          </table:table-cell>
        </table:table-row>
        <table:table-row table:style-name="ro1">
          <table:table-cell table:formula="of:=[.F50]" office:value-type="float" office:value="1590" calcext:value-type="float">
            <text:p>159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1]+ROUND([.B51]/[.A51])" office:value-type="float" office:value="1610" calcext:value-type="float">
            <text:p>1610</text:p>
          </table:table-cell>
          <table:table-cell table:formula="of:=ROUND([.C51]/[.D51])" office:value-type="float" office:value="1242" calcext:value-type="float">
            <text:p>1242</text:p>
          </table:table-cell>
          <table:table-cell table:formula="of:=ROUND([.C51]/[.E51])" office:value-type="float" office:value="1610" calcext:value-type="float">
            <text:p>1610</text:p>
          </table:table-cell>
          <table:table-cell table:formula="of:=1/[.F51]" office:value-type="float" office:value="0.00062111801242236" calcext:value-type="float">
            <text:p>0.000621118012422</text:p>
          </table:table-cell>
          <table:table-cell table:formula="of:=[.F51]-[.A51]" office:value-type="float" office:value="20" calcext:value-type="float">
            <text:p>20</text:p>
          </table:table-cell>
          <table:table-cell table:formula="of:=[.H51]/[.G51]" office:value-type="float" office:value="32200" calcext:value-type="float">
            <text:p>32200</text:p>
          </table:table-cell>
          <table:table-cell table:formula="of:=[.J50]+[.G51]" office:value-type="float" office:value="0.0377514231583271" calcext:value-type="float">
            <text:p>0.037751423158327</text:p>
          </table:table-cell>
        </table:table-row>
        <table:table-row table:style-name="ro1">
          <table:table-cell table:formula="of:=[.F51]" office:value-type="float" office:value="1610" calcext:value-type="float">
            <text:p>161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2]+ROUND([.B52]/[.A52])" office:value-type="float" office:value="1630" calcext:value-type="float">
            <text:p>1630</text:p>
          </table:table-cell>
          <table:table-cell table:formula="of:=ROUND([.C52]/[.D52])" office:value-type="float" office:value="1227" calcext:value-type="float">
            <text:p>1227</text:p>
          </table:table-cell>
          <table:table-cell table:formula="of:=ROUND([.C52]/[.E52])" office:value-type="float" office:value="1630" calcext:value-type="float">
            <text:p>1630</text:p>
          </table:table-cell>
          <table:table-cell table:formula="of:=1/[.F52]" office:value-type="float" office:value="0.000613496932515337" calcext:value-type="float">
            <text:p>0.000613496932515</text:p>
          </table:table-cell>
          <table:table-cell table:formula="of:=[.F52]-[.A52]" office:value-type="float" office:value="20" calcext:value-type="float">
            <text:p>20</text:p>
          </table:table-cell>
          <table:table-cell table:formula="of:=[.H52]/[.G52]" office:value-type="float" office:value="32600" calcext:value-type="float">
            <text:p>32600</text:p>
          </table:table-cell>
          <table:table-cell table:formula="of:=[.J51]+[.G52]" office:value-type="float" office:value="0.0383649200908425" calcext:value-type="float">
            <text:p>0.038364920090843</text:p>
          </table:table-cell>
        </table:table-row>
        <table:table-row table:style-name="ro1">
          <table:table-cell table:formula="of:=[.F52]" office:value-type="float" office:value="1630" calcext:value-type="float">
            <text:p>163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3]+ROUND([.B53]/[.A53])" office:value-type="float" office:value="1650" calcext:value-type="float">
            <text:p>1650</text:p>
          </table:table-cell>
          <table:table-cell table:formula="of:=ROUND([.C53]/[.D53])" office:value-type="float" office:value="1212" calcext:value-type="float">
            <text:p>1212</text:p>
          </table:table-cell>
          <table:table-cell table:formula="of:=ROUND([.C53]/[.E53])" office:value-type="float" office:value="1650" calcext:value-type="float">
            <text:p>1650</text:p>
          </table:table-cell>
          <table:table-cell table:formula="of:=1/[.F53]" office:value-type="float" office:value="0.000606060606060606" calcext:value-type="float">
            <text:p>0.000606060606061</text:p>
          </table:table-cell>
          <table:table-cell table:formula="of:=[.F53]-[.A53]" office:value-type="float" office:value="20" calcext:value-type="float">
            <text:p>20</text:p>
          </table:table-cell>
          <table:table-cell table:formula="of:=[.H53]/[.G53]" office:value-type="float" office:value="33000" calcext:value-type="float">
            <text:p>33000</text:p>
          </table:table-cell>
          <table:table-cell table:formula="of:=[.J52]+[.G53]" office:value-type="float" office:value="0.0389709806969031" calcext:value-type="float">
            <text:p>0.038970980696903</text:p>
          </table:table-cell>
        </table:table-row>
        <table:table-row table:style-name="ro1">
          <table:table-cell table:formula="of:=[.F53]" office:value-type="float" office:value="1650" calcext:value-type="float">
            <text:p>165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4]+ROUND([.B54]/[.A54])" office:value-type="float" office:value="1669" calcext:value-type="float">
            <text:p>1669</text:p>
          </table:table-cell>
          <table:table-cell table:formula="of:=ROUND([.C54]/[.D54])" office:value-type="float" office:value="1198" calcext:value-type="float">
            <text:p>1198</text:p>
          </table:table-cell>
          <table:table-cell table:formula="of:=ROUND([.C54]/[.E54])" office:value-type="float" office:value="1669" calcext:value-type="float">
            <text:p>1669</text:p>
          </table:table-cell>
          <table:table-cell table:formula="of:=1/[.F54]" office:value-type="float" office:value="0.000599161174355902" calcext:value-type="float">
            <text:p>0.000599161174356</text:p>
          </table:table-cell>
          <table:table-cell table:formula="of:=[.F54]-[.A54]" office:value-type="float" office:value="19" calcext:value-type="float">
            <text:p>19</text:p>
          </table:table-cell>
          <table:table-cell table:formula="of:=[.H54]/[.G54]" office:value-type="float" office:value="31711" calcext:value-type="float">
            <text:p>31711</text:p>
          </table:table-cell>
          <table:table-cell table:formula="of:=[.J53]+[.G54]" office:value-type="float" office:value="0.039570141871259" calcext:value-type="float">
            <text:p>0.039570141871259</text:p>
          </table:table-cell>
        </table:table-row>
        <table:table-row table:style-name="ro1">
          <table:table-cell table:formula="of:=[.F54]" office:value-type="float" office:value="1669" calcext:value-type="float">
            <text:p>166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5]+ROUND([.B55]/[.A55])" office:value-type="float" office:value="1688" calcext:value-type="float">
            <text:p>1688</text:p>
          </table:table-cell>
          <table:table-cell table:formula="of:=ROUND([.C55]/[.D55])" office:value-type="float" office:value="1185" calcext:value-type="float">
            <text:p>1185</text:p>
          </table:table-cell>
          <table:table-cell table:formula="of:=ROUND([.C55]/[.E55])" office:value-type="float" office:value="1688" calcext:value-type="float">
            <text:p>1688</text:p>
          </table:table-cell>
          <table:table-cell table:formula="of:=1/[.F55]" office:value-type="float" office:value="0.000592417061611374" calcext:value-type="float">
            <text:p>0.000592417061611</text:p>
          </table:table-cell>
          <table:table-cell table:formula="of:=[.F55]-[.A55]" office:value-type="float" office:value="19" calcext:value-type="float">
            <text:p>19</text:p>
          </table:table-cell>
          <table:table-cell table:formula="of:=[.H55]/[.G55]" office:value-type="float" office:value="32072" calcext:value-type="float">
            <text:p>32072</text:p>
          </table:table-cell>
          <table:table-cell table:formula="of:=[.J54]+[.G55]" office:value-type="float" office:value="0.0401625589328703" calcext:value-type="float">
            <text:p>0.04016255893287</text:p>
          </table:table-cell>
        </table:table-row>
        <table:table-row table:style-name="ro1">
          <table:table-cell table:formula="of:=[.F55]" office:value-type="float" office:value="1688" calcext:value-type="float">
            <text:p>168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6]+ROUND([.B56]/[.A56])" office:value-type="float" office:value="1707" calcext:value-type="float">
            <text:p>1707</text:p>
          </table:table-cell>
          <table:table-cell table:formula="of:=ROUND([.C56]/[.D56])" office:value-type="float" office:value="1172" calcext:value-type="float">
            <text:p>1172</text:p>
          </table:table-cell>
          <table:table-cell table:formula="of:=ROUND([.C56]/[.E56])" office:value-type="float" office:value="1706" calcext:value-type="float">
            <text:p>1706</text:p>
          </table:table-cell>
          <table:table-cell table:formula="of:=1/[.F56]" office:value-type="float" office:value="0.000586166471277843" calcext:value-type="float">
            <text:p>0.000586166471278</text:p>
          </table:table-cell>
          <table:table-cell table:formula="of:=[.F56]-[.A56]" office:value-type="float" office:value="18" calcext:value-type="float">
            <text:p>18</text:p>
          </table:table-cell>
          <table:table-cell table:formula="of:=[.H56]/[.G56]" office:value-type="float" office:value="30708" calcext:value-type="float">
            <text:p>30708</text:p>
          </table:table-cell>
          <table:table-cell table:formula="of:=[.J55]+[.G56]" office:value-type="float" office:value="0.0407487254041482" calcext:value-type="float">
            <text:p>0.040748725404148</text:p>
          </table:table-cell>
        </table:table-row>
        <table:table-row table:style-name="ro1">
          <table:table-cell table:formula="of:=[.F56]" office:value-type="float" office:value="1706" calcext:value-type="float">
            <text:p>170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7]+ROUND([.B57]/[.A57])" office:value-type="float" office:value="1725" calcext:value-type="float">
            <text:p>1725</text:p>
          </table:table-cell>
          <table:table-cell table:formula="of:=ROUND([.C57]/[.D57])" office:value-type="float" office:value="1159" calcext:value-type="float">
            <text:p>1159</text:p>
          </table:table-cell>
          <table:table-cell table:formula="of:=ROUND([.C57]/[.E57])" office:value-type="float" office:value="1726" calcext:value-type="float">
            <text:p>1726</text:p>
          </table:table-cell>
          <table:table-cell table:formula="of:=1/[.F57]" office:value-type="float" office:value="0.000579374275782155" calcext:value-type="float">
            <text:p>0.000579374275782</text:p>
          </table:table-cell>
          <table:table-cell table:formula="of:=[.F57]-[.A57]" office:value-type="float" office:value="20" calcext:value-type="float">
            <text:p>20</text:p>
          </table:table-cell>
          <table:table-cell table:formula="of:=[.H57]/[.G57]" office:value-type="float" office:value="34520" calcext:value-type="float">
            <text:p>34520</text:p>
          </table:table-cell>
          <table:table-cell table:formula="of:=[.J56]+[.G57]" office:value-type="float" office:value="0.0413280996799303" calcext:value-type="float">
            <text:p>0.04132809967993</text:p>
          </table:table-cell>
        </table:table-row>
        <table:table-row table:style-name="ro1">
          <table:table-cell table:formula="of:=[.F57]" office:value-type="float" office:value="1726" calcext:value-type="float">
            <text:p>172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8]+ROUND([.B58]/[.A58])" office:value-type="float" office:value="1745" calcext:value-type="float">
            <text:p>1745</text:p>
          </table:table-cell>
          <table:table-cell table:formula="of:=ROUND([.C58]/[.D58])" office:value-type="float" office:value="1146" calcext:value-type="float">
            <text:p>1146</text:p>
          </table:table-cell>
          <table:table-cell table:formula="of:=ROUND([.C58]/[.E58])" office:value-type="float" office:value="1745" calcext:value-type="float">
            <text:p>1745</text:p>
          </table:table-cell>
          <table:table-cell table:formula="of:=1/[.F58]" office:value-type="float" office:value="0.000573065902578797" calcext:value-type="float">
            <text:p>0.000573065902579</text:p>
          </table:table-cell>
          <table:table-cell table:formula="of:=[.F58]-[.A58]" office:value-type="float" office:value="19" calcext:value-type="float">
            <text:p>19</text:p>
          </table:table-cell>
          <table:table-cell table:formula="of:=[.H58]/[.G58]" office:value-type="float" office:value="33155" calcext:value-type="float">
            <text:p>33155</text:p>
          </table:table-cell>
          <table:table-cell table:formula="of:=[.J57]+[.G58]" office:value-type="float" office:value="0.0419011655825091" calcext:value-type="float">
            <text:p>0.041901165582509</text:p>
          </table:table-cell>
        </table:table-row>
        <table:table-row table:style-name="ro1">
          <table:table-cell table:formula="of:=[.F58]" office:value-type="float" office:value="1745" calcext:value-type="float">
            <text:p>174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59]+ROUND([.B59]/[.A59])" office:value-type="float" office:value="1763" calcext:value-type="float">
            <text:p>1763</text:p>
          </table:table-cell>
          <table:table-cell table:formula="of:=ROUND([.C59]/[.D59])" office:value-type="float" office:value="1134" calcext:value-type="float">
            <text:p>1134</text:p>
          </table:table-cell>
          <table:table-cell table:formula="of:=ROUND([.C59]/[.E59])" office:value-type="float" office:value="1764" calcext:value-type="float">
            <text:p>1764</text:p>
          </table:table-cell>
          <table:table-cell table:formula="of:=1/[.F59]" office:value-type="float" office:value="0.000566893424036281" calcext:value-type="float">
            <text:p>0.000566893424036</text:p>
          </table:table-cell>
          <table:table-cell table:formula="of:=[.F59]-[.A59]" office:value-type="float" office:value="19" calcext:value-type="float">
            <text:p>19</text:p>
          </table:table-cell>
          <table:table-cell table:formula="of:=[.H59]/[.G59]" office:value-type="float" office:value="33516" calcext:value-type="float">
            <text:p>33516</text:p>
          </table:table-cell>
          <table:table-cell table:formula="of:=[.J58]+[.G59]" office:value-type="float" office:value="0.0424680590065454" calcext:value-type="float">
            <text:p>0.042468059006546</text:p>
          </table:table-cell>
        </table:table-row>
        <table:table-row table:style-name="ro1">
          <table:table-cell table:formula="of:=[.F59]" office:value-type="float" office:value="1764" calcext:value-type="float">
            <text:p>176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0]+ROUND([.B60]/[.A60])" office:value-type="float" office:value="1782" calcext:value-type="float">
            <text:p>1782</text:p>
          </table:table-cell>
          <table:table-cell table:formula="of:=ROUND([.C60]/[.D60])" office:value-type="float" office:value="1122" calcext:value-type="float">
            <text:p>1122</text:p>
          </table:table-cell>
          <table:table-cell table:formula="of:=ROUND([.C60]/[.E60])" office:value-type="float" office:value="1783" calcext:value-type="float">
            <text:p>1783</text:p>
          </table:table-cell>
          <table:table-cell table:formula="of:=1/[.F60]" office:value-type="float" office:value="0.000560852495793606" calcext:value-type="float">
            <text:p>0.000560852495794</text:p>
          </table:table-cell>
          <table:table-cell table:formula="of:=[.F60]-[.A60]" office:value-type="float" office:value="19" calcext:value-type="float">
            <text:p>19</text:p>
          </table:table-cell>
          <table:table-cell table:formula="of:=[.H60]/[.G60]" office:value-type="float" office:value="33877" calcext:value-type="float">
            <text:p>33877</text:p>
          </table:table-cell>
          <table:table-cell table:formula="of:=[.J59]+[.G60]" office:value-type="float" office:value="0.043028911502339" calcext:value-type="float">
            <text:p>0.043028911502339</text:p>
          </table:table-cell>
        </table:table-row>
        <table:table-row table:style-name="ro1">
          <table:table-cell table:formula="of:=[.F60]" office:value-type="float" office:value="1783" calcext:value-type="float">
            <text:p>178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1]+ROUND([.B61]/[.A61])" office:value-type="float" office:value="1801" calcext:value-type="float">
            <text:p>1801</text:p>
          </table:table-cell>
          <table:table-cell table:formula="of:=ROUND([.C61]/[.D61])" office:value-type="float" office:value="1110" calcext:value-type="float">
            <text:p>1110</text:p>
          </table:table-cell>
          <table:table-cell table:formula="of:=ROUND([.C61]/[.E61])" office:value-type="float" office:value="1802" calcext:value-type="float">
            <text:p>1802</text:p>
          </table:table-cell>
          <table:table-cell table:formula="of:=1/[.F61]" office:value-type="float" office:value="0.000554938956714761" calcext:value-type="float">
            <text:p>0.000554938956715</text:p>
          </table:table-cell>
          <table:table-cell table:formula="of:=[.F61]-[.A61]" office:value-type="float" office:value="19" calcext:value-type="float">
            <text:p>19</text:p>
          </table:table-cell>
          <table:table-cell table:formula="of:=[.H61]/[.G61]" office:value-type="float" office:value="34238" calcext:value-type="float">
            <text:p>34238</text:p>
          </table:table-cell>
          <table:table-cell table:formula="of:=[.J60]+[.G61]" office:value-type="float" office:value="0.0435838504590538" calcext:value-type="float">
            <text:p>0.043583850459054</text:p>
          </table:table-cell>
        </table:table-row>
        <table:table-row table:style-name="ro1">
          <table:table-cell table:formula="of:=[.F61]" office:value-type="float" office:value="1802" calcext:value-type="float">
            <text:p>180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2]+ROUND([.B62]/[.A62])" office:value-type="float" office:value="1820" calcext:value-type="float">
            <text:p>1820</text:p>
          </table:table-cell>
          <table:table-cell table:formula="of:=ROUND([.C62]/[.D62])" office:value-type="float" office:value="1099" calcext:value-type="float">
            <text:p>1099</text:p>
          </table:table-cell>
          <table:table-cell table:formula="of:=ROUND([.C62]/[.E62])" office:value-type="float" office:value="1820" calcext:value-type="float">
            <text:p>1820</text:p>
          </table:table-cell>
          <table:table-cell table:formula="of:=1/[.F62]" office:value-type="float" office:value="0.000549450549450549" calcext:value-type="float">
            <text:p>0.000549450549451</text:p>
          </table:table-cell>
          <table:table-cell table:formula="of:=[.F62]-[.A62]" office:value-type="float" office:value="18" calcext:value-type="float">
            <text:p>18</text:p>
          </table:table-cell>
          <table:table-cell table:formula="of:=[.H62]/[.G62]" office:value-type="float" office:value="32760" calcext:value-type="float">
            <text:p>32760</text:p>
          </table:table-cell>
          <table:table-cell table:formula="of:=[.J61]+[.G62]" office:value-type="float" office:value="0.0441333010085043" calcext:value-type="float">
            <text:p>0.044133301008504</text:p>
          </table:table-cell>
        </table:table-row>
        <table:table-row table:style-name="ro1">
          <table:table-cell table:formula="of:=[.F62]" office:value-type="float" office:value="1820" calcext:value-type="float">
            <text:p>18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3]+ROUND([.B63]/[.A63])" office:value-type="float" office:value="1838" calcext:value-type="float">
            <text:p>1838</text:p>
          </table:table-cell>
          <table:table-cell table:formula="of:=ROUND([.C63]/[.D63])" office:value-type="float" office:value="1088" calcext:value-type="float">
            <text:p>1088</text:p>
          </table:table-cell>
          <table:table-cell table:formula="of:=ROUND([.C63]/[.E63])" office:value-type="float" office:value="1838" calcext:value-type="float">
            <text:p>1838</text:p>
          </table:table-cell>
          <table:table-cell table:formula="of:=1/[.F63]" office:value-type="float" office:value="0.000544069640914037" calcext:value-type="float">
            <text:p>0.000544069640914</text:p>
          </table:table-cell>
          <table:table-cell table:formula="of:=[.F63]-[.A63]" office:value-type="float" office:value="18" calcext:value-type="float">
            <text:p>18</text:p>
          </table:table-cell>
          <table:table-cell table:formula="of:=[.H63]/[.G63]" office:value-type="float" office:value="33084" calcext:value-type="float">
            <text:p>33084</text:p>
          </table:table-cell>
          <table:table-cell table:formula="of:=[.J62]+[.G63]" office:value-type="float" office:value="0.0446773706494184" calcext:value-type="float">
            <text:p>0.044677370649418</text:p>
          </table:table-cell>
        </table:table-row>
        <table:table-row table:style-name="ro1">
          <table:table-cell table:formula="of:=[.F63]" office:value-type="float" office:value="1838" calcext:value-type="float">
            <text:p>183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4]+ROUND([.B64]/[.A64])" office:value-type="float" office:value="1855" calcext:value-type="float">
            <text:p>1855</text:p>
          </table:table-cell>
          <table:table-cell table:formula="of:=ROUND([.C64]/[.D64])" office:value-type="float" office:value="1078" calcext:value-type="float">
            <text:p>1078</text:p>
          </table:table-cell>
          <table:table-cell table:formula="of:=ROUND([.C64]/[.E64])" office:value-type="float" office:value="1855" calcext:value-type="float">
            <text:p>1855</text:p>
          </table:table-cell>
          <table:table-cell table:formula="of:=1/[.F64]" office:value-type="float" office:value="0.000539083557951482" calcext:value-type="float">
            <text:p>0.000539083557951</text:p>
          </table:table-cell>
          <table:table-cell table:formula="of:=[.F64]-[.A64]" office:value-type="float" office:value="17" calcext:value-type="float">
            <text:p>17</text:p>
          </table:table-cell>
          <table:table-cell table:formula="of:=[.H64]/[.G64]" office:value-type="float" office:value="31535" calcext:value-type="float">
            <text:p>31535</text:p>
          </table:table-cell>
          <table:table-cell table:formula="of:=[.J63]+[.G64]" office:value-type="float" office:value="0.0452164542073698" calcext:value-type="float">
            <text:p>0.04521645420737</text:p>
          </table:table-cell>
        </table:table-row>
        <table:table-row table:style-name="ro1">
          <table:table-cell table:formula="of:=[.F64]" office:value-type="float" office:value="1855" calcext:value-type="float">
            <text:p>185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5]+ROUND([.B65]/[.A65])" office:value-type="float" office:value="1872" calcext:value-type="float">
            <text:p>1872</text:p>
          </table:table-cell>
          <table:table-cell table:formula="of:=ROUND([.C65]/[.D65])" office:value-type="float" office:value="1068" calcext:value-type="float">
            <text:p>1068</text:p>
          </table:table-cell>
          <table:table-cell table:formula="of:=ROUND([.C65]/[.E65])" office:value-type="float" office:value="1873" calcext:value-type="float">
            <text:p>1873</text:p>
          </table:table-cell>
          <table:table-cell table:formula="of:=1/[.F65]" office:value-type="float" office:value="0.000533902829684997" calcext:value-type="float">
            <text:p>0.000533902829685</text:p>
          </table:table-cell>
          <table:table-cell table:formula="of:=[.F65]-[.A65]" office:value-type="float" office:value="18" calcext:value-type="float">
            <text:p>18</text:p>
          </table:table-cell>
          <table:table-cell table:formula="of:=[.H65]/[.G65]" office:value-type="float" office:value="33714" calcext:value-type="float">
            <text:p>33714</text:p>
          </table:table-cell>
          <table:table-cell table:formula="of:=[.J64]+[.G65]" office:value-type="float" office:value="0.0457503570370548" calcext:value-type="float">
            <text:p>0.045750357037055</text:p>
          </table:table-cell>
        </table:table-row>
        <table:table-row table:style-name="ro1">
          <table:table-cell table:formula="of:=[.F65]" office:value-type="float" office:value="1873" calcext:value-type="float">
            <text:p>187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6]+ROUND([.B66]/[.A66])" office:value-type="float" office:value="1890" calcext:value-type="float">
            <text:p>1890</text:p>
          </table:table-cell>
          <table:table-cell table:formula="of:=ROUND([.C66]/[.D66])" office:value-type="float" office:value="1058" calcext:value-type="float">
            <text:p>1058</text:p>
          </table:table-cell>
          <table:table-cell table:formula="of:=ROUND([.C66]/[.E66])" office:value-type="float" office:value="1890" calcext:value-type="float">
            <text:p>1890</text:p>
          </table:table-cell>
          <table:table-cell table:formula="of:=1/[.F66]" office:value-type="float" office:value="0.000529100529100529" calcext:value-type="float">
            <text:p>0.000529100529101</text:p>
          </table:table-cell>
          <table:table-cell table:formula="of:=[.F66]-[.A66]" office:value-type="float" office:value="17" calcext:value-type="float">
            <text:p>17</text:p>
          </table:table-cell>
          <table:table-cell table:formula="of:=[.H66]/[.G66]" office:value-type="float" office:value="32130" calcext:value-type="float">
            <text:p>32130</text:p>
          </table:table-cell>
          <table:table-cell table:formula="of:=[.J65]+[.G66]" office:value-type="float" office:value="0.0462794575661554" calcext:value-type="float">
            <text:p>0.046279457566155</text:p>
          </table:table-cell>
        </table:table-row>
        <table:table-row table:style-name="ro1">
          <table:table-cell table:formula="of:=[.F66]" office:value-type="float" office:value="1890" calcext:value-type="float">
            <text:p>189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7]+ROUND([.B67]/[.A67])" office:value-type="float" office:value="1907" calcext:value-type="float">
            <text:p>1907</text:p>
          </table:table-cell>
          <table:table-cell table:formula="of:=ROUND([.C67]/[.D67])" office:value-type="float" office:value="1049" calcext:value-type="float">
            <text:p>1049</text:p>
          </table:table-cell>
          <table:table-cell table:formula="of:=ROUND([.C67]/[.E67])" office:value-type="float" office:value="1907" calcext:value-type="float">
            <text:p>1907</text:p>
          </table:table-cell>
          <table:table-cell table:formula="of:=1/[.F67]" office:value-type="float" office:value="0.000524383848977451" calcext:value-type="float">
            <text:p>0.000524383848977</text:p>
          </table:table-cell>
          <table:table-cell table:formula="of:=[.F67]-[.A67]" office:value-type="float" office:value="17" calcext:value-type="float">
            <text:p>17</text:p>
          </table:table-cell>
          <table:table-cell table:formula="of:=[.H67]/[.G67]" office:value-type="float" office:value="32419" calcext:value-type="float">
            <text:p>32419</text:p>
          </table:table-cell>
          <table:table-cell table:formula="of:=[.J66]+[.G67]" office:value-type="float" office:value="0.0468038414151328" calcext:value-type="float">
            <text:p>0.046803841415133</text:p>
          </table:table-cell>
        </table:table-row>
        <table:table-row table:style-name="ro1">
          <table:table-cell table:formula="of:=[.F67]" office:value-type="float" office:value="1907" calcext:value-type="float">
            <text:p>190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8]+ROUND([.B68]/[.A68])" office:value-type="float" office:value="1924" calcext:value-type="float">
            <text:p>1924</text:p>
          </table:table-cell>
          <table:table-cell table:formula="of:=ROUND([.C68]/[.D68])" office:value-type="float" office:value="1040" calcext:value-type="float">
            <text:p>1040</text:p>
          </table:table-cell>
          <table:table-cell table:formula="of:=ROUND([.C68]/[.E68])" office:value-type="float" office:value="1923" calcext:value-type="float">
            <text:p>1923</text:p>
          </table:table-cell>
          <table:table-cell table:formula="of:=1/[.F68]" office:value-type="float" office:value="0.000520020800832033" calcext:value-type="float">
            <text:p>0.000520020800832</text:p>
          </table:table-cell>
          <table:table-cell table:formula="of:=[.F68]-[.A68]" office:value-type="float" office:value="16" calcext:value-type="float">
            <text:p>16</text:p>
          </table:table-cell>
          <table:table-cell table:formula="of:=[.H68]/[.G68]" office:value-type="float" office:value="30768" calcext:value-type="float">
            <text:p>30768</text:p>
          </table:table-cell>
          <table:table-cell table:formula="of:=[.J67]+[.G68]" office:value-type="float" office:value="0.0473238622159649" calcext:value-type="float">
            <text:p>0.047323862215965</text:p>
          </table:table-cell>
        </table:table-row>
        <table:table-row table:style-name="ro1">
          <table:table-cell table:formula="of:=[.F68]" office:value-type="float" office:value="1923" calcext:value-type="float">
            <text:p>192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69]+ROUND([.B69]/[.A69])" office:value-type="float" office:value="1940" calcext:value-type="float">
            <text:p>1940</text:p>
          </table:table-cell>
          <table:table-cell table:formula="of:=ROUND([.C69]/[.D69])" office:value-type="float" office:value="1031" calcext:value-type="float">
            <text:p>1031</text:p>
          </table:table-cell>
          <table:table-cell table:formula="of:=ROUND([.C69]/[.E69])" office:value-type="float" office:value="1940" calcext:value-type="float">
            <text:p>1940</text:p>
          </table:table-cell>
          <table:table-cell table:formula="of:=1/[.F69]" office:value-type="float" office:value="0.000515463917525773" calcext:value-type="float">
            <text:p>0.000515463917526</text:p>
          </table:table-cell>
          <table:table-cell table:formula="of:=[.F69]-[.A69]" office:value-type="float" office:value="17" calcext:value-type="float">
            <text:p>17</text:p>
          </table:table-cell>
          <table:table-cell table:formula="of:=[.H69]/[.G69]" office:value-type="float" office:value="32980" calcext:value-type="float">
            <text:p>32980</text:p>
          </table:table-cell>
          <table:table-cell table:formula="of:=[.J68]+[.G69]" office:value-type="float" office:value="0.0478393261334906" calcext:value-type="float">
            <text:p>0.047839326133491</text:p>
          </table:table-cell>
        </table:table-row>
        <table:table-row table:style-name="ro1">
          <table:table-cell table:formula="of:=[.F69]" office:value-type="float" office:value="1940" calcext:value-type="float">
            <text:p>194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0]+ROUND([.B70]/[.A70])" office:value-type="float" office:value="1956" calcext:value-type="float">
            <text:p>1956</text:p>
          </table:table-cell>
          <table:table-cell table:formula="of:=ROUND([.C70]/[.D70])" office:value-type="float" office:value="1022" calcext:value-type="float">
            <text:p>1022</text:p>
          </table:table-cell>
          <table:table-cell table:formula="of:=ROUND([.C70]/[.E70])" office:value-type="float" office:value="1957" calcext:value-type="float">
            <text:p>1957</text:p>
          </table:table-cell>
          <table:table-cell table:formula="of:=1/[.F70]" office:value-type="float" office:value="0.000510986203372509" calcext:value-type="float">
            <text:p>0.000510986203373</text:p>
          </table:table-cell>
          <table:table-cell table:formula="of:=[.F70]-[.A70]" office:value-type="float" office:value="17" calcext:value-type="float">
            <text:p>17</text:p>
          </table:table-cell>
          <table:table-cell table:formula="of:=[.H70]/[.G70]" office:value-type="float" office:value="33269" calcext:value-type="float">
            <text:p>33269</text:p>
          </table:table-cell>
          <table:table-cell table:formula="of:=[.J69]+[.G70]" office:value-type="float" office:value="0.0483503123368631" calcext:value-type="float">
            <text:p>0.048350312336863</text:p>
          </table:table-cell>
        </table:table-row>
        <table:table-row table:style-name="ro1">
          <table:table-cell table:formula="of:=[.F70]" office:value-type="float" office:value="1957" calcext:value-type="float">
            <text:p>195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1]+ROUND([.B71]/[.A71])" office:value-type="float" office:value="1973" calcext:value-type="float">
            <text:p>1973</text:p>
          </table:table-cell>
          <table:table-cell table:formula="of:=ROUND([.C71]/[.D71])" office:value-type="float" office:value="1014" calcext:value-type="float">
            <text:p>1014</text:p>
          </table:table-cell>
          <table:table-cell table:formula="of:=ROUND([.C71]/[.E71])" office:value-type="float" office:value="1972" calcext:value-type="float">
            <text:p>1972</text:p>
          </table:table-cell>
          <table:table-cell table:formula="of:=1/[.F71]" office:value-type="float" office:value="0.00050709939148073" calcext:value-type="float">
            <text:p>0.000507099391481</text:p>
          </table:table-cell>
          <table:table-cell table:formula="of:=[.F71]-[.A71]" office:value-type="float" office:value="15" calcext:value-type="float">
            <text:p>15</text:p>
          </table:table-cell>
          <table:table-cell table:formula="of:=[.H71]/[.G71]" office:value-type="float" office:value="29580" calcext:value-type="float">
            <text:p>29580</text:p>
          </table:table-cell>
          <table:table-cell table:formula="of:=[.J70]+[.G71]" office:value-type="float" office:value="0.0488574117283439" calcext:value-type="float">
            <text:p>0.048857411728344</text:p>
          </table:table-cell>
        </table:table-row>
        <table:table-row table:style-name="ro1">
          <table:table-cell table:formula="of:=[.F71]" office:value-type="float" office:value="1972" calcext:value-type="float">
            <text:p>197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2]+ROUND([.B72]/[.A72])" office:value-type="float" office:value="1988" calcext:value-type="float">
            <text:p>1988</text:p>
          </table:table-cell>
          <table:table-cell table:formula="of:=ROUND([.C72]/[.D72])" office:value-type="float" office:value="1006" calcext:value-type="float">
            <text:p>1006</text:p>
          </table:table-cell>
          <table:table-cell table:formula="of:=ROUND([.C72]/[.E72])" office:value-type="float" office:value="1988" calcext:value-type="float">
            <text:p>1988</text:p>
          </table:table-cell>
          <table:table-cell table:formula="of:=1/[.F72]" office:value-type="float" office:value="0.000503018108651912" calcext:value-type="float">
            <text:p>0.000503018108652</text:p>
          </table:table-cell>
          <table:table-cell table:formula="of:=[.F72]-[.A72]" office:value-type="float" office:value="16" calcext:value-type="float">
            <text:p>16</text:p>
          </table:table-cell>
          <table:table-cell table:formula="of:=[.H72]/[.G72]" office:value-type="float" office:value="31808" calcext:value-type="float">
            <text:p>31808</text:p>
          </table:table-cell>
          <table:table-cell table:formula="of:=[.J71]+[.G72]" office:value-type="float" office:value="0.0493604298369958" calcext:value-type="float">
            <text:p>0.049360429836996</text:p>
          </table:table-cell>
        </table:table-row>
        <table:table-row table:style-name="ro1">
          <table:table-cell table:formula="of:=[.F72]" office:value-type="float" office:value="1988" calcext:value-type="float">
            <text:p>198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3]+ROUND([.B73]/[.A73])" office:value-type="float" office:value="2004" calcext:value-type="float">
            <text:p>2004</text:p>
          </table:table-cell>
          <table:table-cell table:formula="of:=ROUND([.C73]/[.D73])" office:value-type="float" office:value="998" calcext:value-type="float">
            <text:p>998</text:p>
          </table:table-cell>
          <table:table-cell table:formula="of:=ROUND([.C73]/[.E73])" office:value-type="float" office:value="2004" calcext:value-type="float">
            <text:p>2004</text:p>
          </table:table-cell>
          <table:table-cell table:formula="of:=1/[.F73]" office:value-type="float" office:value="0.000499001996007984" calcext:value-type="float">
            <text:p>0.000499001996008</text:p>
          </table:table-cell>
          <table:table-cell table:formula="of:=[.F73]-[.A73]" office:value-type="float" office:value="16" calcext:value-type="float">
            <text:p>16</text:p>
          </table:table-cell>
          <table:table-cell table:formula="of:=[.H73]/[.G73]" office:value-type="float" office:value="32064" calcext:value-type="float">
            <text:p>32064</text:p>
          </table:table-cell>
          <table:table-cell table:formula="of:=[.J72]+[.G73]" office:value-type="float" office:value="0.0498594318330038" calcext:value-type="float">
            <text:p>0.049859431833004</text:p>
          </table:table-cell>
        </table:table-row>
        <table:table-row table:style-name="ro1">
          <table:table-cell table:formula="of:=[.F73]" office:value-type="float" office:value="2004" calcext:value-type="float">
            <text:p>200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4]+ROUND([.B74]/[.A74])" office:value-type="float" office:value="2020" calcext:value-type="float">
            <text:p>2020</text:p>
          </table:table-cell>
          <table:table-cell table:formula="of:=ROUND([.C74]/[.D74])" office:value-type="float" office:value="990" calcext:value-type="float">
            <text:p>990</text:p>
          </table:table-cell>
          <table:table-cell table:formula="of:=ROUND([.C74]/[.E74])" office:value-type="float" office:value="2020" calcext:value-type="float">
            <text:p>2020</text:p>
          </table:table-cell>
          <table:table-cell table:formula="of:=1/[.F74]" office:value-type="float" office:value="0.000495049504950495" calcext:value-type="float">
            <text:p>0.00049504950495</text:p>
          </table:table-cell>
          <table:table-cell table:formula="of:=[.F74]-[.A74]" office:value-type="float" office:value="16" calcext:value-type="float">
            <text:p>16</text:p>
          </table:table-cell>
          <table:table-cell table:formula="of:=[.H74]/[.G74]" office:value-type="float" office:value="32320" calcext:value-type="float">
            <text:p>32320</text:p>
          </table:table-cell>
          <table:table-cell table:formula="of:=[.J73]+[.G74]" office:value-type="float" office:value="0.0503544813379543" calcext:value-type="float">
            <text:p>0.050354481337954</text:p>
          </table:table-cell>
        </table:table-row>
        <table:table-row table:style-name="ro1">
          <table:table-cell table:formula="of:=[.F74]" office:value-type="float" office:value="2020" calcext:value-type="float">
            <text:p>20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5]+ROUND([.B75]/[.A75])" office:value-type="float" office:value="2036" calcext:value-type="float">
            <text:p>2036</text:p>
          </table:table-cell>
          <table:table-cell table:formula="of:=ROUND([.C75]/[.D75])" office:value-type="float" office:value="982" calcext:value-type="float">
            <text:p>982</text:p>
          </table:table-cell>
          <table:table-cell table:formula="of:=ROUND([.C75]/[.E75])" office:value-type="float" office:value="2037" calcext:value-type="float">
            <text:p>2037</text:p>
          </table:table-cell>
          <table:table-cell table:formula="of:=1/[.F75]" office:value-type="float" office:value="0.000490918016691213" calcext:value-type="float">
            <text:p>0.000490918016691</text:p>
          </table:table-cell>
          <table:table-cell table:formula="of:=[.F75]-[.A75]" office:value-type="float" office:value="17" calcext:value-type="float">
            <text:p>17</text:p>
          </table:table-cell>
          <table:table-cell table:formula="of:=[.H75]/[.G75]" office:value-type="float" office:value="34629" calcext:value-type="float">
            <text:p>34629</text:p>
          </table:table-cell>
          <table:table-cell table:formula="of:=[.J74]+[.G75]" office:value-type="float" office:value="0.0508453993546455" calcext:value-type="float">
            <text:p>0.050845399354646</text:p>
          </table:table-cell>
        </table:table-row>
        <table:table-row table:style-name="ro1">
          <table:table-cell table:formula="of:=[.F75]" office:value-type="float" office:value="2037" calcext:value-type="float">
            <text:p>203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6]+ROUND([.B76]/[.A76])" office:value-type="float" office:value="2053" calcext:value-type="float">
            <text:p>2053</text:p>
          </table:table-cell>
          <table:table-cell table:formula="of:=ROUND([.C76]/[.D76])" office:value-type="float" office:value="974" calcext:value-type="float">
            <text:p>974</text:p>
          </table:table-cell>
          <table:table-cell table:formula="of:=ROUND([.C76]/[.E76])" office:value-type="float" office:value="2053" calcext:value-type="float">
            <text:p>2053</text:p>
          </table:table-cell>
          <table:table-cell table:formula="of:=1/[.F76]" office:value-type="float" office:value="0.000487092060399416" calcext:value-type="float">
            <text:p>0.000487092060399</text:p>
          </table:table-cell>
          <table:table-cell table:formula="of:=[.F76]-[.A76]" office:value-type="float" office:value="16" calcext:value-type="float">
            <text:p>16</text:p>
          </table:table-cell>
          <table:table-cell table:formula="of:=[.H76]/[.G76]" office:value-type="float" office:value="32848" calcext:value-type="float">
            <text:p>32848</text:p>
          </table:table-cell>
          <table:table-cell table:formula="of:=[.J75]+[.G76]" office:value-type="float" office:value="0.0513324914150449" calcext:value-type="float">
            <text:p>0.051332491415045</text:p>
          </table:table-cell>
        </table:table-row>
        <table:table-row table:style-name="ro1">
          <table:table-cell table:formula="of:=[.F76]" office:value-type="float" office:value="2053" calcext:value-type="float">
            <text:p>205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7]+ROUND([.B77]/[.A77])" office:value-type="float" office:value="2069" calcext:value-type="float">
            <text:p>2069</text:p>
          </table:table-cell>
          <table:table-cell table:formula="of:=ROUND([.C77]/[.D77])" office:value-type="float" office:value="967" calcext:value-type="float">
            <text:p>967</text:p>
          </table:table-cell>
          <table:table-cell table:formula="of:=ROUND([.C77]/[.E77])" office:value-type="float" office:value="2068" calcext:value-type="float">
            <text:p>2068</text:p>
          </table:table-cell>
          <table:table-cell table:formula="of:=1/[.F77]" office:value-type="float" office:value="0.000483558994197292" calcext:value-type="float">
            <text:p>0.000483558994197</text:p>
          </table:table-cell>
          <table:table-cell table:formula="of:=[.F77]-[.A77]" office:value-type="float" office:value="15" calcext:value-type="float">
            <text:p>15</text:p>
          </table:table-cell>
          <table:table-cell table:formula="of:=[.H77]/[.G77]" office:value-type="float" office:value="31020" calcext:value-type="float">
            <text:p>31020</text:p>
          </table:table-cell>
          <table:table-cell table:formula="of:=[.J76]+[.G77]" office:value-type="float" office:value="0.0518160504092422" calcext:value-type="float">
            <text:p>0.051816050409242</text:p>
          </table:table-cell>
        </table:table-row>
        <table:table-row table:style-name="ro1">
          <table:table-cell table:formula="of:=[.F77]" office:value-type="float" office:value="2068" calcext:value-type="float">
            <text:p>206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8]+ROUND([.B78]/[.A78])" office:value-type="float" office:value="2083" calcext:value-type="float">
            <text:p>2083</text:p>
          </table:table-cell>
          <table:table-cell table:formula="of:=ROUND([.C78]/[.D78])" office:value-type="float" office:value="960" calcext:value-type="float">
            <text:p>960</text:p>
          </table:table-cell>
          <table:table-cell table:formula="of:=ROUND([.C78]/[.E78])" office:value-type="float" office:value="2083" calcext:value-type="float">
            <text:p>2083</text:p>
          </table:table-cell>
          <table:table-cell table:formula="of:=1/[.F78]" office:value-type="float" office:value="0.000480076812289966" calcext:value-type="float">
            <text:p>0.00048007681229</text:p>
          </table:table-cell>
          <table:table-cell table:formula="of:=[.F78]-[.A78]" office:value-type="float" office:value="15" calcext:value-type="float">
            <text:p>15</text:p>
          </table:table-cell>
          <table:table-cell table:formula="of:=[.H78]/[.G78]" office:value-type="float" office:value="31245" calcext:value-type="float">
            <text:p>31245</text:p>
          </table:table-cell>
          <table:table-cell table:formula="of:=[.J77]+[.G78]" office:value-type="float" office:value="0.0522961272215322" calcext:value-type="float">
            <text:p>0.052296127221532</text:p>
          </table:table-cell>
        </table:table-row>
        <table:table-row table:style-name="ro1">
          <table:table-cell table:formula="of:=[.F78]" office:value-type="float" office:value="2083" calcext:value-type="float">
            <text:p>208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79]+ROUND([.B79]/[.A79])" office:value-type="float" office:value="2098" calcext:value-type="float">
            <text:p>2098</text:p>
          </table:table-cell>
          <table:table-cell table:formula="of:=ROUND([.C79]/[.D79])" office:value-type="float" office:value="953" calcext:value-type="float">
            <text:p>953</text:p>
          </table:table-cell>
          <table:table-cell table:formula="of:=ROUND([.C79]/[.E79])" office:value-type="float" office:value="2099" calcext:value-type="float">
            <text:p>2099</text:p>
          </table:table-cell>
          <table:table-cell table:formula="of:=1/[.F79]" office:value-type="float" office:value="0.000476417341591234" calcext:value-type="float">
            <text:p>0.000476417341591</text:p>
          </table:table-cell>
          <table:table-cell table:formula="of:=[.F79]-[.A79]" office:value-type="float" office:value="16" calcext:value-type="float">
            <text:p>16</text:p>
          </table:table-cell>
          <table:table-cell table:formula="of:=[.H79]/[.G79]" office:value-type="float" office:value="33584" calcext:value-type="float">
            <text:p>33584</text:p>
          </table:table-cell>
          <table:table-cell table:formula="of:=[.J78]+[.G79]" office:value-type="float" office:value="0.0527725445631234" calcext:value-type="float">
            <text:p>0.052772544563123</text:p>
          </table:table-cell>
        </table:table-row>
        <table:table-row table:style-name="ro1">
          <table:table-cell table:formula="of:=[.F79]" office:value-type="float" office:value="2099" calcext:value-type="float">
            <text:p>209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0]+ROUND([.B80]/[.A80])" office:value-type="float" office:value="2114" calcext:value-type="float">
            <text:p>2114</text:p>
          </table:table-cell>
          <table:table-cell table:formula="of:=ROUND([.C80]/[.D80])" office:value-type="float" office:value="946" calcext:value-type="float">
            <text:p>946</text:p>
          </table:table-cell>
          <table:table-cell table:formula="of:=ROUND([.C80]/[.E80])" office:value-type="float" office:value="2114" calcext:value-type="float">
            <text:p>2114</text:p>
          </table:table-cell>
          <table:table-cell table:formula="of:=1/[.F80]" office:value-type="float" office:value="0.000473036896877956" calcext:value-type="float">
            <text:p>0.000473036896878</text:p>
          </table:table-cell>
          <table:table-cell table:formula="of:=[.F80]-[.A80]" office:value-type="float" office:value="15" calcext:value-type="float">
            <text:p>15</text:p>
          </table:table-cell>
          <table:table-cell table:formula="of:=[.H80]/[.G80]" office:value-type="float" office:value="31710" calcext:value-type="float">
            <text:p>31710</text:p>
          </table:table-cell>
          <table:table-cell table:formula="of:=[.J79]+[.G80]" office:value-type="float" office:value="0.0532455814600013" calcext:value-type="float">
            <text:p>0.053245581460001</text:p>
          </table:table-cell>
        </table:table-row>
        <table:table-row table:style-name="ro1">
          <table:table-cell table:formula="of:=[.F80]" office:value-type="float" office:value="2114" calcext:value-type="float">
            <text:p>211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1]+ROUND([.B81]/[.A81])" office:value-type="float" office:value="2129" calcext:value-type="float">
            <text:p>2129</text:p>
          </table:table-cell>
          <table:table-cell table:formula="of:=ROUND([.C81]/[.D81])" office:value-type="float" office:value="939" calcext:value-type="float">
            <text:p>939</text:p>
          </table:table-cell>
          <table:table-cell table:formula="of:=ROUND([.C81]/[.E81])" office:value-type="float" office:value="2130" calcext:value-type="float">
            <text:p>2130</text:p>
          </table:table-cell>
          <table:table-cell table:formula="of:=1/[.F81]" office:value-type="float" office:value="0.000469483568075117" calcext:value-type="float">
            <text:p>0.000469483568075</text:p>
          </table:table-cell>
          <table:table-cell table:formula="of:=[.F81]-[.A81]" office:value-type="float" office:value="16" calcext:value-type="float">
            <text:p>16</text:p>
          </table:table-cell>
          <table:table-cell table:formula="of:=[.H81]/[.G81]" office:value-type="float" office:value="34080" calcext:value-type="float">
            <text:p>34080</text:p>
          </table:table-cell>
          <table:table-cell table:formula="of:=[.J80]+[.G81]" office:value-type="float" office:value="0.0537150650280765" calcext:value-type="float">
            <text:p>0.053715065028077</text:p>
          </table:table-cell>
        </table:table-row>
        <table:table-row table:style-name="ro1">
          <table:table-cell table:formula="of:=[.F81]" office:value-type="float" office:value="2130" calcext:value-type="float">
            <text:p>213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2]+ROUND([.B82]/[.A82])" office:value-type="float" office:value="2145" calcext:value-type="float">
            <text:p>2145</text:p>
          </table:table-cell>
          <table:table-cell table:formula="of:=ROUND([.C82]/[.D82])" office:value-type="float" office:value="932" calcext:value-type="float">
            <text:p>932</text:p>
          </table:table-cell>
          <table:table-cell table:formula="of:=ROUND([.C82]/[.E82])" office:value-type="float" office:value="2146" calcext:value-type="float">
            <text:p>2146</text:p>
          </table:table-cell>
          <table:table-cell table:formula="of:=1/[.F82]" office:value-type="float" office:value="0.000465983224603914" calcext:value-type="float">
            <text:p>0.000465983224604</text:p>
          </table:table-cell>
          <table:table-cell table:formula="of:=[.F82]-[.A82]" office:value-type="float" office:value="16" calcext:value-type="float">
            <text:p>16</text:p>
          </table:table-cell>
          <table:table-cell table:formula="of:=[.H82]/[.G82]" office:value-type="float" office:value="34336" calcext:value-type="float">
            <text:p>34336</text:p>
          </table:table-cell>
          <table:table-cell table:formula="of:=[.J81]+[.G82]" office:value-type="float" office:value="0.0541810482526804" calcext:value-type="float">
            <text:p>0.05418104825268</text:p>
          </table:table-cell>
        </table:table-row>
        <table:table-row table:style-name="ro1">
          <table:table-cell table:formula="of:=[.F82]" office:value-type="float" office:value="2146" calcext:value-type="float">
            <text:p>214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3]+ROUND([.B83]/[.A83])" office:value-type="float" office:value="2161" calcext:value-type="float">
            <text:p>2161</text:p>
          </table:table-cell>
          <table:table-cell table:formula="of:=ROUND([.C83]/[.D83])" office:value-type="float" office:value="925" calcext:value-type="float">
            <text:p>925</text:p>
          </table:table-cell>
          <table:table-cell table:formula="of:=ROUND([.C83]/[.E83])" office:value-type="float" office:value="2162" calcext:value-type="float">
            <text:p>2162</text:p>
          </table:table-cell>
          <table:table-cell table:formula="of:=1/[.F83]" office:value-type="float" office:value="0.000462534690101758" calcext:value-type="float">
            <text:p>0.000462534690102</text:p>
          </table:table-cell>
          <table:table-cell table:formula="of:=[.F83]-[.A83]" office:value-type="float" office:value="16" calcext:value-type="float">
            <text:p>16</text:p>
          </table:table-cell>
          <table:table-cell table:formula="of:=[.H83]/[.G83]" office:value-type="float" office:value="34592" calcext:value-type="float">
            <text:p>34592</text:p>
          </table:table-cell>
          <table:table-cell table:formula="of:=[.J82]+[.G83]" office:value-type="float" office:value="0.0546435829427821" calcext:value-type="float">
            <text:p>0.054643582942782</text:p>
          </table:table-cell>
        </table:table-row>
        <table:table-row table:style-name="ro1">
          <table:table-cell table:formula="of:=[.F83]" office:value-type="float" office:value="2162" calcext:value-type="float">
            <text:p>216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4]+ROUND([.B84]/[.A84])" office:value-type="float" office:value="2177" calcext:value-type="float">
            <text:p>2177</text:p>
          </table:table-cell>
          <table:table-cell table:formula="of:=ROUND([.C84]/[.D84])" office:value-type="float" office:value="919" calcext:value-type="float">
            <text:p>919</text:p>
          </table:table-cell>
          <table:table-cell table:formula="of:=ROUND([.C84]/[.E84])" office:value-type="float" office:value="2176" calcext:value-type="float">
            <text:p>2176</text:p>
          </table:table-cell>
          <table:table-cell table:formula="of:=1/[.F84]" office:value-type="float" office:value="0.000459558823529412" calcext:value-type="float">
            <text:p>0.000459558823529</text:p>
          </table:table-cell>
          <table:table-cell table:formula="of:=[.F84]-[.A84]" office:value-type="float" office:value="14" calcext:value-type="float">
            <text:p>14</text:p>
          </table:table-cell>
          <table:table-cell table:formula="of:=[.H84]/[.G84]" office:value-type="float" office:value="30464" calcext:value-type="float">
            <text:p>30464</text:p>
          </table:table-cell>
          <table:table-cell table:formula="of:=[.J83]+[.G84]" office:value-type="float" office:value="0.0551031417663115" calcext:value-type="float">
            <text:p>0.055103141766312</text:p>
          </table:table-cell>
        </table:table-row>
        <table:table-row table:style-name="ro1">
          <table:table-cell table:formula="of:=[.F84]" office:value-type="float" office:value="2176" calcext:value-type="float">
            <text:p>217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5]+ROUND([.B85]/[.A85])" office:value-type="float" office:value="2191" calcext:value-type="float">
            <text:p>2191</text:p>
          </table:table-cell>
          <table:table-cell table:formula="of:=ROUND([.C85]/[.D85])" office:value-type="float" office:value="913" calcext:value-type="float">
            <text:p>913</text:p>
          </table:table-cell>
          <table:table-cell table:formula="of:=ROUND([.C85]/[.E85])" office:value-type="float" office:value="2191" calcext:value-type="float">
            <text:p>2191</text:p>
          </table:table-cell>
          <table:table-cell table:formula="of:=1/[.F85]" office:value-type="float" office:value="0.000456412596987677" calcext:value-type="float">
            <text:p>0.000456412596988</text:p>
          </table:table-cell>
          <table:table-cell table:formula="of:=[.F85]-[.A85]" office:value-type="float" office:value="15" calcext:value-type="float">
            <text:p>15</text:p>
          </table:table-cell>
          <table:table-cell table:formula="of:=[.H85]/[.G85]" office:value-type="float" office:value="32865" calcext:value-type="float">
            <text:p>32865</text:p>
          </table:table-cell>
          <table:table-cell table:formula="of:=[.J84]+[.G85]" office:value-type="float" office:value="0.0555595543632992" calcext:value-type="float">
            <text:p>0.055559554363299</text:p>
          </table:table-cell>
        </table:table-row>
        <table:table-row table:style-name="ro1">
          <table:table-cell table:formula="of:=[.F85]" office:value-type="float" office:value="2191" calcext:value-type="float">
            <text:p>219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6]+ROUND([.B86]/[.A86])" office:value-type="float" office:value="2206" calcext:value-type="float">
            <text:p>2206</text:p>
          </table:table-cell>
          <table:table-cell table:formula="of:=ROUND([.C86]/[.D86])" office:value-type="float" office:value="907" calcext:value-type="float">
            <text:p>907</text:p>
          </table:table-cell>
          <table:table-cell table:formula="of:=ROUND([.C86]/[.E86])" office:value-type="float" office:value="2205" calcext:value-type="float">
            <text:p>2205</text:p>
          </table:table-cell>
          <table:table-cell table:formula="of:=1/[.F86]" office:value-type="float" office:value="0.000453514739229025" calcext:value-type="float">
            <text:p>0.000453514739229</text:p>
          </table:table-cell>
          <table:table-cell table:formula="of:=[.F86]-[.A86]" office:value-type="float" office:value="14" calcext:value-type="float">
            <text:p>14</text:p>
          </table:table-cell>
          <table:table-cell table:formula="of:=[.H86]/[.G86]" office:value-type="float" office:value="30870" calcext:value-type="float">
            <text:p>30870</text:p>
          </table:table-cell>
          <table:table-cell table:formula="of:=[.J85]+[.G86]" office:value-type="float" office:value="0.0560130691025282" calcext:value-type="float">
            <text:p>0.056013069102528</text:p>
          </table:table-cell>
        </table:table-row>
        <table:table-row table:style-name="ro1">
          <table:table-cell table:formula="of:=[.F86]" office:value-type="float" office:value="2205" calcext:value-type="float">
            <text:p>220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7]+ROUND([.B87]/[.A87])" office:value-type="float" office:value="2220" calcext:value-type="float">
            <text:p>2220</text:p>
          </table:table-cell>
          <table:table-cell table:formula="of:=ROUND([.C87]/[.D87])" office:value-type="float" office:value="901" calcext:value-type="float">
            <text:p>901</text:p>
          </table:table-cell>
          <table:table-cell table:formula="of:=ROUND([.C87]/[.E87])" office:value-type="float" office:value="2220" calcext:value-type="float">
            <text:p>2220</text:p>
          </table:table-cell>
          <table:table-cell table:formula="of:=1/[.F87]" office:value-type="float" office:value="0.000450450450450451" calcext:value-type="float">
            <text:p>0.00045045045045</text:p>
          </table:table-cell>
          <table:table-cell table:formula="of:=[.F87]-[.A87]" office:value-type="float" office:value="15" calcext:value-type="float">
            <text:p>15</text:p>
          </table:table-cell>
          <table:table-cell table:formula="of:=[.H87]/[.G87]" office:value-type="float" office:value="33300" calcext:value-type="float">
            <text:p>33300</text:p>
          </table:table-cell>
          <table:table-cell table:formula="of:=[.J86]+[.G87]" office:value-type="float" office:value="0.0564635195529787" calcext:value-type="float">
            <text:p>0.056463519552979</text:p>
          </table:table-cell>
        </table:table-row>
        <table:table-row table:style-name="ro1">
          <table:table-cell table:formula="of:=[.F87]" office:value-type="float" office:value="2220" calcext:value-type="float">
            <text:p>222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8]+ROUND([.B88]/[.A88])" office:value-type="float" office:value="2234" calcext:value-type="float">
            <text:p>2234</text:p>
          </table:table-cell>
          <table:table-cell table:formula="of:=ROUND([.C88]/[.D88])" office:value-type="float" office:value="895" calcext:value-type="float">
            <text:p>895</text:p>
          </table:table-cell>
          <table:table-cell table:formula="of:=ROUND([.C88]/[.E88])" office:value-type="float" office:value="2235" calcext:value-type="float">
            <text:p>2235</text:p>
          </table:table-cell>
          <table:table-cell table:formula="of:=1/[.F88]" office:value-type="float" office:value="0.000447427293064877" calcext:value-type="float">
            <text:p>0.000447427293065</text:p>
          </table:table-cell>
          <table:table-cell table:formula="of:=[.F88]-[.A88]" office:value-type="float" office:value="15" calcext:value-type="float">
            <text:p>15</text:p>
          </table:table-cell>
          <table:table-cell table:formula="of:=[.H88]/[.G88]" office:value-type="float" office:value="33525" calcext:value-type="float">
            <text:p>33525</text:p>
          </table:table-cell>
          <table:table-cell table:formula="of:=[.J87]+[.G88]" office:value-type="float" office:value="0.0569109468460436" calcext:value-type="float">
            <text:p>0.056910946846044</text:p>
          </table:table-cell>
        </table:table-row>
        <table:table-row table:style-name="ro1">
          <table:table-cell table:formula="of:=[.F88]" office:value-type="float" office:value="2235" calcext:value-type="float">
            <text:p>223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89]+ROUND([.B89]/[.A89])" office:value-type="float" office:value="2249" calcext:value-type="float">
            <text:p>2249</text:p>
          </table:table-cell>
          <table:table-cell table:formula="of:=ROUND([.C89]/[.D89])" office:value-type="float" office:value="889" calcext:value-type="float">
            <text:p>889</text:p>
          </table:table-cell>
          <table:table-cell table:formula="of:=ROUND([.C89]/[.E89])" office:value-type="float" office:value="2250" calcext:value-type="float">
            <text:p>2250</text:p>
          </table:table-cell>
          <table:table-cell table:formula="of:=1/[.F89]" office:value-type="float" office:value="0.000444444444444444" calcext:value-type="float">
            <text:p>0.000444444444444</text:p>
          </table:table-cell>
          <table:table-cell table:formula="of:=[.F89]-[.A89]" office:value-type="float" office:value="15" calcext:value-type="float">
            <text:p>15</text:p>
          </table:table-cell>
          <table:table-cell table:formula="of:=[.H89]/[.G89]" office:value-type="float" office:value="33750" calcext:value-type="float">
            <text:p>33750</text:p>
          </table:table-cell>
          <table:table-cell table:formula="of:=[.J88]+[.G89]" office:value-type="float" office:value="0.057355391290488" calcext:value-type="float">
            <text:p>0.057355391290488</text:p>
          </table:table-cell>
        </table:table-row>
        <table:table-row table:style-name="ro1">
          <table:table-cell table:formula="of:=[.F89]" office:value-type="float" office:value="2250" calcext:value-type="float">
            <text:p>225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0]+ROUND([.B90]/[.A90])" office:value-type="float" office:value="2264" calcext:value-type="float">
            <text:p>2264</text:p>
          </table:table-cell>
          <table:table-cell table:formula="of:=ROUND([.C90]/[.D90])" office:value-type="float" office:value="883" calcext:value-type="float">
            <text:p>883</text:p>
          </table:table-cell>
          <table:table-cell table:formula="of:=ROUND([.C90]/[.E90])" office:value-type="float" office:value="2265" calcext:value-type="float">
            <text:p>2265</text:p>
          </table:table-cell>
          <table:table-cell table:formula="of:=1/[.F90]" office:value-type="float" office:value="0.000441501103752759" calcext:value-type="float">
            <text:p>0.000441501103753</text:p>
          </table:table-cell>
          <table:table-cell table:formula="of:=[.F90]-[.A90]" office:value-type="float" office:value="15" calcext:value-type="float">
            <text:p>15</text:p>
          </table:table-cell>
          <table:table-cell table:formula="of:=[.H90]/[.G90]" office:value-type="float" office:value="33975" calcext:value-type="float">
            <text:p>33975</text:p>
          </table:table-cell>
          <table:table-cell table:formula="of:=[.J89]+[.G90]" office:value-type="float" office:value="0.0577968923942408" calcext:value-type="float">
            <text:p>0.057796892394241</text:p>
          </table:table-cell>
        </table:table-row>
        <table:table-row table:style-name="ro1">
          <table:table-cell table:formula="of:=[.F90]" office:value-type="float" office:value="2265" calcext:value-type="float">
            <text:p>226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1]+ROUND([.B91]/[.A91])" office:value-type="float" office:value="2279" calcext:value-type="float">
            <text:p>2279</text:p>
          </table:table-cell>
          <table:table-cell table:formula="of:=ROUND([.C91]/[.D91])" office:value-type="float" office:value="878" calcext:value-type="float">
            <text:p>878</text:p>
          </table:table-cell>
          <table:table-cell table:formula="of:=ROUND([.C91]/[.E91])" office:value-type="float" office:value="2278" calcext:value-type="float">
            <text:p>2278</text:p>
          </table:table-cell>
          <table:table-cell table:formula="of:=1/[.F91]" office:value-type="float" office:value="0.000438981562774363" calcext:value-type="float">
            <text:p>0.000438981562774</text:p>
          </table:table-cell>
          <table:table-cell table:formula="of:=[.F91]-[.A91]" office:value-type="float" office:value="13" calcext:value-type="float">
            <text:p>13</text:p>
          </table:table-cell>
          <table:table-cell table:formula="of:=[.H91]/[.G91]" office:value-type="float" office:value="29614" calcext:value-type="float">
            <text:p>29614</text:p>
          </table:table-cell>
          <table:table-cell table:formula="of:=[.J90]+[.G91]" office:value-type="float" office:value="0.0582358739570152" calcext:value-type="float">
            <text:p>0.058235873957015</text:p>
          </table:table-cell>
        </table:table-row>
        <table:table-row table:style-name="ro1">
          <table:table-cell table:formula="of:=[.F91]" office:value-type="float" office:value="2278" calcext:value-type="float">
            <text:p>227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2]+ROUND([.B92]/[.A92])" office:value-type="float" office:value="2292" calcext:value-type="float">
            <text:p>2292</text:p>
          </table:table-cell>
          <table:table-cell table:formula="of:=ROUND([.C92]/[.D92])" office:value-type="float" office:value="873" calcext:value-type="float">
            <text:p>873</text:p>
          </table:table-cell>
          <table:table-cell table:formula="of:=ROUND([.C92]/[.E92])" office:value-type="float" office:value="2291" calcext:value-type="float">
            <text:p>2291</text:p>
          </table:table-cell>
          <table:table-cell table:formula="of:=1/[.F92]" office:value-type="float" office:value="0.000436490615451768" calcext:value-type="float">
            <text:p>0.000436490615452</text:p>
          </table:table-cell>
          <table:table-cell table:formula="of:=[.F92]-[.A92]" office:value-type="float" office:value="13" calcext:value-type="float">
            <text:p>13</text:p>
          </table:table-cell>
          <table:table-cell table:formula="of:=[.H92]/[.G92]" office:value-type="float" office:value="29783" calcext:value-type="float">
            <text:p>29783</text:p>
          </table:table-cell>
          <table:table-cell table:formula="of:=[.J91]+[.G92]" office:value-type="float" office:value="0.0586723645724669" calcext:value-type="float">
            <text:p>0.058672364572467</text:p>
          </table:table-cell>
        </table:table-row>
        <table:table-row table:style-name="ro1">
          <table:table-cell table:formula="of:=[.F92]" office:value-type="float" office:value="2291" calcext:value-type="float">
            <text:p>229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3]+ROUND([.B93]/[.A93])" office:value-type="float" office:value="2305" calcext:value-type="float">
            <text:p>2305</text:p>
          </table:table-cell>
          <table:table-cell table:formula="of:=ROUND([.C93]/[.D93])" office:value-type="float" office:value="868" calcext:value-type="float">
            <text:p>868</text:p>
          </table:table-cell>
          <table:table-cell table:formula="of:=ROUND([.C93]/[.E93])" office:value-type="float" office:value="2304" calcext:value-type="float">
            <text:p>2304</text:p>
          </table:table-cell>
          <table:table-cell table:formula="of:=1/[.F93]" office:value-type="float" office:value="0.000434027777777778" calcext:value-type="float">
            <text:p>0.000434027777778</text:p>
          </table:table-cell>
          <table:table-cell table:formula="of:=[.F93]-[.A93]" office:value-type="float" office:value="13" calcext:value-type="float">
            <text:p>13</text:p>
          </table:table-cell>
          <table:table-cell table:formula="of:=[.H93]/[.G93]" office:value-type="float" office:value="29952" calcext:value-type="float">
            <text:p>29952</text:p>
          </table:table-cell>
          <table:table-cell table:formula="of:=[.J92]+[.G93]" office:value-type="float" office:value="0.0591063923502447" calcext:value-type="float">
            <text:p>0.059106392350245</text:p>
          </table:table-cell>
        </table:table-row>
        <table:table-row table:style-name="ro1">
          <table:table-cell table:formula="of:=[.F93]" office:value-type="float" office:value="2304" calcext:value-type="float">
            <text:p>230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4]+ROUND([.B94]/[.A94])" office:value-type="float" office:value="2318" calcext:value-type="float">
            <text:p>2318</text:p>
          </table:table-cell>
          <table:table-cell table:formula="of:=ROUND([.C94]/[.D94])" office:value-type="float" office:value="863" calcext:value-type="float">
            <text:p>863</text:p>
          </table:table-cell>
          <table:table-cell table:formula="of:=ROUND([.C94]/[.E94])" office:value-type="float" office:value="2317" calcext:value-type="float">
            <text:p>2317</text:p>
          </table:table-cell>
          <table:table-cell table:formula="of:=1/[.F94]" office:value-type="float" office:value="0.000431592576607682" calcext:value-type="float">
            <text:p>0.000431592576608</text:p>
          </table:table-cell>
          <table:table-cell table:formula="of:=[.F94]-[.A94]" office:value-type="float" office:value="13" calcext:value-type="float">
            <text:p>13</text:p>
          </table:table-cell>
          <table:table-cell table:formula="of:=[.H94]/[.G94]" office:value-type="float" office:value="30121" calcext:value-type="float">
            <text:p>30121</text:p>
          </table:table-cell>
          <table:table-cell table:formula="of:=[.J93]+[.G94]" office:value-type="float" office:value="0.0595379849268524" calcext:value-type="float">
            <text:p>0.059537984926852</text:p>
          </table:table-cell>
        </table:table-row>
        <table:table-row table:style-name="ro1">
          <table:table-cell table:formula="of:=[.F94]" office:value-type="float" office:value="2317" calcext:value-type="float">
            <text:p>231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5]+ROUND([.B95]/[.A95])" office:value-type="float" office:value="2331" calcext:value-type="float">
            <text:p>2331</text:p>
          </table:table-cell>
          <table:table-cell table:formula="of:=ROUND([.C95]/[.D95])" office:value-type="float" office:value="858" calcext:value-type="float">
            <text:p>858</text:p>
          </table:table-cell>
          <table:table-cell table:formula="of:=ROUND([.C95]/[.E95])" office:value-type="float" office:value="2331" calcext:value-type="float">
            <text:p>2331</text:p>
          </table:table-cell>
          <table:table-cell table:formula="of:=1/[.F95]" office:value-type="float" office:value="0.000429000429000429" calcext:value-type="float">
            <text:p>0.000429000429</text:p>
          </table:table-cell>
          <table:table-cell table:formula="of:=[.F95]-[.A95]" office:value-type="float" office:value="14" calcext:value-type="float">
            <text:p>14</text:p>
          </table:table-cell>
          <table:table-cell table:formula="of:=[.H95]/[.G95]" office:value-type="float" office:value="32634" calcext:value-type="float">
            <text:p>32634</text:p>
          </table:table-cell>
          <table:table-cell table:formula="of:=[.J94]+[.G95]" office:value-type="float" office:value="0.0599669853558528" calcext:value-type="float">
            <text:p>0.059966985355853</text:p>
          </table:table-cell>
        </table:table-row>
        <table:table-row table:style-name="ro1">
          <table:table-cell table:formula="of:=[.F95]" office:value-type="float" office:value="2331" calcext:value-type="float">
            <text:p>233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6]+ROUND([.B96]/[.A96])" office:value-type="float" office:value="2345" calcext:value-type="float">
            <text:p>2345</text:p>
          </table:table-cell>
          <table:table-cell table:formula="of:=ROUND([.C96]/[.D96])" office:value-type="float" office:value="853" calcext:value-type="float">
            <text:p>853</text:p>
          </table:table-cell>
          <table:table-cell table:formula="of:=ROUND([.C96]/[.E96])" office:value-type="float" office:value="2345" calcext:value-type="float">
            <text:p>2345</text:p>
          </table:table-cell>
          <table:table-cell table:formula="of:=1/[.F96]" office:value-type="float" office:value="0.000426439232409382" calcext:value-type="float">
            <text:p>0.000426439232409</text:p>
          </table:table-cell>
          <table:table-cell table:formula="of:=[.F96]-[.A96]" office:value-type="float" office:value="14" calcext:value-type="float">
            <text:p>14</text:p>
          </table:table-cell>
          <table:table-cell table:formula="of:=[.H96]/[.G96]" office:value-type="float" office:value="32830" calcext:value-type="float">
            <text:p>32830</text:p>
          </table:table-cell>
          <table:table-cell table:formula="of:=[.J95]+[.G96]" office:value-type="float" office:value="0.0603934245882622" calcext:value-type="float">
            <text:p>0.060393424588262</text:p>
          </table:table-cell>
        </table:table-row>
        <table:table-row table:style-name="ro1">
          <table:table-cell table:formula="of:=[.F96]" office:value-type="float" office:value="2345" calcext:value-type="float">
            <text:p>234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7]+ROUND([.B97]/[.A97])" office:value-type="float" office:value="2359" calcext:value-type="float">
            <text:p>2359</text:p>
          </table:table-cell>
          <table:table-cell table:formula="of:=ROUND([.C97]/[.D97])" office:value-type="float" office:value="848" calcext:value-type="float">
            <text:p>848</text:p>
          </table:table-cell>
          <table:table-cell table:formula="of:=ROUND([.C97]/[.E97])" office:value-type="float" office:value="2358" calcext:value-type="float">
            <text:p>2358</text:p>
          </table:table-cell>
          <table:table-cell table:formula="of:=1/[.F97]" office:value-type="float" office:value="0.000424088210347752" calcext:value-type="float">
            <text:p>0.000424088210348</text:p>
          </table:table-cell>
          <table:table-cell table:formula="of:=[.F97]-[.A97]" office:value-type="float" office:value="13" calcext:value-type="float">
            <text:p>13</text:p>
          </table:table-cell>
          <table:table-cell table:formula="of:=[.H97]/[.G97]" office:value-type="float" office:value="30654" calcext:value-type="float">
            <text:p>30654</text:p>
          </table:table-cell>
          <table:table-cell table:formula="of:=[.J96]+[.G97]" office:value-type="float" office:value="0.0608175127986099" calcext:value-type="float">
            <text:p>0.06081751279861</text:p>
          </table:table-cell>
        </table:table-row>
        <table:table-row table:style-name="ro1">
          <table:table-cell table:formula="of:=[.F97]" office:value-type="float" office:value="2358" calcext:value-type="float">
            <text:p>235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8]+ROUND([.B98]/[.A98])" office:value-type="float" office:value="2372" calcext:value-type="float">
            <text:p>2372</text:p>
          </table:table-cell>
          <table:table-cell table:formula="of:=ROUND([.C98]/[.D98])" office:value-type="float" office:value="843" calcext:value-type="float">
            <text:p>843</text:p>
          </table:table-cell>
          <table:table-cell table:formula="of:=ROUND([.C98]/[.E98])" office:value-type="float" office:value="2372" calcext:value-type="float">
            <text:p>2372</text:p>
          </table:table-cell>
          <table:table-cell table:formula="of:=1/[.F98]" office:value-type="float" office:value="0.000421585160202361" calcext:value-type="float">
            <text:p>0.000421585160202</text:p>
          </table:table-cell>
          <table:table-cell table:formula="of:=[.F98]-[.A98]" office:value-type="float" office:value="14" calcext:value-type="float">
            <text:p>14</text:p>
          </table:table-cell>
          <table:table-cell table:formula="of:=[.H98]/[.G98]" office:value-type="float" office:value="33208" calcext:value-type="float">
            <text:p>33208</text:p>
          </table:table-cell>
          <table:table-cell table:formula="of:=[.J97]+[.G98]" office:value-type="float" office:value="0.0612390979588123" calcext:value-type="float">
            <text:p>0.061239097958812</text:p>
          </table:table-cell>
        </table:table-row>
        <table:table-row table:style-name="ro1">
          <table:table-cell table:formula="of:=[.F98]" office:value-type="float" office:value="2372" calcext:value-type="float">
            <text:p>237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99]+ROUND([.B99]/[.A99])" office:value-type="float" office:value="2385" calcext:value-type="float">
            <text:p>2385</text:p>
          </table:table-cell>
          <table:table-cell table:formula="of:=ROUND([.C99]/[.D99])" office:value-type="float" office:value="839" calcext:value-type="float">
            <text:p>839</text:p>
          </table:table-cell>
          <table:table-cell table:formula="of:=ROUND([.C99]/[.E99])" office:value-type="float" office:value="2384" calcext:value-type="float">
            <text:p>2384</text:p>
          </table:table-cell>
          <table:table-cell table:formula="of:=1/[.F99]" office:value-type="float" office:value="0.000419463087248322" calcext:value-type="float">
            <text:p>0.000419463087248</text:p>
          </table:table-cell>
          <table:table-cell table:formula="of:=[.F99]-[.A99]" office:value-type="float" office:value="12" calcext:value-type="float">
            <text:p>12</text:p>
          </table:table-cell>
          <table:table-cell table:formula="of:=[.H99]/[.G99]" office:value-type="float" office:value="28608" calcext:value-type="float">
            <text:p>28608</text:p>
          </table:table-cell>
          <table:table-cell table:formula="of:=[.J98]+[.G99]" office:value-type="float" office:value="0.0616585610460606" calcext:value-type="float">
            <text:p>0.061658561046061</text:p>
          </table:table-cell>
        </table:table-row>
        <table:table-row table:style-name="ro1">
          <table:table-cell table:formula="of:=[.F99]" office:value-type="float" office:value="2384" calcext:value-type="float">
            <text:p>238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0]+ROUND([.B100]/[.A100])" office:value-type="float" office:value="2397" calcext:value-type="float">
            <text:p>2397</text:p>
          </table:table-cell>
          <table:table-cell table:formula="of:=ROUND([.C100]/[.D100])" office:value-type="float" office:value="834" calcext:value-type="float">
            <text:p>834</text:p>
          </table:table-cell>
          <table:table-cell table:formula="of:=ROUND([.C100]/[.E100])" office:value-type="float" office:value="2398" calcext:value-type="float">
            <text:p>2398</text:p>
          </table:table-cell>
          <table:table-cell table:formula="of:=1/[.F100]" office:value-type="float" office:value="0.000417014178482068" calcext:value-type="float">
            <text:p>0.000417014178482</text:p>
          </table:table-cell>
          <table:table-cell table:formula="of:=[.F100]-[.A100]" office:value-type="float" office:value="14" calcext:value-type="float">
            <text:p>14</text:p>
          </table:table-cell>
          <table:table-cell table:formula="of:=[.H100]/[.G100]" office:value-type="float" office:value="33572" calcext:value-type="float">
            <text:p>33572</text:p>
          </table:table-cell>
          <table:table-cell table:formula="of:=[.J99]+[.G100]" office:value-type="float" office:value="0.0620755752245427" calcext:value-type="float">
            <text:p>0.062075575224543</text:p>
          </table:table-cell>
        </table:table-row>
        <table:table-row table:style-name="ro1">
          <table:table-cell table:formula="of:=[.F100]" office:value-type="float" office:value="2398" calcext:value-type="float">
            <text:p>239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1]+ROUND([.B101]/[.A101])" office:value-type="float" office:value="2411" calcext:value-type="float">
            <text:p>2411</text:p>
          </table:table-cell>
          <table:table-cell table:formula="of:=ROUND([.C101]/[.D101])" office:value-type="float" office:value="830" calcext:value-type="float">
            <text:p>830</text:p>
          </table:table-cell>
          <table:table-cell table:formula="of:=ROUND([.C101]/[.E101])" office:value-type="float" office:value="2410" calcext:value-type="float">
            <text:p>2410</text:p>
          </table:table-cell>
          <table:table-cell table:formula="of:=1/[.F101]" office:value-type="float" office:value="0.0004149377593361" calcext:value-type="float">
            <text:p>0.000414937759336</text:p>
          </table:table-cell>
          <table:table-cell table:formula="of:=[.F101]-[.A101]" office:value-type="float" office:value="12" calcext:value-type="float">
            <text:p>12</text:p>
          </table:table-cell>
          <table:table-cell table:formula="of:=[.H101]/[.G101]" office:value-type="float" office:value="28920" calcext:value-type="float">
            <text:p>28920</text:p>
          </table:table-cell>
          <table:table-cell table:formula="of:=[.J100]+[.G101]" office:value-type="float" office:value="0.0624905129838788" calcext:value-type="float">
            <text:p>0.062490512983879</text:p>
          </table:table-cell>
        </table:table-row>
        <table:table-row table:style-name="ro1">
          <table:table-cell table:formula="of:=[.F101]" office:value-type="float" office:value="2410" calcext:value-type="float">
            <text:p>241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2]+ROUND([.B102]/[.A102])" office:value-type="float" office:value="2423" calcext:value-type="float">
            <text:p>2423</text:p>
          </table:table-cell>
          <table:table-cell table:formula="of:=ROUND([.C102]/[.D102])" office:value-type="float" office:value="825" calcext:value-type="float">
            <text:p>825</text:p>
          </table:table-cell>
          <table:table-cell table:formula="of:=ROUND([.C102]/[.E102])" office:value-type="float" office:value="2424" calcext:value-type="float">
            <text:p>2424</text:p>
          </table:table-cell>
          <table:table-cell table:formula="of:=1/[.F102]" office:value-type="float" office:value="0.000412541254125413" calcext:value-type="float">
            <text:p>0.000412541254125</text:p>
          </table:table-cell>
          <table:table-cell table:formula="of:=[.F102]-[.A102]" office:value-type="float" office:value="14" calcext:value-type="float">
            <text:p>14</text:p>
          </table:table-cell>
          <table:table-cell table:formula="of:=[.H102]/[.G102]" office:value-type="float" office:value="33936" calcext:value-type="float">
            <text:p>33936</text:p>
          </table:table-cell>
          <table:table-cell table:formula="of:=[.J101]+[.G102]" office:value-type="float" office:value="0.0629030542380042" calcext:value-type="float">
            <text:p>0.062903054238004</text:p>
          </table:table-cell>
        </table:table-row>
        <table:table-row table:style-name="ro1">
          <table:table-cell table:formula="of:=[.F102]" office:value-type="float" office:value="2424" calcext:value-type="float">
            <text:p>242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3]+ROUND([.B103]/[.A103])" office:value-type="float" office:value="2437" calcext:value-type="float">
            <text:p>2437</text:p>
          </table:table-cell>
          <table:table-cell table:formula="of:=ROUND([.C103]/[.D103])" office:value-type="float" office:value="821" calcext:value-type="float">
            <text:p>821</text:p>
          </table:table-cell>
          <table:table-cell table:formula="of:=ROUND([.C103]/[.E103])" office:value-type="float" office:value="2436" calcext:value-type="float">
            <text:p>2436</text:p>
          </table:table-cell>
          <table:table-cell table:formula="of:=1/[.F103]" office:value-type="float" office:value="0.000410509031198686" calcext:value-type="float">
            <text:p>0.000410509031199</text:p>
          </table:table-cell>
          <table:table-cell table:formula="of:=[.F103]-[.A103]" office:value-type="float" office:value="12" calcext:value-type="float">
            <text:p>12</text:p>
          </table:table-cell>
          <table:table-cell table:formula="of:=[.H103]/[.G103]" office:value-type="float" office:value="29232" calcext:value-type="float">
            <text:p>29232</text:p>
          </table:table-cell>
          <table:table-cell table:formula="of:=[.J102]+[.G103]" office:value-type="float" office:value="0.0633135632692029" calcext:value-type="float">
            <text:p>0.063313563269203</text:p>
          </table:table-cell>
        </table:table-row>
        <table:table-row table:style-name="ro1">
          <table:table-cell table:formula="of:=[.F103]" office:value-type="float" office:value="2436" calcext:value-type="float">
            <text:p>243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4]+ROUND([.B104]/[.A104])" office:value-type="float" office:value="2449" calcext:value-type="float">
            <text:p>2449</text:p>
          </table:table-cell>
          <table:table-cell table:formula="of:=ROUND([.C104]/[.D104])" office:value-type="float" office:value="817" calcext:value-type="float">
            <text:p>817</text:p>
          </table:table-cell>
          <table:table-cell table:formula="of:=ROUND([.C104]/[.E104])" office:value-type="float" office:value="2448" calcext:value-type="float">
            <text:p>2448</text:p>
          </table:table-cell>
          <table:table-cell table:formula="of:=1/[.F104]" office:value-type="float" office:value="0.000408496732026144" calcext:value-type="float">
            <text:p>0.000408496732026</text:p>
          </table:table-cell>
          <table:table-cell table:formula="of:=[.F104]-[.A104]" office:value-type="float" office:value="12" calcext:value-type="float">
            <text:p>12</text:p>
          </table:table-cell>
          <table:table-cell table:formula="of:=[.H104]/[.G104]" office:value-type="float" office:value="29376" calcext:value-type="float">
            <text:p>29376</text:p>
          </table:table-cell>
          <table:table-cell table:formula="of:=[.J103]+[.G104]" office:value-type="float" office:value="0.063722060001229" calcext:value-type="float">
            <text:p>0.063722060001229</text:p>
          </table:table-cell>
        </table:table-row>
        <table:table-row table:style-name="ro1">
          <table:table-cell table:formula="of:=[.F104]" office:value-type="float" office:value="2448" calcext:value-type="float">
            <text:p>244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5]+ROUND([.B105]/[.A105])" office:value-type="float" office:value="2461" calcext:value-type="float">
            <text:p>2461</text:p>
          </table:table-cell>
          <table:table-cell table:formula="of:=ROUND([.C105]/[.D105])" office:value-type="float" office:value="813" calcext:value-type="float">
            <text:p>813</text:p>
          </table:table-cell>
          <table:table-cell table:formula="of:=ROUND([.C105]/[.E105])" office:value-type="float" office:value="2460" calcext:value-type="float">
            <text:p>2460</text:p>
          </table:table-cell>
          <table:table-cell table:formula="of:=1/[.F105]" office:value-type="float" office:value="0.00040650406504065" calcext:value-type="float">
            <text:p>0.000406504065041</text:p>
          </table:table-cell>
          <table:table-cell table:formula="of:=[.F105]-[.A105]" office:value-type="float" office:value="12" calcext:value-type="float">
            <text:p>12</text:p>
          </table:table-cell>
          <table:table-cell table:formula="of:=[.H105]/[.G105]" office:value-type="float" office:value="29520" calcext:value-type="float">
            <text:p>29520</text:p>
          </table:table-cell>
          <table:table-cell table:formula="of:=[.J104]+[.G105]" office:value-type="float" office:value="0.0641285640662697" calcext:value-type="float">
            <text:p>0.06412856406627</text:p>
          </table:table-cell>
        </table:table-row>
        <table:table-row table:style-name="ro1">
          <table:table-cell table:formula="of:=[.F105]" office:value-type="float" office:value="2460" calcext:value-type="float">
            <text:p>246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6]+ROUND([.B106]/[.A106])" office:value-type="float" office:value="2473" calcext:value-type="float">
            <text:p>2473</text:p>
          </table:table-cell>
          <table:table-cell table:formula="of:=ROUND([.C106]/[.D106])" office:value-type="float" office:value="809" calcext:value-type="float">
            <text:p>809</text:p>
          </table:table-cell>
          <table:table-cell table:formula="of:=ROUND([.C106]/[.E106])" office:value-type="float" office:value="2472" calcext:value-type="float">
            <text:p>2472</text:p>
          </table:table-cell>
          <table:table-cell table:formula="of:=1/[.F106]" office:value-type="float" office:value="0.00040453074433657" calcext:value-type="float">
            <text:p>0.000404530744337</text:p>
          </table:table-cell>
          <table:table-cell table:formula="of:=[.F106]-[.A106]" office:value-type="float" office:value="12" calcext:value-type="float">
            <text:p>12</text:p>
          </table:table-cell>
          <table:table-cell table:formula="of:=[.H106]/[.G106]" office:value-type="float" office:value="29664" calcext:value-type="float">
            <text:p>29664</text:p>
          </table:table-cell>
          <table:table-cell table:formula="of:=[.J105]+[.G106]" office:value-type="float" office:value="0.0645330948106063" calcext:value-type="float">
            <text:p>0.064533094810606</text:p>
          </table:table-cell>
        </table:table-row>
        <table:table-row table:style-name="ro1">
          <table:table-cell table:formula="of:=[.F106]" office:value-type="float" office:value="2472" calcext:value-type="float">
            <text:p>247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7]+ROUND([.B107]/[.A107])" office:value-type="float" office:value="2485" calcext:value-type="float">
            <text:p>2485</text:p>
          </table:table-cell>
          <table:table-cell table:formula="of:=ROUND([.C107]/[.D107])" office:value-type="float" office:value="805" calcext:value-type="float">
            <text:p>805</text:p>
          </table:table-cell>
          <table:table-cell table:formula="of:=ROUND([.C107]/[.E107])" office:value-type="float" office:value="2484" calcext:value-type="float">
            <text:p>2484</text:p>
          </table:table-cell>
          <table:table-cell table:formula="of:=1/[.F107]" office:value-type="float" office:value="0.000402576489533011" calcext:value-type="float">
            <text:p>0.000402576489533</text:p>
          </table:table-cell>
          <table:table-cell table:formula="of:=[.F107]-[.A107]" office:value-type="float" office:value="12" calcext:value-type="float">
            <text:p>12</text:p>
          </table:table-cell>
          <table:table-cell table:formula="of:=[.H107]/[.G107]" office:value-type="float" office:value="29808" calcext:value-type="float">
            <text:p>29808</text:p>
          </table:table-cell>
          <table:table-cell table:formula="of:=[.J106]+[.G107]" office:value-type="float" office:value="0.0649356713001393" calcext:value-type="float">
            <text:p>0.064935671300139</text:p>
          </table:table-cell>
        </table:table-row>
        <table:table-row table:style-name="ro1">
          <table:table-cell table:formula="of:=[.F107]" office:value-type="float" office:value="2484" calcext:value-type="float">
            <text:p>248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8]+ROUND([.B108]/[.A108])" office:value-type="float" office:value="2497" calcext:value-type="float">
            <text:p>2497</text:p>
          </table:table-cell>
          <table:table-cell table:formula="of:=ROUND([.C108]/[.D108])" office:value-type="float" office:value="801" calcext:value-type="float">
            <text:p>801</text:p>
          </table:table-cell>
          <table:table-cell table:formula="of:=ROUND([.C108]/[.E108])" office:value-type="float" office:value="2497" calcext:value-type="float">
            <text:p>2497</text:p>
          </table:table-cell>
          <table:table-cell table:formula="of:=1/[.F108]" office:value-type="float" office:value="0.00040048057669203" calcext:value-type="float">
            <text:p>0.000400480576692</text:p>
          </table:table-cell>
          <table:table-cell table:formula="of:=[.F108]-[.A108]" office:value-type="float" office:value="13" calcext:value-type="float">
            <text:p>13</text:p>
          </table:table-cell>
          <table:table-cell table:formula="of:=[.H108]/[.G108]" office:value-type="float" office:value="32461" calcext:value-type="float">
            <text:p>32461</text:p>
          </table:table-cell>
          <table:table-cell table:formula="of:=[.J107]+[.G108]" office:value-type="float" office:value="0.0653361518768313" calcext:value-type="float">
            <text:p>0.065336151876831</text:p>
          </table:table-cell>
        </table:table-row>
        <table:table-row table:style-name="ro1">
          <table:table-cell table:formula="of:=[.F108]" office:value-type="float" office:value="2497" calcext:value-type="float">
            <text:p>249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09]+ROUND([.B109]/[.A109])" office:value-type="float" office:value="2510" calcext:value-type="float">
            <text:p>2510</text:p>
          </table:table-cell>
          <table:table-cell table:formula="of:=ROUND([.C109]/[.D109])" office:value-type="float" office:value="797" calcext:value-type="float">
            <text:p>797</text:p>
          </table:table-cell>
          <table:table-cell table:formula="of:=ROUND([.C109]/[.E109])" office:value-type="float" office:value="2509" calcext:value-type="float">
            <text:p>2509</text:p>
          </table:table-cell>
          <table:table-cell table:formula="of:=1/[.F109]" office:value-type="float" office:value="0.000398565165404544" calcext:value-type="float">
            <text:p>0.000398565165405</text:p>
          </table:table-cell>
          <table:table-cell table:formula="of:=[.F109]-[.A109]" office:value-type="float" office:value="12" calcext:value-type="float">
            <text:p>12</text:p>
          </table:table-cell>
          <table:table-cell table:formula="of:=[.H109]/[.G109]" office:value-type="float" office:value="30108" calcext:value-type="float">
            <text:p>30108</text:p>
          </table:table-cell>
          <table:table-cell table:formula="of:=[.J108]+[.G109]" office:value-type="float" office:value="0.0657347170422358" calcext:value-type="float">
            <text:p>0.065734717042236</text:p>
          </table:table-cell>
        </table:table-row>
        <table:table-row table:style-name="ro1">
          <table:table-cell table:formula="of:=[.F109]" office:value-type="float" office:value="2509" calcext:value-type="float">
            <text:p>250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0]+ROUND([.B110]/[.A110])" office:value-type="float" office:value="2522" calcext:value-type="float">
            <text:p>2522</text:p>
          </table:table-cell>
          <table:table-cell table:formula="of:=ROUND([.C110]/[.D110])" office:value-type="float" office:value="793" calcext:value-type="float">
            <text:p>793</text:p>
          </table:table-cell>
          <table:table-cell table:formula="of:=ROUND([.C110]/[.E110])" office:value-type="float" office:value="2522" calcext:value-type="float">
            <text:p>2522</text:p>
          </table:table-cell>
          <table:table-cell table:formula="of:=1/[.F110]" office:value-type="float" office:value="0.000396510705789056" calcext:value-type="float">
            <text:p>0.000396510705789</text:p>
          </table:table-cell>
          <table:table-cell table:formula="of:=[.F110]-[.A110]" office:value-type="float" office:value="13" calcext:value-type="float">
            <text:p>13</text:p>
          </table:table-cell>
          <table:table-cell table:formula="of:=[.H110]/[.G110]" office:value-type="float" office:value="32786" calcext:value-type="float">
            <text:p>32786</text:p>
          </table:table-cell>
          <table:table-cell table:formula="of:=[.J109]+[.G110]" office:value-type="float" office:value="0.0661312277480249" calcext:value-type="float">
            <text:p>0.066131227748025</text:p>
          </table:table-cell>
        </table:table-row>
        <table:table-row table:style-name="ro1">
          <table:table-cell table:formula="of:=[.F110]" office:value-type="float" office:value="2522" calcext:value-type="float">
            <text:p>252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1]+ROUND([.B111]/[.A111])" office:value-type="float" office:value="2535" calcext:value-type="float">
            <text:p>2535</text:p>
          </table:table-cell>
          <table:table-cell table:formula="of:=ROUND([.C111]/[.D111])" office:value-type="float" office:value="789" calcext:value-type="float">
            <text:p>789</text:p>
          </table:table-cell>
          <table:table-cell table:formula="of:=ROUND([.C111]/[.E111])" office:value-type="float" office:value="2535" calcext:value-type="float">
            <text:p>2535</text:p>
          </table:table-cell>
          <table:table-cell table:formula="of:=1/[.F111]" office:value-type="float" office:value="0.000394477317554241" calcext:value-type="float">
            <text:p>0.000394477317554</text:p>
          </table:table-cell>
          <table:table-cell table:formula="of:=[.F111]-[.A111]" office:value-type="float" office:value="13" calcext:value-type="float">
            <text:p>13</text:p>
          </table:table-cell>
          <table:table-cell table:formula="of:=[.H111]/[.G111]" office:value-type="float" office:value="32955" calcext:value-type="float">
            <text:p>32955</text:p>
          </table:table-cell>
          <table:table-cell table:formula="of:=[.J110]+[.G111]" office:value-type="float" office:value="0.0665257050655791" calcext:value-type="float">
            <text:p>0.066525705065579</text:p>
          </table:table-cell>
        </table:table-row>
        <table:table-row table:style-name="ro1">
          <table:table-cell table:formula="of:=[.F111]" office:value-type="float" office:value="2535" calcext:value-type="float">
            <text:p>253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2]+ROUND([.B112]/[.A112])" office:value-type="float" office:value="2548" calcext:value-type="float">
            <text:p>2548</text:p>
          </table:table-cell>
          <table:table-cell table:formula="of:=ROUND([.C112]/[.D112])" office:value-type="float" office:value="785" calcext:value-type="float">
            <text:p>785</text:p>
          </table:table-cell>
          <table:table-cell table:formula="of:=ROUND([.C112]/[.E112])" office:value-type="float" office:value="2548" calcext:value-type="float">
            <text:p>2548</text:p>
          </table:table-cell>
          <table:table-cell table:formula="of:=1/[.F112]" office:value-type="float" office:value="0.000392464678178964" calcext:value-type="float">
            <text:p>0.000392464678179</text:p>
          </table:table-cell>
          <table:table-cell table:formula="of:=[.F112]-[.A112]" office:value-type="float" office:value="13" calcext:value-type="float">
            <text:p>13</text:p>
          </table:table-cell>
          <table:table-cell table:formula="of:=[.H112]/[.G112]" office:value-type="float" office:value="33124" calcext:value-type="float">
            <text:p>33124</text:p>
          </table:table-cell>
          <table:table-cell table:formula="of:=[.J111]+[.G112]" office:value-type="float" office:value="0.0669181697437581" calcext:value-type="float">
            <text:p>0.066918169743758</text:p>
          </table:table-cell>
        </table:table-row>
        <table:table-row table:style-name="ro1">
          <table:table-cell table:formula="of:=[.F112]" office:value-type="float" office:value="2548" calcext:value-type="float">
            <text:p>254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3]+ROUND([.B113]/[.A113])" office:value-type="float" office:value="2561" calcext:value-type="float">
            <text:p>2561</text:p>
          </table:table-cell>
          <table:table-cell table:formula="of:=ROUND([.C113]/[.D113])" office:value-type="float" office:value="781" calcext:value-type="float">
            <text:p>781</text:p>
          </table:table-cell>
          <table:table-cell table:formula="of:=ROUND([.C113]/[.E113])" office:value-type="float" office:value="2561" calcext:value-type="float">
            <text:p>2561</text:p>
          </table:table-cell>
          <table:table-cell table:formula="of:=1/[.F113]" office:value-type="float" office:value="0.000390472471690746" calcext:value-type="float">
            <text:p>0.000390472471691</text:p>
          </table:table-cell>
          <table:table-cell table:formula="of:=[.F113]-[.A113]" office:value-type="float" office:value="13" calcext:value-type="float">
            <text:p>13</text:p>
          </table:table-cell>
          <table:table-cell table:formula="of:=[.H113]/[.G113]" office:value-type="float" office:value="33293" calcext:value-type="float">
            <text:p>33293</text:p>
          </table:table-cell>
          <table:table-cell table:formula="of:=[.J112]+[.G113]" office:value-type="float" office:value="0.0673086422154488" calcext:value-type="float">
            <text:p>0.067308642215449</text:p>
          </table:table-cell>
        </table:table-row>
        <table:table-row table:style-name="ro1">
          <table:table-cell table:formula="of:=[.F113]" office:value-type="float" office:value="2561" calcext:value-type="float">
            <text:p>256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4]+ROUND([.B114]/[.A114])" office:value-type="float" office:value="2573" calcext:value-type="float">
            <text:p>2573</text:p>
          </table:table-cell>
          <table:table-cell table:formula="of:=ROUND([.C114]/[.D114])" office:value-type="float" office:value="777" calcext:value-type="float">
            <text:p>777</text:p>
          </table:table-cell>
          <table:table-cell table:formula="of:=ROUND([.C114]/[.E114])" office:value-type="float" office:value="2574" calcext:value-type="float">
            <text:p>2574</text:p>
          </table:table-cell>
          <table:table-cell table:formula="of:=1/[.F114]" office:value-type="float" office:value="0.000388500388500388" calcext:value-type="float">
            <text:p>0.0003885003885</text:p>
          </table:table-cell>
          <table:table-cell table:formula="of:=[.F114]-[.A114]" office:value-type="float" office:value="13" calcext:value-type="float">
            <text:p>13</text:p>
          </table:table-cell>
          <table:table-cell table:formula="of:=[.H114]/[.G114]" office:value-type="float" office:value="33462" calcext:value-type="float">
            <text:p>33462</text:p>
          </table:table-cell>
          <table:table-cell table:formula="of:=[.J113]+[.G114]" office:value-type="float" office:value="0.0676971426039492" calcext:value-type="float">
            <text:p>0.067697142603949</text:p>
          </table:table-cell>
        </table:table-row>
        <table:table-row table:style-name="ro1">
          <table:table-cell table:formula="of:=[.F114]" office:value-type="float" office:value="2574" calcext:value-type="float">
            <text:p>257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5]+ROUND([.B115]/[.A115])" office:value-type="float" office:value="2586" calcext:value-type="float">
            <text:p>2586</text:p>
          </table:table-cell>
          <table:table-cell table:formula="of:=ROUND([.C115]/[.D115])" office:value-type="float" office:value="773" calcext:value-type="float">
            <text:p>773</text:p>
          </table:table-cell>
          <table:table-cell table:formula="of:=ROUND([.C115]/[.E115])" office:value-type="float" office:value="2587" calcext:value-type="float">
            <text:p>2587</text:p>
          </table:table-cell>
          <table:table-cell table:formula="of:=1/[.F115]" office:value-type="float" office:value="0.000386548125241593" calcext:value-type="float">
            <text:p>0.000386548125242</text:p>
          </table:table-cell>
          <table:table-cell table:formula="of:=[.F115]-[.A115]" office:value-type="float" office:value="13" calcext:value-type="float">
            <text:p>13</text:p>
          </table:table-cell>
          <table:table-cell table:formula="of:=[.H115]/[.G115]" office:value-type="float" office:value="33631" calcext:value-type="float">
            <text:p>33631</text:p>
          </table:table-cell>
          <table:table-cell table:formula="of:=[.J114]+[.G115]" office:value-type="float" office:value="0.0680836907291908" calcext:value-type="float">
            <text:p>0.068083690729191</text:p>
          </table:table-cell>
        </table:table-row>
        <table:table-row table:style-name="ro1">
          <table:table-cell table:formula="of:=[.F115]" office:value-type="float" office:value="2587" calcext:value-type="float">
            <text:p>258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6]+ROUND([.B116]/[.A116])" office:value-type="float" office:value="2599" calcext:value-type="float">
            <text:p>2599</text:p>
          </table:table-cell>
          <table:table-cell table:formula="of:=ROUND([.C116]/[.D116])" office:value-type="float" office:value="770" calcext:value-type="float">
            <text:p>770</text:p>
          </table:table-cell>
          <table:table-cell table:formula="of:=ROUND([.C116]/[.E116])" office:value-type="float" office:value="2597" calcext:value-type="float">
            <text:p>2597</text:p>
          </table:table-cell>
          <table:table-cell table:formula="of:=1/[.F116]" office:value-type="float" office:value="0.000385059684251059" calcext:value-type="float">
            <text:p>0.000385059684251</text:p>
          </table:table-cell>
          <table:table-cell table:formula="of:=[.F116]-[.A116]" office:value-type="float" office:value="10" calcext:value-type="float">
            <text:p>10</text:p>
          </table:table-cell>
          <table:table-cell table:formula="of:=[.H116]/[.G116]" office:value-type="float" office:value="25970" calcext:value-type="float">
            <text:p>25970</text:p>
          </table:table-cell>
          <table:table-cell table:formula="of:=[.J115]+[.G116]" office:value-type="float" office:value="0.0684687504134419" calcext:value-type="float">
            <text:p>0.068468750413442</text:p>
          </table:table-cell>
        </table:table-row>
        <table:table-row table:style-name="ro1">
          <table:table-cell table:formula="of:=[.F116]" office:value-type="float" office:value="2597" calcext:value-type="float">
            <text:p>259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7]+ROUND([.B117]/[.A117])" office:value-type="float" office:value="2609" calcext:value-type="float">
            <text:p>2609</text:p>
          </table:table-cell>
          <table:table-cell table:formula="of:=ROUND([.C117]/[.D117])" office:value-type="float" office:value="767" calcext:value-type="float">
            <text:p>767</text:p>
          </table:table-cell>
          <table:table-cell table:formula="of:=ROUND([.C117]/[.E117])" office:value-type="float" office:value="2608" calcext:value-type="float">
            <text:p>2608</text:p>
          </table:table-cell>
          <table:table-cell table:formula="of:=1/[.F117]" office:value-type="float" office:value="0.000383435582822086" calcext:value-type="float">
            <text:p>0.000383435582822</text:p>
          </table:table-cell>
          <table:table-cell table:formula="of:=[.F117]-[.A117]" office:value-type="float" office:value="11" calcext:value-type="float">
            <text:p>11</text:p>
          </table:table-cell>
          <table:table-cell table:formula="of:=[.H117]/[.G117]" office:value-type="float" office:value="28688" calcext:value-type="float">
            <text:p>28688</text:p>
          </table:table-cell>
          <table:table-cell table:formula="of:=[.J116]+[.G117]" office:value-type="float" office:value="0.068852185996264" calcext:value-type="float">
            <text:p>0.068852185996264</text:p>
          </table:table-cell>
        </table:table-row>
        <table:table-row table:style-name="ro1">
          <table:table-cell table:formula="of:=[.F117]" office:value-type="float" office:value="2608" calcext:value-type="float">
            <text:p>260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8]+ROUND([.B118]/[.A118])" office:value-type="float" office:value="2620" calcext:value-type="float">
            <text:p>2620</text:p>
          </table:table-cell>
          <table:table-cell table:formula="of:=ROUND([.C118]/[.D118])" office:value-type="float" office:value="763" calcext:value-type="float">
            <text:p>763</text:p>
          </table:table-cell>
          <table:table-cell table:formula="of:=ROUND([.C118]/[.E118])" office:value-type="float" office:value="2621" calcext:value-type="float">
            <text:p>2621</text:p>
          </table:table-cell>
          <table:table-cell table:formula="of:=1/[.F118]" office:value-type="float" office:value="0.000381533765738268" calcext:value-type="float">
            <text:p>0.000381533765738</text:p>
          </table:table-cell>
          <table:table-cell table:formula="of:=[.F118]-[.A118]" office:value-type="float" office:value="13" calcext:value-type="float">
            <text:p>13</text:p>
          </table:table-cell>
          <table:table-cell table:formula="of:=[.H118]/[.G118]" office:value-type="float" office:value="34073" calcext:value-type="float">
            <text:p>34073</text:p>
          </table:table-cell>
          <table:table-cell table:formula="of:=[.J117]+[.G118]" office:value-type="float" office:value="0.0692337197620022" calcext:value-type="float">
            <text:p>0.069233719762002</text:p>
          </table:table-cell>
        </table:table-row>
        <table:table-row table:style-name="ro1">
          <table:table-cell table:formula="of:=[.F118]" office:value-type="float" office:value="2621" calcext:value-type="float">
            <text:p>262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19]+ROUND([.B119]/[.A119])" office:value-type="float" office:value="2633" calcext:value-type="float">
            <text:p>2633</text:p>
          </table:table-cell>
          <table:table-cell table:formula="of:=ROUND([.C119]/[.D119])" office:value-type="float" office:value="760" calcext:value-type="float">
            <text:p>760</text:p>
          </table:table-cell>
          <table:table-cell table:formula="of:=ROUND([.C119]/[.E119])" office:value-type="float" office:value="2632" calcext:value-type="float">
            <text:p>2632</text:p>
          </table:table-cell>
          <table:table-cell table:formula="of:=1/[.F119]" office:value-type="float" office:value="0.000379939209726444" calcext:value-type="float">
            <text:p>0.000379939209726</text:p>
          </table:table-cell>
          <table:table-cell table:formula="of:=[.F119]-[.A119]" office:value-type="float" office:value="11" calcext:value-type="float">
            <text:p>11</text:p>
          </table:table-cell>
          <table:table-cell table:formula="of:=[.H119]/[.G119]" office:value-type="float" office:value="28952" calcext:value-type="float">
            <text:p>28952</text:p>
          </table:table-cell>
          <table:table-cell table:formula="of:=[.J118]+[.G119]" office:value-type="float" office:value="0.0696136589717287" calcext:value-type="float">
            <text:p>0.069613658971729</text:p>
          </table:table-cell>
        </table:table-row>
        <table:table-row table:style-name="ro1">
          <table:table-cell table:formula="of:=[.F119]" office:value-type="float" office:value="2632" calcext:value-type="float">
            <text:p>263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0]+ROUND([.B120]/[.A120])" office:value-type="float" office:value="2644" calcext:value-type="float">
            <text:p>2644</text:p>
          </table:table-cell>
          <table:table-cell table:formula="of:=ROUND([.C120]/[.D120])" office:value-type="float" office:value="756" calcext:value-type="float">
            <text:p>756</text:p>
          </table:table-cell>
          <table:table-cell table:formula="of:=ROUND([.C120]/[.E120])" office:value-type="float" office:value="2646" calcext:value-type="float">
            <text:p>2646</text:p>
          </table:table-cell>
          <table:table-cell table:formula="of:=1/[.F120]" office:value-type="float" office:value="0.000377928949357521" calcext:value-type="float">
            <text:p>0.000377928949358</text:p>
          </table:table-cell>
          <table:table-cell table:formula="of:=[.F120]-[.A120]" office:value-type="float" office:value="14" calcext:value-type="float">
            <text:p>14</text:p>
          </table:table-cell>
          <table:table-cell table:formula="of:=[.H120]/[.G120]" office:value-type="float" office:value="37044" calcext:value-type="float">
            <text:p>37044</text:p>
          </table:table-cell>
          <table:table-cell table:formula="of:=[.J119]+[.G120]" office:value-type="float" office:value="0.0699915879210862" calcext:value-type="float">
            <text:p>0.069991587921086</text:p>
          </table:table-cell>
        </table:table-row>
        <table:table-row table:style-name="ro1">
          <table:table-cell table:formula="of:=[.F120]" office:value-type="float" office:value="2646" calcext:value-type="float">
            <text:p>264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1]+ROUND([.B121]/[.A121])" office:value-type="float" office:value="2658" calcext:value-type="float">
            <text:p>2658</text:p>
          </table:table-cell>
          <table:table-cell table:formula="of:=ROUND([.C121]/[.D121])" office:value-type="float" office:value="752" calcext:value-type="float">
            <text:p>752</text:p>
          </table:table-cell>
          <table:table-cell table:formula="of:=ROUND([.C121]/[.E121])" office:value-type="float" office:value="2660" calcext:value-type="float">
            <text:p>2660</text:p>
          </table:table-cell>
          <table:table-cell table:formula="of:=1/[.F121]" office:value-type="float" office:value="0.00037593984962406" calcext:value-type="float">
            <text:p>0.000375939849624</text:p>
          </table:table-cell>
          <table:table-cell table:formula="of:=[.F121]-[.A121]" office:value-type="float" office:value="14" calcext:value-type="float">
            <text:p>14</text:p>
          </table:table-cell>
          <table:table-cell table:formula="of:=[.H121]/[.G121]" office:value-type="float" office:value="37240" calcext:value-type="float">
            <text:p>37240</text:p>
          </table:table-cell>
          <table:table-cell table:formula="of:=[.J120]+[.G121]" office:value-type="float" office:value="0.0703675277707103" calcext:value-type="float">
            <text:p>0.07036752777071</text:p>
          </table:table-cell>
        </table:table-row>
        <table:table-row table:style-name="ro1">
          <table:table-cell table:formula="of:=[.F121]" office:value-type="float" office:value="2660" calcext:value-type="float">
            <text:p>266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2]+ROUND([.B122]/[.A122])" office:value-type="float" office:value="2672" calcext:value-type="float">
            <text:p>2672</text:p>
          </table:table-cell>
          <table:table-cell table:formula="of:=ROUND([.C122]/[.D122])" office:value-type="float" office:value="749" calcext:value-type="float">
            <text:p>749</text:p>
          </table:table-cell>
          <table:table-cell table:formula="of:=ROUND([.C122]/[.E122])" office:value-type="float" office:value="2670" calcext:value-type="float">
            <text:p>2670</text:p>
          </table:table-cell>
          <table:table-cell table:formula="of:=1/[.F122]" office:value-type="float" office:value="0.000374531835205992" calcext:value-type="float">
            <text:p>0.000374531835206</text:p>
          </table:table-cell>
          <table:table-cell table:formula="of:=[.F122]-[.A122]" office:value-type="float" office:value="10" calcext:value-type="float">
            <text:p>10</text:p>
          </table:table-cell>
          <table:table-cell table:formula="of:=[.H122]/[.G122]" office:value-type="float" office:value="26700" calcext:value-type="float">
            <text:p>26700</text:p>
          </table:table-cell>
          <table:table-cell table:formula="of:=[.J121]+[.G122]" office:value-type="float" office:value="0.0707420596059163" calcext:value-type="float">
            <text:p>0.070742059605916</text:p>
          </table:table-cell>
        </table:table-row>
        <table:table-row table:style-name="ro1">
          <table:table-cell table:formula="of:=[.F122]" office:value-type="float" office:value="2670" calcext:value-type="float">
            <text:p>267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3]+ROUND([.B123]/[.A123])" office:value-type="float" office:value="2682" calcext:value-type="float">
            <text:p>2682</text:p>
          </table:table-cell>
          <table:table-cell table:formula="of:=ROUND([.C123]/[.D123])" office:value-type="float" office:value="746" calcext:value-type="float">
            <text:p>746</text:p>
          </table:table-cell>
          <table:table-cell table:formula="of:=ROUND([.C123]/[.E123])" office:value-type="float" office:value="2681" calcext:value-type="float">
            <text:p>2681</text:p>
          </table:table-cell>
          <table:table-cell table:formula="of:=1/[.F123]" office:value-type="float" office:value="0.000372995151063036" calcext:value-type="float">
            <text:p>0.000372995151063</text:p>
          </table:table-cell>
          <table:table-cell table:formula="of:=[.F123]-[.A123]" office:value-type="float" office:value="11" calcext:value-type="float">
            <text:p>11</text:p>
          </table:table-cell>
          <table:table-cell table:formula="of:=[.H123]/[.G123]" office:value-type="float" office:value="29491" calcext:value-type="float">
            <text:p>29491</text:p>
          </table:table-cell>
          <table:table-cell table:formula="of:=[.J122]+[.G123]" office:value-type="float" office:value="0.0711150547569793" calcext:value-type="float">
            <text:p>0.071115054756979</text:p>
          </table:table-cell>
        </table:table-row>
        <table:table-row table:style-name="ro1">
          <table:table-cell table:formula="of:=[.F123]" office:value-type="float" office:value="2681" calcext:value-type="float">
            <text:p>268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4]+ROUND([.B124]/[.A124])" office:value-type="float" office:value="2693" calcext:value-type="float">
            <text:p>2693</text:p>
          </table:table-cell>
          <table:table-cell table:formula="of:=ROUND([.C124]/[.D124])" office:value-type="float" office:value="743" calcext:value-type="float">
            <text:p>743</text:p>
          </table:table-cell>
          <table:table-cell table:formula="of:=ROUND([.C124]/[.E124])" office:value-type="float" office:value="2692" calcext:value-type="float">
            <text:p>2692</text:p>
          </table:table-cell>
          <table:table-cell table:formula="of:=1/[.F124]" office:value-type="float" office:value="0.00037147102526003" calcext:value-type="float">
            <text:p>0.00037147102526</text:p>
          </table:table-cell>
          <table:table-cell table:formula="of:=[.F124]-[.A124]" office:value-type="float" office:value="11" calcext:value-type="float">
            <text:p>11</text:p>
          </table:table-cell>
          <table:table-cell table:formula="of:=[.H124]/[.G124]" office:value-type="float" office:value="29612" calcext:value-type="float">
            <text:p>29612</text:p>
          </table:table-cell>
          <table:table-cell table:formula="of:=[.J123]+[.G124]" office:value-type="float" office:value="0.0714865257822393" calcext:value-type="float">
            <text:p>0.071486525782239</text:p>
          </table:table-cell>
        </table:table-row>
        <table:table-row table:style-name="ro1">
          <table:table-cell table:formula="of:=[.F124]" office:value-type="float" office:value="2692" calcext:value-type="float">
            <text:p>269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5]+ROUND([.B125]/[.A125])" office:value-type="float" office:value="2704" calcext:value-type="float">
            <text:p>2704</text:p>
          </table:table-cell>
          <table:table-cell table:formula="of:=ROUND([.C125]/[.D125])" office:value-type="float" office:value="740" calcext:value-type="float">
            <text:p>740</text:p>
          </table:table-cell>
          <table:table-cell table:formula="of:=ROUND([.C125]/[.E125])" office:value-type="float" office:value="2703" calcext:value-type="float">
            <text:p>2703</text:p>
          </table:table-cell>
          <table:table-cell table:formula="of:=1/[.F125]" office:value-type="float" office:value="0.000369959304476508" calcext:value-type="float">
            <text:p>0.000369959304477</text:p>
          </table:table-cell>
          <table:table-cell table:formula="of:=[.F125]-[.A125]" office:value-type="float" office:value="11" calcext:value-type="float">
            <text:p>11</text:p>
          </table:table-cell>
          <table:table-cell table:formula="of:=[.H125]/[.G125]" office:value-type="float" office:value="29733" calcext:value-type="float">
            <text:p>29733</text:p>
          </table:table-cell>
          <table:table-cell table:formula="of:=[.J124]+[.G125]" office:value-type="float" office:value="0.0718564850867158" calcext:value-type="float">
            <text:p>0.071856485086716</text:p>
          </table:table-cell>
        </table:table-row>
        <table:table-row table:style-name="ro1">
          <table:table-cell table:formula="of:=[.F125]" office:value-type="float" office:value="2703" calcext:value-type="float">
            <text:p>270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6]+ROUND([.B126]/[.A126])" office:value-type="float" office:value="2715" calcext:value-type="float">
            <text:p>2715</text:p>
          </table:table-cell>
          <table:table-cell table:formula="of:=ROUND([.C126]/[.D126])" office:value-type="float" office:value="737" calcext:value-type="float">
            <text:p>737</text:p>
          </table:table-cell>
          <table:table-cell table:formula="of:=ROUND([.C126]/[.E126])" office:value-type="float" office:value="2714" calcext:value-type="float">
            <text:p>2714</text:p>
          </table:table-cell>
          <table:table-cell table:formula="of:=1/[.F126]" office:value-type="float" office:value="0.000368459837877671" calcext:value-type="float">
            <text:p>0.000368459837878</text:p>
          </table:table-cell>
          <table:table-cell table:formula="of:=[.F126]-[.A126]" office:value-type="float" office:value="11" calcext:value-type="float">
            <text:p>11</text:p>
          </table:table-cell>
          <table:table-cell table:formula="of:=[.H126]/[.G126]" office:value-type="float" office:value="29854" calcext:value-type="float">
            <text:p>29854</text:p>
          </table:table-cell>
          <table:table-cell table:formula="of:=[.J125]+[.G126]" office:value-type="float" office:value="0.0722249449245935" calcext:value-type="float">
            <text:p>0.072224944924594</text:p>
          </table:table-cell>
        </table:table-row>
        <table:table-row table:style-name="ro1">
          <table:table-cell table:formula="of:=[.F126]" office:value-type="float" office:value="2714" calcext:value-type="float">
            <text:p>271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7]+ROUND([.B127]/[.A127])" office:value-type="float" office:value="2726" calcext:value-type="float">
            <text:p>2726</text:p>
          </table:table-cell>
          <table:table-cell table:formula="of:=ROUND([.C127]/[.D127])" office:value-type="float" office:value="734" calcext:value-type="float">
            <text:p>734</text:p>
          </table:table-cell>
          <table:table-cell table:formula="of:=ROUND([.C127]/[.E127])" office:value-type="float" office:value="2725" calcext:value-type="float">
            <text:p>2725</text:p>
          </table:table-cell>
          <table:table-cell table:formula="of:=1/[.F127]" office:value-type="float" office:value="0.00036697247706422" calcext:value-type="float">
            <text:p>0.000366972477064</text:p>
          </table:table-cell>
          <table:table-cell table:formula="of:=[.F127]-[.A127]" office:value-type="float" office:value="11" calcext:value-type="float">
            <text:p>11</text:p>
          </table:table-cell>
          <table:table-cell table:formula="of:=[.H127]/[.G127]" office:value-type="float" office:value="29975" calcext:value-type="float">
            <text:p>29975</text:p>
          </table:table-cell>
          <table:table-cell table:formula="of:=[.J126]+[.G127]" office:value-type="float" office:value="0.0725919174016577" calcext:value-type="float">
            <text:p>0.072591917401658</text:p>
          </table:table-cell>
        </table:table-row>
        <table:table-row table:style-name="ro1">
          <table:table-cell table:formula="of:=[.F127]" office:value-type="float" office:value="2725" calcext:value-type="float">
            <text:p>272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8]+ROUND([.B128]/[.A128])" office:value-type="float" office:value="2737" calcext:value-type="float">
            <text:p>2737</text:p>
          </table:table-cell>
          <table:table-cell table:formula="of:=ROUND([.C128]/[.D128])" office:value-type="float" office:value="731" calcext:value-type="float">
            <text:p>731</text:p>
          </table:table-cell>
          <table:table-cell table:formula="of:=ROUND([.C128]/[.E128])" office:value-type="float" office:value="2736" calcext:value-type="float">
            <text:p>2736</text:p>
          </table:table-cell>
          <table:table-cell table:formula="of:=1/[.F128]" office:value-type="float" office:value="0.000365497076023392" calcext:value-type="float">
            <text:p>0.000365497076023</text:p>
          </table:table-cell>
          <table:table-cell table:formula="of:=[.F128]-[.A128]" office:value-type="float" office:value="11" calcext:value-type="float">
            <text:p>11</text:p>
          </table:table-cell>
          <table:table-cell table:formula="of:=[.H128]/[.G128]" office:value-type="float" office:value="30096" calcext:value-type="float">
            <text:p>30096</text:p>
          </table:table-cell>
          <table:table-cell table:formula="of:=[.J127]+[.G128]" office:value-type="float" office:value="0.0729574144776811" calcext:value-type="float">
            <text:p>0.072957414477681</text:p>
          </table:table-cell>
        </table:table-row>
        <table:table-row table:style-name="ro1">
          <table:table-cell table:formula="of:=[.F128]" office:value-type="float" office:value="2736" calcext:value-type="float">
            <text:p>273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29]+ROUND([.B129]/[.A129])" office:value-type="float" office:value="2748" calcext:value-type="float">
            <text:p>2748</text:p>
          </table:table-cell>
          <table:table-cell table:formula="of:=ROUND([.C129]/[.D129])" office:value-type="float" office:value="728" calcext:value-type="float">
            <text:p>728</text:p>
          </table:table-cell>
          <table:table-cell table:formula="of:=ROUND([.C129]/[.E129])" office:value-type="float" office:value="2747" calcext:value-type="float">
            <text:p>2747</text:p>
          </table:table-cell>
          <table:table-cell table:formula="of:=1/[.F129]" office:value-type="float" office:value="0.000364033491081179" calcext:value-type="float">
            <text:p>0.000364033491081</text:p>
          </table:table-cell>
          <table:table-cell table:formula="of:=[.F129]-[.A129]" office:value-type="float" office:value="11" calcext:value-type="float">
            <text:p>11</text:p>
          </table:table-cell>
          <table:table-cell table:formula="of:=[.H129]/[.G129]" office:value-type="float" office:value="30217" calcext:value-type="float">
            <text:p>30217</text:p>
          </table:table-cell>
          <table:table-cell table:formula="of:=[.J128]+[.G129]" office:value-type="float" office:value="0.0733214479687623" calcext:value-type="float">
            <text:p>0.073321447968762</text:p>
          </table:table-cell>
        </table:table-row>
        <table:table-row table:style-name="ro1">
          <table:table-cell table:formula="of:=[.F129]" office:value-type="float" office:value="2747" calcext:value-type="float">
            <text:p>274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0]+ROUND([.B130]/[.A130])" office:value-type="float" office:value="2759" calcext:value-type="float">
            <text:p>2759</text:p>
          </table:table-cell>
          <table:table-cell table:formula="of:=ROUND([.C130]/[.D130])" office:value-type="float" office:value="725" calcext:value-type="float">
            <text:p>725</text:p>
          </table:table-cell>
          <table:table-cell table:formula="of:=ROUND([.C130]/[.E130])" office:value-type="float" office:value="2759" calcext:value-type="float">
            <text:p>2759</text:p>
          </table:table-cell>
          <table:table-cell table:formula="of:=1/[.F130]" office:value-type="float" office:value="0.000362450163102573" calcext:value-type="float">
            <text:p>0.000362450163103</text:p>
          </table:table-cell>
          <table:table-cell table:formula="of:=[.F130]-[.A130]" office:value-type="float" office:value="12" calcext:value-type="float">
            <text:p>12</text:p>
          </table:table-cell>
          <table:table-cell table:formula="of:=[.H130]/[.G130]" office:value-type="float" office:value="33108" calcext:value-type="float">
            <text:p>33108</text:p>
          </table:table-cell>
          <table:table-cell table:formula="of:=[.J129]+[.G130]" office:value-type="float" office:value="0.0736838981318649" calcext:value-type="float">
            <text:p>0.073683898131865</text:p>
          </table:table-cell>
        </table:table-row>
        <table:table-row table:style-name="ro1">
          <table:table-cell table:formula="of:=[.F130]" office:value-type="float" office:value="2759" calcext:value-type="float">
            <text:p>275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1]+ROUND([.B131]/[.A131])" office:value-type="float" office:value="2771" calcext:value-type="float">
            <text:p>2771</text:p>
          </table:table-cell>
          <table:table-cell table:formula="of:=ROUND([.C131]/[.D131])" office:value-type="float" office:value="722" calcext:value-type="float">
            <text:p>722</text:p>
          </table:table-cell>
          <table:table-cell table:formula="of:=ROUND([.C131]/[.E131])" office:value-type="float" office:value="2770" calcext:value-type="float">
            <text:p>2770</text:p>
          </table:table-cell>
          <table:table-cell table:formula="of:=1/[.F131]" office:value-type="float" office:value="0.00036101083032491" calcext:value-type="float">
            <text:p>0.000361010830325</text:p>
          </table:table-cell>
          <table:table-cell table:formula="of:=[.F131]-[.A131]" office:value-type="float" office:value="11" calcext:value-type="float">
            <text:p>11</text:p>
          </table:table-cell>
          <table:table-cell table:formula="of:=[.H131]/[.G131]" office:value-type="float" office:value="30470" calcext:value-type="float">
            <text:p>30470</text:p>
          </table:table-cell>
          <table:table-cell table:formula="of:=[.J130]+[.G131]" office:value-type="float" office:value="0.0740449089621898" calcext:value-type="float">
            <text:p>0.07404490896219</text:p>
          </table:table-cell>
        </table:table-row>
        <table:table-row table:style-name="ro1">
          <table:table-cell table:formula="of:=[.F131]" office:value-type="float" office:value="2770" calcext:value-type="float">
            <text:p>277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2]+ROUND([.B132]/[.A132])" office:value-type="float" office:value="2782" calcext:value-type="float">
            <text:p>2782</text:p>
          </table:table-cell>
          <table:table-cell table:formula="of:=ROUND([.C132]/[.D132])" office:value-type="float" office:value="719" calcext:value-type="float">
            <text:p>719</text:p>
          </table:table-cell>
          <table:table-cell table:formula="of:=ROUND([.C132]/[.E132])" office:value-type="float" office:value="2782" calcext:value-type="float">
            <text:p>2782</text:p>
          </table:table-cell>
          <table:table-cell table:formula="of:=1/[.F132]" office:value-type="float" office:value="0.000359453630481668" calcext:value-type="float">
            <text:p>0.000359453630482</text:p>
          </table:table-cell>
          <table:table-cell table:formula="of:=[.F132]-[.A132]" office:value-type="float" office:value="12" calcext:value-type="float">
            <text:p>12</text:p>
          </table:table-cell>
          <table:table-cell table:formula="of:=[.H132]/[.G132]" office:value-type="float" office:value="33384" calcext:value-type="float">
            <text:p>33384</text:p>
          </table:table-cell>
          <table:table-cell table:formula="of:=[.J131]+[.G132]" office:value-type="float" office:value="0.0744043625926714" calcext:value-type="float">
            <text:p>0.074404362592672</text:p>
          </table:table-cell>
        </table:table-row>
        <table:table-row table:style-name="ro1">
          <table:table-cell table:formula="of:=[.F132]" office:value-type="float" office:value="2782" calcext:value-type="float">
            <text:p>278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3]+ROUND([.B133]/[.A133])" office:value-type="float" office:value="2794" calcext:value-type="float">
            <text:p>2794</text:p>
          </table:table-cell>
          <table:table-cell table:formula="of:=ROUND([.C133]/[.D133])" office:value-type="float" office:value="716" calcext:value-type="float">
            <text:p>716</text:p>
          </table:table-cell>
          <table:table-cell table:formula="of:=ROUND([.C133]/[.E133])" office:value-type="float" office:value="2793" calcext:value-type="float">
            <text:p>2793</text:p>
          </table:table-cell>
          <table:table-cell table:formula="of:=1/[.F133]" office:value-type="float" office:value="0.000358037952022914" calcext:value-type="float">
            <text:p>0.000358037952023</text:p>
          </table:table-cell>
          <table:table-cell table:formula="of:=[.F133]-[.A133]" office:value-type="float" office:value="11" calcext:value-type="float">
            <text:p>11</text:p>
          </table:table-cell>
          <table:table-cell table:formula="of:=[.H133]/[.G133]" office:value-type="float" office:value="30723" calcext:value-type="float">
            <text:p>30723</text:p>
          </table:table-cell>
          <table:table-cell table:formula="of:=[.J132]+[.G133]" office:value-type="float" office:value="0.0747624005446943" calcext:value-type="float">
            <text:p>0.074762400544694</text:p>
          </table:table-cell>
        </table:table-row>
        <table:table-row table:style-name="ro1">
          <table:table-cell table:formula="of:=[.F133]" office:value-type="float" office:value="2793" calcext:value-type="float">
            <text:p>279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4]+ROUND([.B134]/[.A134])" office:value-type="float" office:value="2804" calcext:value-type="float">
            <text:p>2804</text:p>
          </table:table-cell>
          <table:table-cell table:formula="of:=ROUND([.C134]/[.D134])" office:value-type="float" office:value="713" calcext:value-type="float">
            <text:p>713</text:p>
          </table:table-cell>
          <table:table-cell table:formula="of:=ROUND([.C134]/[.E134])" office:value-type="float" office:value="2805" calcext:value-type="float">
            <text:p>2805</text:p>
          </table:table-cell>
          <table:table-cell table:formula="of:=1/[.F134]" office:value-type="float" office:value="0.00035650623885918" calcext:value-type="float">
            <text:p>0.000356506238859</text:p>
          </table:table-cell>
          <table:table-cell table:formula="of:=[.F134]-[.A134]" office:value-type="float" office:value="12" calcext:value-type="float">
            <text:p>12</text:p>
          </table:table-cell>
          <table:table-cell table:formula="of:=[.H134]/[.G134]" office:value-type="float" office:value="33660" calcext:value-type="float">
            <text:p>33660</text:p>
          </table:table-cell>
          <table:table-cell table:formula="of:=[.J133]+[.G134]" office:value-type="float" office:value="0.0751189067835535" calcext:value-type="float">
            <text:p>0.075118906783554</text:p>
          </table:table-cell>
        </table:table-row>
        <table:table-row table:style-name="ro1">
          <table:table-cell table:formula="of:=[.F134]" office:value-type="float" office:value="2805" calcext:value-type="float">
            <text:p>280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5]+ROUND([.B135]/[.A135])" office:value-type="float" office:value="2816" calcext:value-type="float">
            <text:p>2816</text:p>
          </table:table-cell>
          <table:table-cell table:formula="of:=ROUND([.C135]/[.D135])" office:value-type="float" office:value="710" calcext:value-type="float">
            <text:p>710</text:p>
          </table:table-cell>
          <table:table-cell table:formula="of:=ROUND([.C135]/[.E135])" office:value-type="float" office:value="2817" calcext:value-type="float">
            <text:p>2817</text:p>
          </table:table-cell>
          <table:table-cell table:formula="of:=1/[.F135]" office:value-type="float" office:value="0.00035498757543486" calcext:value-type="float">
            <text:p>0.000354987575435</text:p>
          </table:table-cell>
          <table:table-cell table:formula="of:=[.F135]-[.A135]" office:value-type="float" office:value="12" calcext:value-type="float">
            <text:p>12</text:p>
          </table:table-cell>
          <table:table-cell table:formula="of:=[.H135]/[.G135]" office:value-type="float" office:value="33804" calcext:value-type="float">
            <text:p>33804</text:p>
          </table:table-cell>
          <table:table-cell table:formula="of:=[.J134]+[.G135]" office:value-type="float" office:value="0.0754738943589884" calcext:value-type="float">
            <text:p>0.075473894358988</text:p>
          </table:table-cell>
        </table:table-row>
        <table:table-row table:style-name="ro1">
          <table:table-cell table:formula="of:=[.F135]" office:value-type="float" office:value="2817" calcext:value-type="float">
            <text:p>281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6]+ROUND([.B136]/[.A136])" office:value-type="float" office:value="2828" calcext:value-type="float">
            <text:p>2828</text:p>
          </table:table-cell>
          <table:table-cell table:formula="of:=ROUND([.C136]/[.D136])" office:value-type="float" office:value="707" calcext:value-type="float">
            <text:p>707</text:p>
          </table:table-cell>
          <table:table-cell table:formula="of:=ROUND([.C136]/[.E136])" office:value-type="float" office:value="2829" calcext:value-type="float">
            <text:p>2829</text:p>
          </table:table-cell>
          <table:table-cell table:formula="of:=1/[.F136]" office:value-type="float" office:value="0.000353481795687522" calcext:value-type="float">
            <text:p>0.000353481795688</text:p>
          </table:table-cell>
          <table:table-cell table:formula="of:=[.F136]-[.A136]" office:value-type="float" office:value="12" calcext:value-type="float">
            <text:p>12</text:p>
          </table:table-cell>
          <table:table-cell table:formula="of:=[.H136]/[.G136]" office:value-type="float" office:value="33948" calcext:value-type="float">
            <text:p>33948</text:p>
          </table:table-cell>
          <table:table-cell table:formula="of:=[.J135]+[.G136]" office:value-type="float" office:value="0.0758273761546759" calcext:value-type="float">
            <text:p>0.075827376154676</text:p>
          </table:table-cell>
        </table:table-row>
        <table:table-row table:style-name="ro1">
          <table:table-cell table:formula="of:=[.F136]" office:value-type="float" office:value="2829" calcext:value-type="float">
            <text:p>282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7]+ROUND([.B137]/[.A137])" office:value-type="float" office:value="2840" calcext:value-type="float">
            <text:p>2840</text:p>
          </table:table-cell>
          <table:table-cell table:formula="of:=ROUND([.C137]/[.D137])" office:value-type="float" office:value="704" calcext:value-type="float">
            <text:p>704</text:p>
          </table:table-cell>
          <table:table-cell table:formula="of:=ROUND([.C137]/[.E137])" office:value-type="float" office:value="2841" calcext:value-type="float">
            <text:p>2841</text:p>
          </table:table-cell>
          <table:table-cell table:formula="of:=1/[.F137]" office:value-type="float" office:value="0.000351988736360436" calcext:value-type="float">
            <text:p>0.00035198873636</text:p>
          </table:table-cell>
          <table:table-cell table:formula="of:=[.F137]-[.A137]" office:value-type="float" office:value="12" calcext:value-type="float">
            <text:p>12</text:p>
          </table:table-cell>
          <table:table-cell table:formula="of:=[.H137]/[.G137]" office:value-type="float" office:value="34092" calcext:value-type="float">
            <text:p>34092</text:p>
          </table:table-cell>
          <table:table-cell table:formula="of:=[.J136]+[.G137]" office:value-type="float" office:value="0.0761793648910363" calcext:value-type="float">
            <text:p>0.076179364891036</text:p>
          </table:table-cell>
        </table:table-row>
        <table:table-row table:style-name="ro1">
          <table:table-cell table:formula="of:=[.F137]" office:value-type="float" office:value="2841" calcext:value-type="float">
            <text:p>284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8]+ROUND([.B138]/[.A138])" office:value-type="float" office:value="2852" calcext:value-type="float">
            <text:p>2852</text:p>
          </table:table-cell>
          <table:table-cell table:formula="of:=ROUND([.C138]/[.D138])" office:value-type="float" office:value="701" calcext:value-type="float">
            <text:p>701</text:p>
          </table:table-cell>
          <table:table-cell table:formula="of:=ROUND([.C138]/[.E138])" office:value-type="float" office:value="2853" calcext:value-type="float">
            <text:p>2853</text:p>
          </table:table-cell>
          <table:table-cell table:formula="of:=1/[.F138]" office:value-type="float" office:value="0.000350508236943568" calcext:value-type="float">
            <text:p>0.000350508236944</text:p>
          </table:table-cell>
          <table:table-cell table:formula="of:=[.F138]-[.A138]" office:value-type="float" office:value="12" calcext:value-type="float">
            <text:p>12</text:p>
          </table:table-cell>
          <table:table-cell table:formula="of:=[.H138]/[.G138]" office:value-type="float" office:value="34236" calcext:value-type="float">
            <text:p>34236</text:p>
          </table:table-cell>
          <table:table-cell table:formula="of:=[.J137]+[.G138]" office:value-type="float" office:value="0.0765298731279799" calcext:value-type="float">
            <text:p>0.07652987312798</text:p>
          </table:table-cell>
        </table:table-row>
        <table:table-row table:style-name="ro1">
          <table:table-cell table:formula="of:=[.F138]" office:value-type="float" office:value="2853" calcext:value-type="float">
            <text:p>285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39]+ROUND([.B139]/[.A139])" office:value-type="float" office:value="2864" calcext:value-type="float">
            <text:p>2864</text:p>
          </table:table-cell>
          <table:table-cell table:formula="of:=ROUND([.C139]/[.D139])" office:value-type="float" office:value="698" calcext:value-type="float">
            <text:p>698</text:p>
          </table:table-cell>
          <table:table-cell table:formula="of:=ROUND([.C139]/[.E139])" office:value-type="float" office:value="2865" calcext:value-type="float">
            <text:p>2865</text:p>
          </table:table-cell>
          <table:table-cell table:formula="of:=1/[.F139]" office:value-type="float" office:value="0.000349040139616056" calcext:value-type="float">
            <text:p>0.000349040139616</text:p>
          </table:table-cell>
          <table:table-cell table:formula="of:=[.F139]-[.A139]" office:value-type="float" office:value="12" calcext:value-type="float">
            <text:p>12</text:p>
          </table:table-cell>
          <table:table-cell table:formula="of:=[.H139]/[.G139]" office:value-type="float" office:value="34380" calcext:value-type="float">
            <text:p>34380</text:p>
          </table:table-cell>
          <table:table-cell table:formula="of:=[.J138]+[.G139]" office:value-type="float" office:value="0.0768789132675959" calcext:value-type="float">
            <text:p>0.076878913267596</text:p>
          </table:table-cell>
        </table:table-row>
        <table:table-row table:style-name="ro1">
          <table:table-cell table:formula="of:=[.F139]" office:value-type="float" office:value="2865" calcext:value-type="float">
            <text:p>286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0]+ROUND([.B140]/[.A140])" office:value-type="float" office:value="2876" calcext:value-type="float">
            <text:p>2876</text:p>
          </table:table-cell>
          <table:table-cell table:formula="of:=ROUND([.C140]/[.D140])" office:value-type="float" office:value="695" calcext:value-type="float">
            <text:p>695</text:p>
          </table:table-cell>
          <table:table-cell table:formula="of:=ROUND([.C140]/[.E140])" office:value-type="float" office:value="2878" calcext:value-type="float">
            <text:p>2878</text:p>
          </table:table-cell>
          <table:table-cell table:formula="of:=1/[.F140]" office:value-type="float" office:value="0.000347463516330785" calcext:value-type="float">
            <text:p>0.000347463516331</text:p>
          </table:table-cell>
          <table:table-cell table:formula="of:=[.F140]-[.A140]" office:value-type="float" office:value="13" calcext:value-type="float">
            <text:p>13</text:p>
          </table:table-cell>
          <table:table-cell table:formula="of:=[.H140]/[.G140]" office:value-type="float" office:value="37414" calcext:value-type="float">
            <text:p>37414</text:p>
          </table:table-cell>
          <table:table-cell table:formula="of:=[.J139]+[.G140]" office:value-type="float" office:value="0.0772263767839267" calcext:value-type="float">
            <text:p>0.077226376783927</text:p>
          </table:table-cell>
        </table:table-row>
        <table:table-row table:style-name="ro1">
          <table:table-cell table:formula="of:=[.F140]" office:value-type="float" office:value="2878" calcext:value-type="float">
            <text:p>287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1]+ROUND([.B141]/[.A141])" office:value-type="float" office:value="2889" calcext:value-type="float">
            <text:p>2889</text:p>
          </table:table-cell>
          <table:table-cell table:formula="of:=ROUND([.C141]/[.D141])" office:value-type="float" office:value="692" calcext:value-type="float">
            <text:p>692</text:p>
          </table:table-cell>
          <table:table-cell table:formula="of:=ROUND([.C141]/[.E141])" office:value-type="float" office:value="2890" calcext:value-type="float">
            <text:p>2890</text:p>
          </table:table-cell>
          <table:table-cell table:formula="of:=1/[.F141]" office:value-type="float" office:value="0.000346020761245675" calcext:value-type="float">
            <text:p>0.000346020761246</text:p>
          </table:table-cell>
          <table:table-cell table:formula="of:=[.F141]-[.A141]" office:value-type="float" office:value="12" calcext:value-type="float">
            <text:p>12</text:p>
          </table:table-cell>
          <table:table-cell table:formula="of:=[.H141]/[.G141]" office:value-type="float" office:value="34680" calcext:value-type="float">
            <text:p>34680</text:p>
          </table:table-cell>
          <table:table-cell table:formula="of:=[.J140]+[.G141]" office:value-type="float" office:value="0.0775723975451724" calcext:value-type="float">
            <text:p>0.077572397545172</text:p>
          </table:table-cell>
        </table:table-row>
        <table:table-row table:style-name="ro1">
          <table:table-cell table:formula="of:=[.F141]" office:value-type="float" office:value="2890" calcext:value-type="float">
            <text:p>289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2]+ROUND([.B142]/[.A142])" office:value-type="float" office:value="2901" calcext:value-type="float">
            <text:p>2901</text:p>
          </table:table-cell>
          <table:table-cell table:formula="of:=ROUND([.C142]/[.D142])" office:value-type="float" office:value="689" calcext:value-type="float">
            <text:p>689</text:p>
          </table:table-cell>
          <table:table-cell table:formula="of:=ROUND([.C142]/[.E142])" office:value-type="float" office:value="2903" calcext:value-type="float">
            <text:p>2903</text:p>
          </table:table-cell>
          <table:table-cell table:formula="of:=1/[.F142]" office:value-type="float" office:value="0.00034447123665174" calcext:value-type="float">
            <text:p>0.000344471236652</text:p>
          </table:table-cell>
          <table:table-cell table:formula="of:=[.F142]-[.A142]" office:value-type="float" office:value="13" calcext:value-type="float">
            <text:p>13</text:p>
          </table:table-cell>
          <table:table-cell table:formula="of:=[.H142]/[.G142]" office:value-type="float" office:value="37739" calcext:value-type="float">
            <text:p>37739</text:p>
          </table:table-cell>
          <table:table-cell table:formula="of:=[.J141]+[.G142]" office:value-type="float" office:value="0.0779168687818241" calcext:value-type="float">
            <text:p>0.077916868781824</text:p>
          </table:table-cell>
        </table:table-row>
        <table:table-row table:style-name="ro1">
          <table:table-cell table:formula="of:=[.F142]" office:value-type="float" office:value="2903" calcext:value-type="float">
            <text:p>290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3]+ROUND([.B143]/[.A143])" office:value-type="float" office:value="2914" calcext:value-type="float">
            <text:p>2914</text:p>
          </table:table-cell>
          <table:table-cell table:formula="of:=ROUND([.C143]/[.D143])" office:value-type="float" office:value="686" calcext:value-type="float">
            <text:p>686</text:p>
          </table:table-cell>
          <table:table-cell table:formula="of:=ROUND([.C143]/[.E143])" office:value-type="float" office:value="2915" calcext:value-type="float">
            <text:p>2915</text:p>
          </table:table-cell>
          <table:table-cell table:formula="of:=1/[.F143]" office:value-type="float" office:value="0.000343053173241852" calcext:value-type="float">
            <text:p>0.000343053173242</text:p>
          </table:table-cell>
          <table:table-cell table:formula="of:=[.F143]-[.A143]" office:value-type="float" office:value="12" calcext:value-type="float">
            <text:p>12</text:p>
          </table:table-cell>
          <table:table-cell table:formula="of:=[.H143]/[.G143]" office:value-type="float" office:value="34980" calcext:value-type="float">
            <text:p>34980</text:p>
          </table:table-cell>
          <table:table-cell table:formula="of:=[.J142]+[.G143]" office:value-type="float" office:value="0.078259921955066" calcext:value-type="float">
            <text:p>0.078259921955066</text:p>
          </table:table-cell>
        </table:table-row>
        <table:table-row table:style-name="ro1">
          <table:table-cell table:formula="of:=[.F143]" office:value-type="float" office:value="2915" calcext:value-type="float">
            <text:p>291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4]+ROUND([.B144]/[.A144])" office:value-type="float" office:value="2926" calcext:value-type="float">
            <text:p>2926</text:p>
          </table:table-cell>
          <table:table-cell table:formula="of:=ROUND([.C144]/[.D144])" office:value-type="float" office:value="684" calcext:value-type="float">
            <text:p>684</text:p>
          </table:table-cell>
          <table:table-cell table:formula="of:=ROUND([.C144]/[.E144])" office:value-type="float" office:value="2924" calcext:value-type="float">
            <text:p>2924</text:p>
          </table:table-cell>
          <table:table-cell table:formula="of:=1/[.F144]" office:value-type="float" office:value="0.000341997264021888" calcext:value-type="float">
            <text:p>0.000341997264022</text:p>
          </table:table-cell>
          <table:table-cell table:formula="of:=[.F144]-[.A144]" office:value-type="float" office:value="9" calcext:value-type="float">
            <text:p>9</text:p>
          </table:table-cell>
          <table:table-cell table:formula="of:=[.H144]/[.G144]" office:value-type="float" office:value="26316" calcext:value-type="float">
            <text:p>26316</text:p>
          </table:table-cell>
          <table:table-cell table:formula="of:=[.J143]+[.G144]" office:value-type="float" office:value="0.0786019192190879" calcext:value-type="float">
            <text:p>0.078601919219088</text:p>
          </table:table-cell>
        </table:table-row>
        <table:table-row table:style-name="ro1">
          <table:table-cell table:formula="of:=[.F144]" office:value-type="float" office:value="2924" calcext:value-type="float">
            <text:p>292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5]+ROUND([.B145]/[.A145])" office:value-type="float" office:value="2935" calcext:value-type="float">
            <text:p>2935</text:p>
          </table:table-cell>
          <table:table-cell table:formula="of:=ROUND([.C145]/[.D145])" office:value-type="float" office:value="681" calcext:value-type="float">
            <text:p>681</text:p>
          </table:table-cell>
          <table:table-cell table:formula="of:=ROUND([.C145]/[.E145])" office:value-type="float" office:value="2937" calcext:value-type="float">
            <text:p>2937</text:p>
          </table:table-cell>
          <table:table-cell table:formula="of:=1/[.F145]" office:value-type="float" office:value="0.000340483486550902" calcext:value-type="float">
            <text:p>0.000340483486551</text:p>
          </table:table-cell>
          <table:table-cell table:formula="of:=[.F145]-[.A145]" office:value-type="float" office:value="13" calcext:value-type="float">
            <text:p>13</text:p>
          </table:table-cell>
          <table:table-cell table:formula="of:=[.H145]/[.G145]" office:value-type="float" office:value="38181" calcext:value-type="float">
            <text:p>38181</text:p>
          </table:table-cell>
          <table:table-cell table:formula="of:=[.J144]+[.G145]" office:value-type="float" office:value="0.0789424027056388" calcext:value-type="float">
            <text:p>0.078942402705639</text:p>
          </table:table-cell>
        </table:table-row>
        <table:table-row table:style-name="ro1">
          <table:table-cell table:formula="of:=[.F145]" office:value-type="float" office:value="2937" calcext:value-type="float">
            <text:p>293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6]+ROUND([.B146]/[.A146])" office:value-type="float" office:value="2948" calcext:value-type="float">
            <text:p>2948</text:p>
          </table:table-cell>
          <table:table-cell table:formula="of:=ROUND([.C146]/[.D146])" office:value-type="float" office:value="678" calcext:value-type="float">
            <text:p>678</text:p>
          </table:table-cell>
          <table:table-cell table:formula="of:=ROUND([.C146]/[.E146])" office:value-type="float" office:value="2950" calcext:value-type="float">
            <text:p>2950</text:p>
          </table:table-cell>
          <table:table-cell table:formula="of:=1/[.F146]" office:value-type="float" office:value="0.000338983050847458" calcext:value-type="float">
            <text:p>0.000338983050847</text:p>
          </table:table-cell>
          <table:table-cell table:formula="of:=[.F146]-[.A146]" office:value-type="float" office:value="13" calcext:value-type="float">
            <text:p>13</text:p>
          </table:table-cell>
          <table:table-cell table:formula="of:=[.H146]/[.G146]" office:value-type="float" office:value="38350" calcext:value-type="float">
            <text:p>38350</text:p>
          </table:table-cell>
          <table:table-cell table:formula="of:=[.J145]+[.G146]" office:value-type="float" office:value="0.0792813857564862" calcext:value-type="float">
            <text:p>0.079281385756486</text:p>
          </table:table-cell>
        </table:table-row>
        <table:table-row table:style-name="ro1">
          <table:table-cell table:formula="of:=[.F146]" office:value-type="float" office:value="2950" calcext:value-type="float">
            <text:p>295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7]+ROUND([.B147]/[.A147])" office:value-type="float" office:value="2961" calcext:value-type="float">
            <text:p>2961</text:p>
          </table:table-cell>
          <table:table-cell table:formula="of:=ROUND([.C147]/[.D147])" office:value-type="float" office:value="675" calcext:value-type="float">
            <text:p>675</text:p>
          </table:table-cell>
          <table:table-cell table:formula="of:=ROUND([.C147]/[.E147])" office:value-type="float" office:value="2963" calcext:value-type="float">
            <text:p>2963</text:p>
          </table:table-cell>
          <table:table-cell table:formula="of:=1/[.F147]" office:value-type="float" office:value="0.000337495781302734" calcext:value-type="float">
            <text:p>0.000337495781303</text:p>
          </table:table-cell>
          <table:table-cell table:formula="of:=[.F147]-[.A147]" office:value-type="float" office:value="13" calcext:value-type="float">
            <text:p>13</text:p>
          </table:table-cell>
          <table:table-cell table:formula="of:=[.H147]/[.G147]" office:value-type="float" office:value="38519" calcext:value-type="float">
            <text:p>38519</text:p>
          </table:table-cell>
          <table:table-cell table:formula="of:=[.J146]+[.G147]" office:value-type="float" office:value="0.079618881537789" calcext:value-type="float">
            <text:p>0.079618881537789</text:p>
          </table:table-cell>
        </table:table-row>
        <table:table-row table:style-name="ro1">
          <table:table-cell table:formula="of:=[.F147]" office:value-type="float" office:value="2963" calcext:value-type="float">
            <text:p>296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8]+ROUND([.B148]/[.A148])" office:value-type="float" office:value="2974" calcext:value-type="float">
            <text:p>2974</text:p>
          </table:table-cell>
          <table:table-cell table:formula="of:=ROUND([.C148]/[.D148])" office:value-type="float" office:value="672" calcext:value-type="float">
            <text:p>672</text:p>
          </table:table-cell>
          <table:table-cell table:formula="of:=ROUND([.C148]/[.E148])" office:value-type="float" office:value="2976" calcext:value-type="float">
            <text:p>2976</text:p>
          </table:table-cell>
          <table:table-cell table:formula="of:=1/[.F148]" office:value-type="float" office:value="0.000336021505376344" calcext:value-type="float">
            <text:p>0.000336021505376</text:p>
          </table:table-cell>
          <table:table-cell table:formula="of:=[.F148]-[.A148]" office:value-type="float" office:value="13" calcext:value-type="float">
            <text:p>13</text:p>
          </table:table-cell>
          <table:table-cell table:formula="of:=[.H148]/[.G148]" office:value-type="float" office:value="38688" calcext:value-type="float">
            <text:p>38688</text:p>
          </table:table-cell>
          <table:table-cell table:formula="of:=[.J147]+[.G148]" office:value-type="float" office:value="0.0799549030431653" calcext:value-type="float">
            <text:p>0.079954903043165</text:p>
          </table:table-cell>
        </table:table-row>
        <table:table-row table:style-name="ro1">
          <table:table-cell table:formula="of:=[.F148]" office:value-type="float" office:value="2976" calcext:value-type="float">
            <text:p>2976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49]+ROUND([.B149]/[.A149])" office:value-type="float" office:value="2987" calcext:value-type="float">
            <text:p>2987</text:p>
          </table:table-cell>
          <table:table-cell table:formula="of:=ROUND([.C149]/[.D149])" office:value-type="float" office:value="670" calcext:value-type="float">
            <text:p>670</text:p>
          </table:table-cell>
          <table:table-cell table:formula="of:=ROUND([.C149]/[.E149])" office:value-type="float" office:value="2985" calcext:value-type="float">
            <text:p>2985</text:p>
          </table:table-cell>
          <table:table-cell table:formula="of:=1/[.F149]" office:value-type="float" office:value="0.00033500837520938" calcext:value-type="float">
            <text:p>0.000335008375209</text:p>
          </table:table-cell>
          <table:table-cell table:formula="of:=[.F149]-[.A149]" office:value-type="float" office:value="9" calcext:value-type="float">
            <text:p>9</text:p>
          </table:table-cell>
          <table:table-cell table:formula="of:=[.H149]/[.G149]" office:value-type="float" office:value="26865" calcext:value-type="float">
            <text:p>26865</text:p>
          </table:table-cell>
          <table:table-cell table:formula="of:=[.J148]+[.G149]" office:value-type="float" office:value="0.0802899114183747" calcext:value-type="float">
            <text:p>0.080289911418375</text:p>
          </table:table-cell>
        </table:table-row>
        <table:table-row table:style-name="ro1">
          <table:table-cell table:formula="of:=[.F149]" office:value-type="float" office:value="2985" calcext:value-type="float">
            <text:p>2985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0]+ROUND([.B150]/[.A150])" office:value-type="float" office:value="2996" calcext:value-type="float">
            <text:p>2996</text:p>
          </table:table-cell>
          <table:table-cell table:formula="of:=ROUND([.C150]/[.D150])" office:value-type="float" office:value="668" calcext:value-type="float">
            <text:p>668</text:p>
          </table:table-cell>
          <table:table-cell table:formula="of:=ROUND([.C150]/[.E150])" office:value-type="float" office:value="2994" calcext:value-type="float">
            <text:p>2994</text:p>
          </table:table-cell>
          <table:table-cell table:formula="of:=1/[.F150]" office:value-type="float" office:value="0.000334001336005344" calcext:value-type="float">
            <text:p>0.000334001336005</text:p>
          </table:table-cell>
          <table:table-cell table:formula="of:=[.F150]-[.A150]" office:value-type="float" office:value="9" calcext:value-type="float">
            <text:p>9</text:p>
          </table:table-cell>
          <table:table-cell table:formula="of:=[.H150]/[.G150]" office:value-type="float" office:value="26946" calcext:value-type="float">
            <text:p>26946</text:p>
          </table:table-cell>
          <table:table-cell table:formula="of:=[.J149]+[.G150]" office:value-type="float" office:value="0.08062391275438" calcext:value-type="float">
            <text:p>0.08062391275438</text:p>
          </table:table-cell>
        </table:table-row>
        <table:table-row table:style-name="ro1">
          <table:table-cell table:formula="of:=[.F150]" office:value-type="float" office:value="2994" calcext:value-type="float">
            <text:p>2994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1]+ROUND([.B151]/[.A151])" office:value-type="float" office:value="3005" calcext:value-type="float">
            <text:p>3005</text:p>
          </table:table-cell>
          <table:table-cell table:formula="of:=ROUND([.C151]/[.D151])" office:value-type="float" office:value="666" calcext:value-type="float">
            <text:p>666</text:p>
          </table:table-cell>
          <table:table-cell table:formula="of:=ROUND([.C151]/[.E151])" office:value-type="float" office:value="3003" calcext:value-type="float">
            <text:p>3003</text:p>
          </table:table-cell>
          <table:table-cell table:formula="of:=1/[.F151]" office:value-type="float" office:value="0.000333000333000333" calcext:value-type="float">
            <text:p>0.000333000333</text:p>
          </table:table-cell>
          <table:table-cell table:formula="of:=[.F151]-[.A151]" office:value-type="float" office:value="9" calcext:value-type="float">
            <text:p>9</text:p>
          </table:table-cell>
          <table:table-cell table:formula="of:=[.H151]/[.G151]" office:value-type="float" office:value="27027" calcext:value-type="float">
            <text:p>27027</text:p>
          </table:table-cell>
          <table:table-cell table:formula="of:=[.J150]+[.G151]" office:value-type="float" office:value="0.0809569130873804" calcext:value-type="float">
            <text:p>0.08095691308738</text:p>
          </table:table-cell>
        </table:table-row>
        <table:table-row table:style-name="ro1">
          <table:table-cell table:formula="of:=[.F151]" office:value-type="float" office:value="3003" calcext:value-type="float">
            <text:p>3003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2]+ROUND([.B152]/[.A152])" office:value-type="float" office:value="3014" calcext:value-type="float">
            <text:p>3014</text:p>
          </table:table-cell>
          <table:table-cell table:formula="of:=ROUND([.C152]/[.D152])" office:value-type="float" office:value="664" calcext:value-type="float">
            <text:p>664</text:p>
          </table:table-cell>
          <table:table-cell table:formula="of:=ROUND([.C152]/[.E152])" office:value-type="float" office:value="3012" calcext:value-type="float">
            <text:p>3012</text:p>
          </table:table-cell>
          <table:table-cell table:formula="of:=1/[.F152]" office:value-type="float" office:value="0.000332005312084993" calcext:value-type="float">
            <text:p>0.000332005312085</text:p>
          </table:table-cell>
          <table:table-cell table:formula="of:=[.F152]-[.A152]" office:value-type="float" office:value="9" calcext:value-type="float">
            <text:p>9</text:p>
          </table:table-cell>
          <table:table-cell table:formula="of:=[.H152]/[.G152]" office:value-type="float" office:value="27108" calcext:value-type="float">
            <text:p>27108</text:p>
          </table:table-cell>
          <table:table-cell table:formula="of:=[.J151]+[.G152]" office:value-type="float" office:value="0.0812889183994654" calcext:value-type="float">
            <text:p>0.081288918399465</text:p>
          </table:table-cell>
        </table:table-row>
        <table:table-row table:style-name="ro1">
          <table:table-cell table:formula="of:=[.F152]" office:value-type="float" office:value="3012" calcext:value-type="float">
            <text:p>3012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3]+ROUND([.B153]/[.A153])" office:value-type="float" office:value="3023" calcext:value-type="float">
            <text:p>3023</text:p>
          </table:table-cell>
          <table:table-cell table:formula="of:=ROUND([.C153]/[.D153])" office:value-type="float" office:value="662" calcext:value-type="float">
            <text:p>662</text:p>
          </table:table-cell>
          <table:table-cell table:formula="of:=ROUND([.C153]/[.E153])" office:value-type="float" office:value="3021" calcext:value-type="float">
            <text:p>3021</text:p>
          </table:table-cell>
          <table:table-cell table:formula="of:=1/[.F153]" office:value-type="float" office:value="0.00033101621979477" calcext:value-type="float">
            <text:p>0.000331016219795</text:p>
          </table:table-cell>
          <table:table-cell table:formula="of:=[.F153]-[.A153]" office:value-type="float" office:value="9" calcext:value-type="float">
            <text:p>9</text:p>
          </table:table-cell>
          <table:table-cell table:formula="of:=[.H153]/[.G153]" office:value-type="float" office:value="27189" calcext:value-type="float">
            <text:p>27189</text:p>
          </table:table-cell>
          <table:table-cell table:formula="of:=[.J152]+[.G153]" office:value-type="float" office:value="0.0816199346192601" calcext:value-type="float">
            <text:p>0.08161993461926</text:p>
          </table:table-cell>
        </table:table-row>
        <table:table-row table:style-name="ro1">
          <table:table-cell table:formula="of:=[.F153]" office:value-type="float" office:value="3021" calcext:value-type="float">
            <text:p>3021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4]+ROUND([.B154]/[.A154])" office:value-type="float" office:value="3032" calcext:value-type="float">
            <text:p>3032</text:p>
          </table:table-cell>
          <table:table-cell table:formula="of:=ROUND([.C154]/[.D154])" office:value-type="float" office:value="660" calcext:value-type="float">
            <text:p>660</text:p>
          </table:table-cell>
          <table:table-cell table:formula="of:=ROUND([.C154]/[.E154])" office:value-type="float" office:value="3030" calcext:value-type="float">
            <text:p>3030</text:p>
          </table:table-cell>
          <table:table-cell table:formula="of:=1/[.F154]" office:value-type="float" office:value="0.00033003300330033" calcext:value-type="float">
            <text:p>0.0003300330033</text:p>
          </table:table-cell>
          <table:table-cell table:formula="of:=[.F154]-[.A154]" office:value-type="float" office:value="9" calcext:value-type="float">
            <text:p>9</text:p>
          </table:table-cell>
          <table:table-cell table:formula="of:=[.H154]/[.G154]" office:value-type="float" office:value="27270" calcext:value-type="float">
            <text:p>27270</text:p>
          </table:table-cell>
          <table:table-cell table:formula="of:=[.J153]+[.G154]" office:value-type="float" office:value="0.0819499676225605" calcext:value-type="float">
            <text:p>0.081949967622561</text:p>
          </table:table-cell>
        </table:table-row>
        <table:table-row table:style-name="ro1">
          <table:table-cell table:formula="of:=[.F154]" office:value-type="float" office:value="3030" calcext:value-type="float">
            <text:p>303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5]+ROUND([.B155]/[.A155])" office:value-type="float" office:value="3041" calcext:value-type="float">
            <text:p>3041</text:p>
          </table:table-cell>
          <table:table-cell table:formula="of:=ROUND([.C155]/[.D155])" office:value-type="float" office:value="658" calcext:value-type="float">
            <text:p>658</text:p>
          </table:table-cell>
          <table:table-cell table:formula="of:=ROUND([.C155]/[.E155])" office:value-type="float" office:value="3040" calcext:value-type="float">
            <text:p>3040</text:p>
          </table:table-cell>
          <table:table-cell table:formula="of:=1/[.F155]" office:value-type="float" office:value="0.000328947368421053" calcext:value-type="float">
            <text:p>0.000328947368421</text:p>
          </table:table-cell>
          <table:table-cell table:formula="of:=[.F155]-[.A155]" office:value-type="float" office:value="10" calcext:value-type="float">
            <text:p>10</text:p>
          </table:table-cell>
          <table:table-cell table:formula="of:=[.H155]/[.G155]" office:value-type="float" office:value="30400" calcext:value-type="float">
            <text:p>30400</text:p>
          </table:table-cell>
          <table:table-cell table:formula="of:=[.J154]+[.G155]" office:value-type="float" office:value="0.0822789149909815" calcext:value-type="float">
            <text:p>0.082278914990982</text:p>
          </table:table-cell>
        </table:table-row>
        <table:table-row table:style-name="ro1">
          <table:table-cell table:formula="of:=[.F155]" office:value-type="float" office:value="3040" calcext:value-type="float">
            <text:p>3040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6]+ROUND([.B156]/[.A156])" office:value-type="float" office:value="3051" calcext:value-type="float">
            <text:p>3051</text:p>
          </table:table-cell>
          <table:table-cell table:formula="of:=ROUND([.C156]/[.D156])" office:value-type="float" office:value="656" calcext:value-type="float">
            <text:p>656</text:p>
          </table:table-cell>
          <table:table-cell table:formula="of:=ROUND([.C156]/[.E156])" office:value-type="float" office:value="3049" calcext:value-type="float">
            <text:p>3049</text:p>
          </table:table-cell>
          <table:table-cell table:formula="of:=1/[.F156]" office:value-type="float" office:value="0.00032797638570023" calcext:value-type="float">
            <text:p>0.0003279763857</text:p>
          </table:table-cell>
          <table:table-cell table:formula="of:=[.F156]-[.A156]" office:value-type="float" office:value="9" calcext:value-type="float">
            <text:p>9</text:p>
          </table:table-cell>
          <table:table-cell table:formula="of:=[.H156]/[.G156]" office:value-type="float" office:value="27441" calcext:value-type="float">
            <text:p>27441</text:p>
          </table:table-cell>
          <table:table-cell table:formula="of:=[.J155]+[.G156]" office:value-type="float" office:value="0.0826068913766818" calcext:value-type="float">
            <text:p>0.082606891376682</text:p>
          </table:table-cell>
        </table:table-row>
        <table:table-row table:style-name="ro1">
          <table:table-cell table:formula="of:=[.F156]" office:value-type="float" office:value="3049" calcext:value-type="float">
            <text:p>3049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7]+ROUND([.B157]/[.A157])" office:value-type="float" office:value="3059" calcext:value-type="float">
            <text:p>3059</text:p>
          </table:table-cell>
          <table:table-cell table:formula="of:=ROUND([.C157]/[.D157])" office:value-type="float" office:value="654" calcext:value-type="float">
            <text:p>654</text:p>
          </table:table-cell>
          <table:table-cell table:formula="of:=ROUND([.C157]/[.E157])" office:value-type="float" office:value="3058" calcext:value-type="float">
            <text:p>3058</text:p>
          </table:table-cell>
          <table:table-cell table:formula="of:=1/[.F157]" office:value-type="float" office:value="0.000327011118378025" calcext:value-type="float">
            <text:p>0.000327011118378</text:p>
          </table:table-cell>
          <table:table-cell table:formula="of:=[.F157]-[.A157]" office:value-type="float" office:value="9" calcext:value-type="float">
            <text:p>9</text:p>
          </table:table-cell>
          <table:table-cell table:formula="of:=[.H157]/[.G157]" office:value-type="float" office:value="27522" calcext:value-type="float">
            <text:p>27522</text:p>
          </table:table-cell>
          <table:table-cell table:formula="of:=[.J156]+[.G157]" office:value-type="float" office:value="0.0829339024950598" calcext:value-type="float">
            <text:p>0.08293390249506</text:p>
          </table:table-cell>
        </table:table-row>
        <table:table-row table:style-name="ro1">
          <table:table-cell table:formula="of:=[.F157]" office:value-type="float" office:value="3058" calcext:value-type="float">
            <text:p>3058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8]+ROUND([.B158]/[.A158])" office:value-type="float" office:value="3068" calcext:value-type="float">
            <text:p>3068</text:p>
          </table:table-cell>
          <table:table-cell table:formula="of:=ROUND([.C158]/[.D158])" office:value-type="float" office:value="652" calcext:value-type="float">
            <text:p>652</text:p>
          </table:table-cell>
          <table:table-cell table:formula="of:=ROUND([.C158]/[.E158])" office:value-type="float" office:value="3067" calcext:value-type="float">
            <text:p>3067</text:p>
          </table:table-cell>
          <table:table-cell table:formula="of:=1/[.F158]" office:value-type="float" office:value="0.00032605151613955" calcext:value-type="float">
            <text:p>0.00032605151614</text:p>
          </table:table-cell>
          <table:table-cell table:formula="of:=[.F158]-[.A158]" office:value-type="float" office:value="9" calcext:value-type="float">
            <text:p>9</text:p>
          </table:table-cell>
          <table:table-cell table:formula="of:=[.H158]/[.G158]" office:value-type="float" office:value="27603" calcext:value-type="float">
            <text:p>27603</text:p>
          </table:table-cell>
          <table:table-cell table:formula="of:=[.J157]+[.G158]" office:value-type="float" office:value="0.0832599540111993" calcext:value-type="float">
            <text:p>0.083259954011199</text:p>
          </table:table-cell>
        </table:table-row>
        <table:table-row table:style-name="ro1">
          <table:table-cell table:formula="of:=[.F158]" office:value-type="float" office:value="3067" calcext:value-type="float">
            <text:p>3067</text:p>
          </table:table-cell>
          <table:table-cell office:value-type="float" office:value="32000" calcext:value-type="float">
            <text:p>32000</text:p>
          </table:table-cell>
          <table:table-cell office:value-type="float" office:value="2000000" calcext:value-type="float">
            <text:p>2000000</text:p>
          </table:table-cell>
          <table:table-cell table:formula="of:=[.A159]+ROUND([.B159]/[.A159])" office:value-type="float" office:value="3077" calcext:value-type="float">
            <text:p>3077</text:p>
          </table:table-cell>
          <table:table-cell table:formula="of:=ROUND([.C159]/[.D159])" office:value-type="float" office:value="650" calcext:value-type="float">
            <text:p>650</text:p>
          </table:table-cell>
          <table:table-cell table:formula="of:=ROUND([.C159]/[.E159])" office:value-type="float" office:value="3077" calcext:value-type="float">
            <text:p>3077</text:p>
          </table:table-cell>
          <table:table-cell table:formula="of:=1/[.F159]" office:value-type="float" office:value="0.00032499187520312" calcext:value-type="float">
            <text:p>0.000324991875203</text:p>
          </table:table-cell>
          <table:table-cell table:formula="of:=[.F159]-[.A159]" office:value-type="float" office:value="10" calcext:value-type="float">
            <text:p>10</text:p>
          </table:table-cell>
          <table:table-cell table:formula="of:=[.H159]/[.G159]" office:value-type="float" office:value="30770" calcext:value-type="float">
            <text:p>30770</text:p>
          </table:table-cell>
          <table:table-cell table:formula="of:=[.J158]+[.G159]" office:value-type="float" office:value="0.0835849458864024" calcext:value-type="float">
            <text:p>0.083584945886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7:55:17.023441134</meta:creation-date>
    <dc:date>2021-07-11T19:43:33.148456752</dc:date>
    <meta:editing-duration>PT44M14S</meta:editing-duration>
    <meta:editing-cycles>2</meta:editing-cycles>
    <meta:generator>LibreOffice/6.4.6.2$Linux_X86_64 LibreOffice_project/40$Build-2</meta:generator>
    <meta:document-statistic meta:table-count="1" meta:cell-count="14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525cm" svg:height="11.529cm" xlink:href=".." xlink:type="simple" chart:class="chart:line" chart:style-name="ch1">
        <chart:legend chart:legend-position="end" svg:x="23.493cm" svg:y="5.465cm" style:legend-expansion="high" chart:style-name="ch2"/>
        <chart:plot-area chart:style-name="ch3" table:cell-range-address="Sheet2.I12:Sheet2.I159" chart:data-source-has-labels="row" svg:x="0.51cm" svg:y="0.23cm" svg:width="22.473cm" svg:height="11.069cm">
          <chartooo:coordinate-region svg:x="1.687cm" svg:y="0.351cm" svg:width="21.296cm" svg:height="9.9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13:Sheet2.I159" chart:label-cell-address="Sheet2.I12:Sheet2.I12" chart:class="chart:line"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/dt</text:p>
                <draw:g>
                  <svg:desc>Sheet2.I12:Sheet2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I13:Sheet2.I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96">
                <text:p>37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465">
                <text:p>36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26">
                <text:p>35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840">
                <text:p>34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64">
                <text:p>34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810">
                <text:p>33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84">
                <text:p>33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90">
                <text:p>333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592">
                <text:p>33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81">
                <text:p>3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30">
                <text:p>32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60">
                <text:p>33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65">
                <text:p>32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94">
                <text:p>32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448">
                <text:p>32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24">
                <text:p>33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00">
                <text:p>33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52">
                <text:p>32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928">
                <text:p>32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85">
                <text:p>32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14">
                <text:p>32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143">
                <text:p>33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86">
                <text:p>32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670">
                <text:p>326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54">
                <text:p>33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88">
                <text:p>32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29">
                <text:p>32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70">
                <text:p>329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200">
                <text:p>32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00">
                <text:p>32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711">
                <text:p>31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72">
                <text:p>32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20">
                <text:p>34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55">
                <text:p>33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516">
                <text:p>33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77">
                <text:p>33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238">
                <text:p>34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760">
                <text:p>327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84">
                <text:p>33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35">
                <text:p>31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714">
                <text:p>33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30">
                <text:p>321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19">
                <text:p>32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768">
                <text:p>30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80">
                <text:p>329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269">
                <text:p>33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80">
                <text:p>295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629">
                <text:p>346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848">
                <text:p>32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020">
                <text:p>310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45">
                <text:p>31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84">
                <text:p>33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10">
                <text:p>317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80">
                <text:p>340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336">
                <text:p>34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592">
                <text:p>34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865">
                <text:p>32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870">
                <text:p>308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300">
                <text:p>33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525">
                <text:p>33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750">
                <text:p>337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75">
                <text:p>33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14">
                <text:p>29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783">
                <text:p>29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121">
                <text:p>30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634">
                <text:p>32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654">
                <text:p>30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08">
                <text:p>33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08">
                <text:p>28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572">
                <text:p>335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936">
                <text:p>33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232">
                <text:p>29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520">
                <text:p>295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808">
                <text:p>29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461">
                <text:p>32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955">
                <text:p>329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124">
                <text:p>33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93">
                <text:p>332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462">
                <text:p>33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631">
                <text:p>33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688">
                <text:p>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73">
                <text:p>34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952">
                <text:p>28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240">
                <text:p>372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491">
                <text:p>29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612">
                <text:p>29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733">
                <text:p>297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854">
                <text:p>29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217">
                <text:p>30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108">
                <text:p>33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470">
                <text:p>304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384">
                <text:p>33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723">
                <text:p>307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660">
                <text:p>336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948">
                <text:p>339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092">
                <text:p>34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36">
                <text:p>34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380">
                <text:p>343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414">
                <text:p>37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739">
                <text:p>377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16">
                <text:p>26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181">
                <text:p>38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350">
                <text:p>38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519">
                <text:p>38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027">
                <text:p>270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108">
                <text:p>27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189">
                <text:p>271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70">
                <text:p>272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522">
                <text:p>27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03">
                <text:p>27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70">
                <text:p>30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74cm" svg:height="11.024cm" xlink:href=".." xlink:type="simple" chart:class="chart:line" chart:style-name="ch1">
        <chart:legend chart:legend-position="end" svg:x="22.095cm" svg:y="5.213cm" style:legend-expansion="high" chart:style-name="ch2"/>
        <chart:plot-area chart:style-name="ch3" table:cell-range-address="Sheet2.F12:Sheet2.F159" chart:data-source-has-labels="row" svg:x="0.499cm" svg:y="0.22cm" svg:width="21.097cm" svg:height="10.584cm">
          <chartooo:coordinate-region svg:x="1.491cm" svg:y="0.341cm" svg:width="20.102cm" svg:height="9.4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13:Sheet2.F159" chart:label-cell-address="Sheet2.F12:Sheet2.F12" chart:class="chart:line"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n+1_act</text:p>
                <draw:g>
                  <svg:desc>Sheet2.F12:Sheet2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2.F13:Sheet2.F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7">
                <text:p>3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